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>
      <style:text-properties fo:color="#0000ff"/>
    </style:style>
    <style:style style:name="T1_8" style:family="text"/>
    <style:style style:name="T1_9" style:family="text"/>
    <style:style style:name="T1_10" style:family="text">
      <style:text-properties fo:color="#274e13"/>
    </style:style>
    <style:style style:name="T1_11" style:family="text"/>
    <style:style style:name="T1_12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fo:font-weight="bold" style:font-weight-asian="bold" style:font-weight-complex="bold" style:text-underline-style="solid" style:text-underline-color="font-color"/>
    </style:style>
    <style:style style:name="T3_2" style:family="text">
      <style:text-properties fo:font-weight="bold" style:font-weight-asian="bold" style:font-weight-complex="bold" style:text-underline-style="solid" style:text-underline-color="font-color"/>
    </style:style>
    <style:style style:name="T3_3" style:family="text">
      <style:text-properties fo:font-weight="bold" style:font-weight-asian="bold" style:font-weight-complex="bold" style:text-underline-style="solid" style:text-underline-color="font-color"/>
    </style:style>
    <style:style style:name="T3_4" style:family="text">
      <style:text-properties fo:font-weight="bold" style:font-weight-asian="bold" style:font-weight-complex="bold" style:text-underline-style="solid" style:text-underline-color="font-color"/>
    </style:style>
    <style:style style:name="T3_5" style:family="text">
      <style:text-properties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>
      <style:text-properties fo:color="#0000ff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fo:color="#0000ff"/>
    </style:style>
    <style:style style:name="T5_2" style:family="text">
      <style:text-properties fo:color="#0000ff"/>
    </style:style>
    <style:style style:name="T5_3" style:family="text">
      <style:text-properties fo:color="#0000ff"/>
    </style:style>
    <style:style style:name="T5_4" style:family="text">
      <style:text-properties fo:color="#0000ff"/>
    </style:style>
    <style:style style:name="T5_5" style:family="text">
      <style:text-properties fo:color="#0000ff"/>
    </style:style>
    <style:style style:name="T5_6" style:family="text">
      <style:text-properties fo:color="#0000ff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fo:color="#0000ff"/>
    </style:style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P8" style:family="paragraph" style:parent-style-name="Standard">
      <style:paragraph-properties fo:break-before="auto" fo:text-indent="1.27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>
      <style:paragraph-properties fo:break-before="auto" fo:text-indent="1.27cm" style:writing-mode="lr-tb"/>
    </style:style>
    <style:style style:name="P10" style:family="paragraph" style:parent-style-name="Standard">
      <style:paragraph-properties fo:break-before="auto" fo:text-indent="1.27cm" style:writing-mode="lr-tb"/>
    </style:style>
    <style:style style:name="T10_1" style:family="text">
      <style:text-properties fo:color="#38761d"/>
    </style:style>
    <style:style style:name="T10_2" style:family="text">
      <style:text-properties fo:color="#38761d"/>
    </style:style>
    <style:style style:name="P11" style:family="paragraph" style:parent-style-name="Standard">
      <style:paragraph-properties fo:break-before="auto" fo:text-indent="1.27cm" style:writing-mode="lr-tb"/>
    </style:style>
    <style:style style:name="T11_1" style:family="text">
      <style:text-properties fo:color="#38761d"/>
    </style:style>
    <style:style style:name="T11_2" style:family="text">
      <style:text-properties fo:color="#38761d"/>
    </style:style>
    <style:style style:name="T11_3" style:family="text">
      <style:text-properties fo:color="#38761d"/>
    </style:style>
    <style:style style:name="T11_4" style:family="text">
      <style:text-properties fo:color="#38761d"/>
    </style:style>
    <style:style style:name="T11_5" style:family="text">
      <style:text-properties fo:color="#38761d"/>
    </style:style>
    <style:style style:name="T11_6" style:family="text">
      <style:text-properties fo:color="#38761d"/>
    </style:style>
    <style:style style:name="T11_7" style:family="text">
      <style:text-properties fo:color="#38761d"/>
    </style:style>
    <style:style style:name="T11_8" style:family="text">
      <style:text-properties fo:color="#38761d"/>
    </style:style>
    <style:style style:name="T11_9" style:family="text">
      <style:text-properties fo:color="#38761d"/>
    </style:style>
    <style:style style:name="T11_10" style:family="text">
      <style:text-properties fo:color="#38761d"/>
    </style:style>
    <style:style style:name="T11_11" style:family="text">
      <style:text-properties fo:color="#38761d"/>
    </style:style>
    <style:style style:name="T11_12" style:family="text">
      <style:text-properties fo:color="#38761d"/>
    </style:style>
    <style:style style:name="T11_13" style:family="text">
      <style:text-properties fo:color="#38761d"/>
    </style:style>
    <style:style style:name="T11_14" style:family="text">
      <style:text-properties fo:color="#38761d"/>
    </style:style>
    <style:style style:name="T11_15" style:family="text">
      <style:text-properties fo:color="#38761d"/>
    </style:style>
    <style:style style:name="T11_16" style:family="text">
      <style:text-properties fo:color="#38761d"/>
    </style:style>
    <style:style style:name="T11_17" style:family="text">
      <style:text-properties fo:color="#38761d"/>
    </style:style>
    <style:style style:name="P12" style:family="paragraph" style:parent-style-name="Standard">
      <style:paragraph-properties fo:break-before="auto" fo:text-indent="1.27cm" style:writing-mode="lr-tb"/>
      <style:text-properties fo:color="#38761d"/>
    </style:style>
    <style:style style:name="P13" style:family="paragraph" style:parent-style-name="Standard">
      <style:paragraph-properties fo:break-before="auto" fo:text-indent="0cm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P14" style:family="paragraph" style:parent-style-name="Standard">
      <style:paragraph-properties fo:break-before="auto" fo:text-indent="0cm" fo:margin-left="0cm" style:writing-mode="lr-tb"/>
    </style:style>
    <style:style style:name="T14_1" style:family="text"/>
    <style:style style:name="T14_2" style:family="text">
      <style:text-properties fo:color="#0000ff"/>
    </style:style>
    <style:style style:name="T14_3" style:family="text">
      <style:text-properties fo:color="#0000ff"/>
    </style:style>
    <style:style style:name="T14_4" style:family="text">
      <style:text-properties fo:color="#0000ff"/>
    </style:style>
    <style:style style:name="P15" style:family="paragraph" style:parent-style-name="Standard">
      <style:paragraph-properties fo:break-before="auto" fo:text-indent="0cm" fo:margin-left="0cm" style:writing-mode="lr-tb"/>
    </style:style>
    <style:style style:name="T15_1" style:family="text">
      <style:text-properties fo:color="#0000ff"/>
    </style:style>
    <style:style style:name="T15_2" style:family="text">
      <style:text-properties fo:color="#0000ff"/>
    </style:style>
    <style:style style:name="T15_3" style:family="text">
      <style:text-properties fo:color="#0000ff"/>
    </style:style>
    <style:style style:name="T15_4" style:family="text">
      <style:text-properties fo:color="#0000ff"/>
    </style:style>
    <style:style style:name="T15_5" style:family="text">
      <style:text-properties fo:color="#0000ff"/>
    </style:style>
    <style:style style:name="T15_6" style:family="text">
      <style:text-properties fo:color="#0000ff"/>
    </style:style>
    <style:style style:name="T15_7" style:family="text">
      <style:text-properties fo:color="#0000ff"/>
    </style:style>
    <style:style style:name="T15_8" style:family="text">
      <style:text-properties fo:color="#0000ff"/>
    </style:style>
    <style:style style:name="P16" style:family="paragraph" style:parent-style-name="Standard">
      <style:paragraph-properties fo:break-before="auto" fo:text-indent="0cm" fo:margin-left="0cm" style:writing-mode="lr-tb"/>
    </style:style>
    <style:style style:name="T16_1" style:family="text">
      <style:text-properties fo:color="#0000ff"/>
    </style:style>
    <style:style style:name="T16_2" style:family="text">
      <style:text-properties fo:color="#0000ff"/>
    </style:style>
    <style:style style:name="T16_3" style:family="text">
      <style:text-properties fo:color="#0000ff"/>
    </style:style>
    <style:style style:name="T16_4" style:family="text">
      <style:text-properties fo:color="#0000ff"/>
    </style:style>
    <style:style style:name="T16_5" style:family="text">
      <style:text-properties fo:color="#0000ff"/>
    </style:style>
    <style:style style:name="T16_6" style:family="text">
      <style:text-properties fo:color="#0000ff"/>
    </style:style>
    <style:style style:name="T16_7" style:family="text">
      <style:text-properties fo:color="#0000ff"/>
    </style:style>
    <style:style style:name="T16_8" style:family="text">
      <style:text-properties fo:color="#0000ff"/>
    </style:style>
    <style:style style:name="T16_9" style:family="text">
      <style:text-properties fo:color="#0000ff"/>
    </style:style>
    <style:style style:name="P17" style:family="paragraph" style:parent-style-name="Standard">
      <style:paragraph-properties fo:break-before="auto" fo:text-indent="0cm" fo:margin-left="0cm" style:writing-mode="lr-tb"/>
    </style:style>
    <style:style style:name="T17_1" style:family="text">
      <style:text-properties fo:color="#0000ff"/>
    </style:style>
    <style:style style:name="T17_2" style:family="text">
      <style:text-properties fo:color="#0000ff"/>
    </style:style>
    <style:style style:name="T17_3" style:family="text">
      <style:text-properties fo:color="#0000ff"/>
    </style:style>
    <style:style style:name="T17_4" style:family="text">
      <style:text-properties fo:color="#0000ff"/>
    </style:style>
    <style:style style:name="T17_5" style:family="text">
      <style:text-properties fo:color="#0000ff"/>
    </style:style>
    <style:style style:name="T17_6" style:family="text">
      <style:text-properties fo:color="#0000ff"/>
    </style:style>
    <style:style style:name="T17_7" style:family="text">
      <style:text-properties fo:color="#0000ff"/>
    </style:style>
    <style:style style:name="T17_8" style:family="text">
      <style:text-properties fo:color="#0000ff"/>
    </style:style>
    <style:style style:name="T17_9" style:family="text">
      <style:text-properties fo:color="#0000ff"/>
    </style:style>
    <style:style style:name="T17_10" style:family="text">
      <style:text-properties fo:color="#0000ff"/>
    </style:style>
    <style:style style:name="T17_11" style:family="text">
      <style:text-properties fo:color="#0000ff"/>
    </style:style>
    <style:style style:name="P18" style:family="paragraph" style:parent-style-name="Standard">
      <style:paragraph-properties fo:break-before="auto" fo:text-indent="0cm" fo:margin-left="0cm" style:writing-mode="lr-tb"/>
    </style:style>
    <style:style style:name="T18_1" style:family="text">
      <style:text-properties fo:color="#0000ff"/>
    </style:style>
    <style:style style:name="T18_2" style:family="text">
      <style:text-properties fo:color="#0000ff"/>
    </style:style>
    <style:style style:name="T18_3" style:family="text">
      <style:text-properties fo:color="#0000ff"/>
    </style:style>
    <style:style style:name="T18_4" style:family="text">
      <style:text-properties fo:color="#0000ff"/>
    </style:style>
    <style:style style:name="T18_5" style:family="text">
      <style:text-properties fo:color="#0000ff"/>
    </style:style>
    <style:style style:name="T18_6" style:family="text">
      <style:text-properties fo:color="#0000ff"/>
    </style:style>
    <style:style style:name="T18_7" style:family="text">
      <style:text-properties fo:color="#0000ff"/>
    </style:style>
    <style:style style:name="P19" style:family="paragraph" style:parent-style-name="Standard">
      <style:paragraph-properties fo:break-before="auto" fo:text-indent="0cm" fo:margin-left="0cm" style:writing-mode="lr-tb"/>
    </style:style>
    <style:style style:name="T19_1" style:family="text">
      <style:text-properties fo:color="#0000ff"/>
    </style:style>
    <style:style style:name="T19_2" style:family="text">
      <style:text-properties fo:color="#0000ff"/>
    </style:style>
    <style:style style:name="T19_3" style:family="text">
      <style:text-properties fo:color="#0000ff"/>
    </style:style>
    <style:style style:name="T19_4" style:family="text">
      <style:text-properties fo:color="#0000ff"/>
    </style:style>
    <style:style style:name="T19_5" style:family="text">
      <style:text-properties fo:color="#0000ff"/>
    </style:style>
    <style:style style:name="T19_6" style:family="text">
      <style:text-properties fo:color="#0000ff"/>
    </style:style>
    <style:style style:name="T19_7" style:family="text">
      <style:text-properties fo:color="#0000ff"/>
    </style:style>
    <style:style style:name="P20" style:family="paragraph" style:parent-style-name="Standard">
      <style:paragraph-properties fo:break-before="auto" fo:text-indent="0cm" fo:margin-left="0cm" style:writing-mode="lr-tb"/>
    </style:style>
    <style:style style:name="T20_1" style:family="text">
      <style:text-properties fo:color="#0000ff"/>
    </style:style>
    <style:style style:name="P21" style:family="paragraph" style:parent-style-name="Standard">
      <style:paragraph-properties fo:break-before="auto" fo:text-indent="0cm" fo:margin-left="0cm" style:writing-mode="lr-tb"/>
    </style:style>
    <style:style style:name="T21_1" style:family="text">
      <style:text-properties fo:color="#0000ff"/>
    </style:style>
    <style:style style:name="P22" style:family="paragraph" style:parent-style-name="Standard">
      <style:paragraph-properties fo:break-before="auto" fo:text-indent="0cm" fo:margin-left="0cm" style:writing-mode="lr-tb"/>
    </style:style>
    <style:style style:name="T22_1" style:family="text">
      <style:text-properties fo:color="#0000ff"/>
    </style:style>
    <style:style style:name="P23" style:family="paragraph" style:parent-style-name="Standard">
      <style:paragraph-properties fo:break-before="auto" fo:text-indent="0cm" fo:margin-lef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P24" style:family="paragraph" style:parent-style-name="Standard">
      <style:paragraph-properties fo:break-before="auto" fo:text-indent="0cm" fo:margin-left="0cm" style:writing-mode="lr-tb"/>
    </style:style>
    <style:style style:name="P25" style:family="paragraph" style:parent-style-name="Standard">
      <style:paragraph-properties fo:break-before="auto" fo:text-indent="0cm" fo:margin-left="0cm" style:writing-mode="lr-tb"/>
    </style:style>
    <style:style style:name="T25_1" style:family="text"/>
    <style:style style:name="T25_2" style:family="text">
      <style:text-properties fo:color="#274e13"/>
    </style:style>
    <style:style style:name="T25_3" style:family="text">
      <style:text-properties fo:color="#274e13"/>
    </style:style>
    <style:style style:name="P26" style:family="paragraph" style:parent-style-name="Standard">
      <style:paragraph-properties fo:break-before="auto" fo:text-indent="0cm" fo:margin-left="0cm" style:writing-mode="lr-tb"/>
    </style:style>
    <style:style style:name="T26_1" style:family="text">
      <style:text-properties fo:color="#274e13"/>
    </style:style>
    <style:style style:name="T26_2" style:family="text">
      <style:text-properties fo:color="#274e13"/>
    </style:style>
    <style:style style:name="T26_3" style:family="text">
      <style:text-properties fo:color="#274e13"/>
    </style:style>
    <style:style style:name="T26_4" style:family="text">
      <style:text-properties fo:color="#274e13"/>
    </style:style>
    <style:style style:name="T26_5" style:family="text">
      <style:text-properties fo:color="#274e13"/>
    </style:style>
    <style:style style:name="T26_6" style:family="text">
      <style:text-properties fo:color="#274e13"/>
    </style:style>
    <style:style style:name="T26_7" style:family="text">
      <style:text-properties fo:color="#274e13"/>
    </style:style>
    <style:style style:name="T26_8" style:family="text">
      <style:text-properties fo:color="#274e13"/>
    </style:style>
    <style:style style:name="T26_9" style:family="text">
      <style:text-properties fo:color="#274e13"/>
    </style:style>
    <style:style style:name="T26_10" style:family="text">
      <style:text-properties fo:color="#274e13"/>
    </style:style>
    <style:style style:name="T26_11" style:family="text">
      <style:text-properties fo:color="#274e13"/>
    </style:style>
    <style:style style:name="T26_12" style:family="text">
      <style:text-properties fo:color="#274e13"/>
    </style:style>
    <style:style style:name="T26_13" style:family="text">
      <style:text-properties fo:color="#274e13"/>
    </style:style>
    <style:style style:name="T26_14" style:family="text">
      <style:text-properties fo:color="#274e13"/>
    </style:style>
    <style:style style:name="T26_15" style:family="text">
      <style:text-properties fo:color="#274e13"/>
    </style:style>
    <style:style style:name="T26_16" style:family="text">
      <style:text-properties fo:color="#274e13"/>
    </style:style>
    <style:style style:name="T26_17" style:family="text">
      <style:text-properties fo:color="#274e13"/>
    </style:style>
    <style:style style:name="T26_18" style:family="text">
      <style:text-properties fo:color="#274e13"/>
    </style:style>
    <style:style style:name="T26_19" style:family="text">
      <style:text-properties fo:color="#274e13"/>
    </style:style>
    <style:style style:name="P27" style:family="paragraph" style:parent-style-name="Standard">
      <style:paragraph-properties fo:break-before="auto" fo:text-indent="0cm" fo:margin-left="0cm" style:writing-mode="lr-tb"/>
    </style:style>
    <style:style style:name="T27_1" style:family="text">
      <style:text-properties fo:color="#274e13"/>
    </style:style>
    <style:style style:name="P28" style:family="paragraph" style:parent-style-name="Standard">
      <style:paragraph-properties fo:break-before="auto" fo:text-indent="1.27cm" fo:margin-left="0cm" style:writing-mode="lr-tb"/>
    </style:style>
    <style:style style:name="T28_1" style:family="text">
      <style:text-properties fo:color="#274e13"/>
    </style:style>
    <style:style style:name="T28_2" style:family="text">
      <style:text-properties fo:color="#274e13"/>
    </style:style>
    <style:style style:name="P29" style:family="paragraph" style:parent-style-name="Standard">
      <style:paragraph-properties fo:break-before="auto" fo:text-indent="0cm" fo:margin-left="0cm" style:writing-mode="lr-tb"/>
    </style:style>
    <style:style style:name="T29_1" style:family="text">
      <style:text-properties fo:color="#274e13"/>
    </style:style>
    <style:style style:name="T29_2" style:family="text">
      <style:text-properties fo:color="#274e13"/>
    </style:style>
    <style:style style:name="T29_3" style:family="text">
      <style:text-properties fo:color="#274e13"/>
    </style:style>
    <style:style style:name="T29_4" style:family="text">
      <style:text-properties fo:color="#274e13"/>
    </style:style>
    <style:style style:name="T29_5" style:family="text">
      <style:text-properties fo:color="#274e13"/>
    </style:style>
    <style:style style:name="T29_6" style:family="text">
      <style:text-properties fo:color="#274e13"/>
    </style:style>
    <style:style style:name="T29_7" style:family="text">
      <style:text-properties fo:color="#274e13"/>
    </style:style>
    <style:style style:name="P30" style:family="paragraph" style:parent-style-name="Standard">
      <style:paragraph-properties fo:break-before="auto" fo:text-indent="0cm" fo:margin-left="0cm" style:writing-mode="lr-tb"/>
    </style:style>
    <style:style style:name="P31" style:family="paragraph" style:parent-style-name="Standard">
      <style:paragraph-properties fo:break-before="auto" fo:text-indent="0cm" fo:margin-lef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P32" style:family="paragraph" style:parent-style-name="Standard">
      <style:paragraph-properties fo:break-before="auto" fo:text-indent="0cm" fo:margin-left="0cm" style:writing-mode="lr-tb"/>
    </style:style>
    <style:style style:name="T32_1" style:family="text"/>
    <style:style style:name="T32_2" style:family="text">
      <style:text-properties fo:color="#0000ff"/>
    </style:style>
    <style:style style:name="P33" style:family="paragraph" style:parent-style-name="Standard">
      <style:paragraph-properties fo:break-before="auto" fo:text-indent="0cm" fo:margin-left="1.27cm" style:writing-mode="lr-tb"/>
    </style:style>
    <style:style style:name="T33_1" style:family="text">
      <style:text-properties fo:color="#0000ff"/>
    </style:style>
    <style:style style:name="T33_2" style:family="text">
      <style:text-properties fo:color="#0000ff"/>
    </style:style>
    <style:style style:name="T33_3" style:family="text">
      <style:text-properties fo:color="#0000ff"/>
    </style:style>
    <style:style style:name="T33_4" style:family="text">
      <style:text-properties fo:color="#0000ff"/>
    </style:style>
    <style:style style:name="T33_5" style:family="text">
      <style:text-properties fo:color="#0000ff"/>
    </style:style>
    <style:style style:name="T33_6" style:family="text">
      <style:text-properties fo:color="#0000ff"/>
    </style:style>
    <style:style style:name="T33_7" style:family="text">
      <style:text-properties fo:color="#0000ff"/>
    </style:style>
    <style:style style:name="T33_8" style:family="text">
      <style:text-properties fo:color="#0000ff"/>
    </style:style>
    <style:style style:name="T33_9" style:family="text">
      <style:text-properties fo:color="#0000ff"/>
    </style:style>
    <style:style style:name="T33_10" style:family="text">
      <style:text-properties fo:color="#0000ff"/>
    </style:style>
    <style:style style:name="T33_11" style:family="text">
      <style:text-properties fo:color="#0000ff"/>
    </style:style>
    <style:style style:name="T33_12" style:family="text">
      <style:text-properties fo:color="#0000ff"/>
    </style:style>
    <style:style style:name="T33_13" style:family="text">
      <style:text-properties fo:color="#0000ff"/>
    </style:style>
    <style:style style:name="T33_14" style:family="text">
      <style:text-properties fo:color="#0000ff"/>
    </style:style>
    <style:style style:name="T33_15" style:family="text">
      <style:text-properties fo:color="#0000ff"/>
    </style:style>
    <style:style style:name="P34" style:family="paragraph" style:parent-style-name="Standard">
      <style:paragraph-properties fo:break-before="auto" fo:text-indent="1.27cm" fo:margin-left="3.81cm" style:writing-mode="lr-tb"/>
    </style:style>
    <style:style style:name="T34_1" style:family="text">
      <style:text-properties fo:color="#0000ff"/>
    </style:style>
    <style:style style:name="T34_2" style:family="text">
      <style:text-properties fo:color="#0000ff"/>
    </style:style>
    <style:style style:name="T34_3" style:family="text">
      <style:text-properties fo:color="#0000ff"/>
    </style:style>
    <style:style style:name="T34_4" style:family="text">
      <style:text-properties fo:color="#0000ff"/>
    </style:style>
    <style:style style:name="P35" style:family="paragraph" style:parent-style-name="Standard">
      <style:paragraph-properties fo:break-before="auto" fo:text-indent="0cm" fo:margin-left="1.27cm" style:writing-mode="lr-tb"/>
    </style:style>
    <style:style style:name="T35_1" style:family="text">
      <style:text-properties fo:color="#0000ff"/>
    </style:style>
    <style:style style:name="P36" style:family="paragraph" style:parent-style-name="Standard">
      <style:paragraph-properties fo:break-before="auto" fo:text-indent="0cm" fo:margin-left="1.27cm" style:writing-mode="lr-tb"/>
      <style:text-properties fo:color="#0000ff"/>
    </style:style>
    <style:style style:name="P37" style:family="paragraph" style:parent-style-name="Standard">
      <style:paragraph-properties fo:break-before="auto" fo:text-indent="0cm" fo:margin-left="1.27cm" style:writing-mode="lr-tb"/>
    </style:style>
    <style:style style:name="T37_1" style:family="text">
      <style:text-properties fo:color="#0000ff"/>
    </style:style>
    <style:style style:name="P38" style:family="paragraph" style:parent-style-name="Standard">
      <style:paragraph-properties fo:break-before="auto" fo:text-indent="0cm" fo:margin-left="1.27cm" style:writing-mode="lr-tb"/>
    </style:style>
    <style:style style:name="T38_1" style:family="text">
      <style:text-properties fo:color="#0000ff"/>
    </style:style>
    <style:style style:name="T38_2" style:family="text">
      <style:text-properties fo:color="#0000ff"/>
    </style:style>
    <style:style style:name="P39" style:family="paragraph" style:parent-style-name="Standard">
      <style:paragraph-properties fo:break-before="auto" fo:text-indent="0cm" fo:margin-left="1.27cm" style:writing-mode="lr-tb"/>
    </style:style>
    <style:style style:name="T39_1" style:family="text">
      <style:text-properties fo:color="#0000ff"/>
    </style:style>
    <style:style style:name="T39_2" style:family="text">
      <style:text-properties fo:color="#0000ff"/>
    </style:style>
    <style:style style:name="P40" style:family="paragraph" style:parent-style-name="Standard">
      <style:paragraph-properties fo:break-before="auto" fo:text-indent="0cm" fo:margin-left="1.27cm" style:writing-mode="lr-tb"/>
    </style:style>
    <style:style style:name="T40_1" style:family="text">
      <style:text-properties fo:color="#0000ff"/>
    </style:style>
    <style:style style:name="T40_2" style:family="text">
      <style:text-properties fo:color="#0000ff"/>
    </style:style>
    <style:style style:name="P41" style:family="paragraph" style:parent-style-name="Standard">
      <style:paragraph-properties fo:break-before="auto" fo:text-indent="0cm" fo:margin-left="1.27cm" style:writing-mode="lr-tb"/>
    </style:style>
    <style:style style:name="T41_1" style:family="text">
      <style:text-properties fo:color="#0000ff"/>
    </style:style>
    <style:style style:name="T41_2" style:family="text">
      <style:text-properties fo:color="#0000ff"/>
    </style:style>
    <style:style style:name="P42" style:family="paragraph" style:parent-style-name="Standard">
      <style:paragraph-properties fo:break-before="auto" fo:text-indent="0cm" fo:margin-left="1.27cm" style:writing-mode="lr-tb"/>
    </style:style>
    <style:style style:name="T42_1" style:family="text">
      <style:text-properties fo:color="#0000ff"/>
    </style:style>
    <style:style style:name="P43" style:family="paragraph" style:parent-style-name="Standard">
      <style:paragraph-properties fo:break-before="auto" fo:text-indent="0cm" fo:margin-left="0cm" style:writing-mode="lr-tb"/>
    </style:style>
    <style:style style:name="P44" style:family="paragraph" style:parent-style-name="Standard">
      <style:paragraph-properties fo:break-before="auto" fo:text-indent="0cm" fo:margin-lef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P45" style:family="paragraph" style:parent-style-name="Standard">
      <style:paragraph-properties fo:break-before="auto" fo:text-indent="0cm" fo:margin-left="0cm" style:writing-mode="lr-tb"/>
    </style:style>
    <style:style style:name="T45_1" style:family="text"/>
    <style:style style:name="P46" style:family="paragraph" style:parent-style-name="Standard">
      <style:paragraph-properties fo:break-before="auto" fo:text-indent="0cm" fo:margin-left="1.27cm" style:writing-mode="lr-tb"/>
    </style:style>
    <style:style style:name="T46_1" style:family="text">
      <style:text-properties fo:color="#0000ff"/>
    </style:style>
    <style:style style:name="P47" style:family="paragraph" style:parent-style-name="Standard">
      <style:paragraph-properties fo:break-before="auto" fo:text-indent="0cm" fo:margin-left="1.27cm" style:writing-mode="lr-tb"/>
    </style:style>
    <style:style style:name="T47_1" style:family="text">
      <style:text-properties fo:color="#0000ff"/>
    </style:style>
    <style:style style:name="T47_2" style:family="text">
      <style:text-properties fo:color="#0000ff"/>
    </style:style>
    <style:style style:name="T47_3" style:family="text">
      <style:text-properties fo:color="#0000ff"/>
    </style:style>
    <style:style style:name="T47_4" style:family="text">
      <style:text-properties fo:color="#0000ff"/>
    </style:style>
    <style:style style:name="T47_5" style:family="text">
      <style:text-properties fo:color="#0000ff"/>
    </style:style>
    <style:style style:name="T47_6" style:family="text">
      <style:text-properties fo:color="#0000ff"/>
    </style:style>
    <style:style style:name="T47_7" style:family="text">
      <style:text-properties fo:color="#0000ff"/>
    </style:style>
    <style:style style:name="T47_8" style:family="text">
      <style:text-properties fo:color="#0000ff"/>
    </style:style>
    <style:style style:name="T47_9" style:family="text">
      <style:text-properties fo:color="#0000ff"/>
    </style:style>
    <style:style style:name="T47_10" style:family="text">
      <style:text-properties fo:color="#0000ff"/>
    </style:style>
    <style:style style:name="T47_11" style:family="text">
      <style:text-properties fo:color="#0000ff"/>
    </style:style>
    <style:style style:name="T47_12" style:family="text">
      <style:text-properties fo:color="#0000ff"/>
    </style:style>
    <style:style style:name="T47_13" style:family="text">
      <style:text-properties fo:color="#0000ff"/>
    </style:style>
    <style:style style:name="T47_14" style:family="text">
      <style:text-properties fo:color="#0000ff"/>
    </style:style>
    <style:style style:name="T47_15" style:family="text">
      <style:text-properties fo:color="#0000ff"/>
    </style:style>
    <style:style style:name="T47_16" style:family="text">
      <style:text-properties fo:color="#0000ff"/>
    </style:style>
    <style:style style:name="T47_17" style:family="text">
      <style:text-properties fo:color="#0000ff"/>
    </style:style>
    <style:style style:name="P48" style:family="paragraph" style:parent-style-name="Standard">
      <style:paragraph-properties fo:break-before="auto" fo:text-indent="1.27cm" fo:margin-left="3.81cm" style:writing-mode="lr-tb"/>
    </style:style>
    <style:style style:name="T48_1" style:family="text">
      <style:text-properties fo:color="#0000ff"/>
    </style:style>
    <style:style style:name="T48_2" style:family="text">
      <style:text-properties fo:color="#0000ff"/>
    </style:style>
    <style:style style:name="T48_3" style:family="text">
      <style:text-properties fo:color="#0000ff"/>
    </style:style>
    <style:style style:name="T48_4" style:family="text">
      <style:text-properties fo:color="#0000ff"/>
    </style:style>
    <style:style style:name="T48_5" style:family="text">
      <style:text-properties fo:color="#0000ff"/>
    </style:style>
    <style:style style:name="T48_6" style:family="text">
      <style:text-properties fo:color="#0000ff"/>
    </style:style>
    <style:style style:name="P49" style:family="paragraph" style:parent-style-name="Standard">
      <style:paragraph-properties fo:break-before="auto" fo:text-indent="0cm" fo:margin-left="1.27cm" style:writing-mode="lr-tb"/>
    </style:style>
    <style:style style:name="T49_1" style:family="text">
      <style:text-properties fo:color="#0000ff"/>
    </style:style>
    <style:style style:name="T49_2" style:family="text">
      <style:text-properties fo:color="#0000ff"/>
    </style:style>
    <style:style style:name="T49_3" style:family="text">
      <style:text-properties fo:color="#0000ff"/>
    </style:style>
    <style:style style:name="T49_4" style:family="text">
      <style:text-properties fo:color="#0000ff"/>
    </style:style>
    <style:style style:name="T49_5" style:family="text">
      <style:text-properties fo:color="#0000ff"/>
    </style:style>
    <style:style style:name="T49_6" style:family="text">
      <style:text-properties fo:color="#0000ff"/>
    </style:style>
    <style:style style:name="T49_7" style:family="text">
      <style:text-properties fo:color="#0000ff"/>
    </style:style>
    <style:style style:name="T49_8" style:family="text">
      <style:text-properties fo:color="#0000ff"/>
    </style:style>
    <style:style style:name="T49_9" style:family="text">
      <style:text-properties fo:color="#0000ff"/>
    </style:style>
    <style:style style:name="T49_10" style:family="text">
      <style:text-properties fo:color="#0000ff"/>
    </style:style>
    <style:style style:name="T49_11" style:family="text">
      <style:text-properties fo:color="#0000ff"/>
    </style:style>
    <style:style style:name="P50" style:family="paragraph" style:parent-style-name="Standard">
      <style:paragraph-properties fo:break-before="auto" fo:text-indent="0cm" fo:margin-left="1.27cm" style:writing-mode="lr-tb"/>
    </style:style>
    <style:style style:name="T50_1" style:family="text">
      <style:text-properties fo:color="#0000ff"/>
    </style:style>
    <style:style style:name="P51" style:family="paragraph" style:parent-style-name="Standard">
      <style:paragraph-properties fo:break-before="auto" fo:text-indent="0cm" fo:margin-left="1.27cm" style:writing-mode="lr-tb"/>
    </style:style>
    <style:style style:name="T51_1" style:family="text">
      <style:text-properties fo:color="#0000ff"/>
    </style:style>
    <style:style style:name="T51_2" style:family="text">
      <style:text-properties fo:color="#0000ff"/>
    </style:style>
    <style:style style:name="T51_3" style:family="text">
      <style:text-properties fo:color="#0000ff"/>
    </style:style>
    <style:style style:name="T51_4" style:family="text">
      <style:text-properties fo:color="#0000ff"/>
    </style:style>
    <style:style style:name="T51_5" style:family="text">
      <style:text-properties fo:color="#0000ff"/>
    </style:style>
    <style:style style:name="T51_6" style:family="text">
      <style:text-properties fo:color="#0000ff"/>
    </style:style>
    <style:style style:name="T51_7" style:family="text">
      <style:text-properties fo:color="#0000ff"/>
    </style:style>
    <style:style style:name="T51_8" style:family="text">
      <style:text-properties fo:color="#0000ff"/>
    </style:style>
    <style:style style:name="T51_9" style:family="text">
      <style:text-properties fo:color="#0000ff"/>
    </style:style>
    <style:style style:name="T51_10" style:family="text">
      <style:text-properties fo:color="#0000ff"/>
    </style:style>
    <style:style style:name="T51_11" style:family="text">
      <style:text-properties fo:color="#0000ff"/>
    </style:style>
    <style:style style:name="T51_12" style:family="text">
      <style:text-properties fo:color="#0000ff"/>
    </style:style>
    <style:style style:name="T51_13" style:family="text">
      <style:text-properties fo:color="#0000ff"/>
    </style:style>
    <style:style style:name="T51_14" style:family="text">
      <style:text-properties fo:color="#0000ff"/>
    </style:style>
    <style:style style:name="T51_15" style:family="text">
      <style:text-properties fo:color="#0000ff"/>
    </style:style>
    <style:style style:name="P52" style:family="paragraph" style:parent-style-name="Standard">
      <style:paragraph-properties fo:break-before="auto" fo:text-indent="1.27cm" fo:margin-left="3.81cm" style:writing-mode="lr-tb"/>
    </style:style>
    <style:style style:name="T52_1" style:family="text">
      <style:text-properties fo:color="#0000ff"/>
    </style:style>
    <style:style style:name="T52_2" style:family="text">
      <style:text-properties fo:color="#0000ff"/>
    </style:style>
    <style:style style:name="P53" style:family="paragraph" style:parent-style-name="Standard">
      <style:paragraph-properties fo:break-before="auto" fo:text-indent="0cm" fo:margin-left="1.27cm" style:writing-mode="lr-tb"/>
    </style:style>
    <style:style style:name="T53_1" style:family="text">
      <style:text-properties fo:color="#0000ff"/>
    </style:style>
    <style:style style:name="T53_2" style:family="text">
      <style:text-properties fo:color="#0000ff"/>
    </style:style>
    <style:style style:name="T53_3" style:family="text">
      <style:text-properties fo:color="#0000ff"/>
    </style:style>
    <style:style style:name="T53_4" style:family="text">
      <style:text-properties fo:color="#0000ff"/>
    </style:style>
    <style:style style:name="T53_5" style:family="text">
      <style:text-properties fo:color="#0000ff"/>
    </style:style>
    <style:style style:name="T53_6" style:family="text">
      <style:text-properties fo:color="#0000ff"/>
    </style:style>
    <style:style style:name="T53_7" style:family="text">
      <style:text-properties fo:color="#0000ff"/>
    </style:style>
    <style:style style:name="T53_8" style:family="text">
      <style:text-properties fo:color="#0000ff"/>
    </style:style>
    <style:style style:name="T53_9" style:family="text">
      <style:text-properties fo:color="#0000ff"/>
    </style:style>
    <style:style style:name="P54" style:family="paragraph" style:parent-style-name="Standard">
      <style:paragraph-properties fo:break-before="auto" fo:text-indent="0cm" fo:margin-left="1.27cm" style:writing-mode="lr-tb"/>
    </style:style>
    <style:style style:name="T54_1" style:family="text">
      <style:text-properties fo:color="#0000ff"/>
    </style:style>
    <style:style style:name="P55" style:family="paragraph" style:parent-style-name="Standard">
      <style:paragraph-properties fo:break-before="auto" fo:text-indent="0cm" fo:margin-left="0cm" style:writing-mode="lr-tb"/>
    </style:style>
    <style:style style:name="P56" style:family="paragraph" style:parent-style-name="Standard">
      <style:paragraph-properties fo:break-before="auto" fo:text-indent="0cm" fo:margin-left="0cm" style:writing-mode="lr-tb"/>
    </style:style>
    <style:style style:name="T56_1" style:family="text">
      <style:text-properties fo:color="#274e13"/>
    </style:style>
    <style:style style:name="T56_2" style:family="text">
      <style:text-properties fo:color="#274e13"/>
    </style:style>
    <style:style style:name="T56_3" style:family="text">
      <style:text-properties fo:color="#274e13"/>
    </style:style>
    <style:style style:name="P57" style:family="paragraph" style:parent-style-name="Standard">
      <style:paragraph-properties fo:break-before="auto" fo:text-indent="0cm" fo:margin-left="1.282cm" style:writing-mode="lr-tb"/>
    </style:style>
    <style:style style:name="T57_1" style:family="text">
      <style:text-properties fo:color="#274e13"/>
    </style:style>
    <style:style style:name="T57_2" style:family="text">
      <style:text-properties fo:color="#274e13"/>
    </style:style>
    <style:style style:name="T57_3" style:family="text">
      <style:text-properties fo:color="#274e13"/>
    </style:style>
    <style:style style:name="T57_4" style:family="text">
      <style:text-properties fo:color="#274e13"/>
    </style:style>
    <style:style style:name="T57_5" style:family="text">
      <style:text-properties fo:color="#274e13"/>
    </style:style>
    <style:style style:name="T57_6" style:family="text">
      <style:text-properties fo:color="#274e13"/>
    </style:style>
    <style:style style:name="T57_7" style:family="text">
      <style:text-properties fo:color="#274e13"/>
    </style:style>
    <style:style style:name="T57_8" style:family="text">
      <style:text-properties fo:color="#274e13"/>
    </style:style>
    <style:style style:name="T57_9" style:family="text">
      <style:text-properties fo:color="#274e13"/>
    </style:style>
    <style:style style:name="T57_10" style:family="text">
      <style:text-properties fo:color="#274e13"/>
    </style:style>
    <style:style style:name="T57_11" style:family="text">
      <style:text-properties fo:color="#274e13"/>
    </style:style>
    <style:style style:name="T57_12" style:family="text">
      <style:text-properties fo:color="#274e13"/>
    </style:style>
    <style:style style:name="T57_13" style:family="text">
      <style:text-properties fo:color="#274e13"/>
    </style:style>
    <style:style style:name="P58" style:family="paragraph" style:parent-style-name="Standard">
      <style:paragraph-properties fo:break-before="auto" fo:text-indent="1.258cm" fo:margin-left="3.822cm" style:writing-mode="lr-tb"/>
    </style:style>
    <style:style style:name="T58_1" style:family="text">
      <style:text-properties fo:color="#274e13"/>
    </style:style>
    <style:style style:name="T58_2" style:family="text">
      <style:text-properties fo:color="#274e13"/>
    </style:style>
    <style:style style:name="T58_3" style:family="text">
      <style:text-properties fo:color="#274e13"/>
    </style:style>
    <style:style style:name="T58_4" style:family="text">
      <style:text-properties fo:color="#274e13"/>
    </style:style>
    <style:style style:name="T58_5" style:family="text">
      <style:text-properties fo:color="#274e13"/>
    </style:style>
    <style:style style:name="T58_6" style:family="text">
      <style:text-properties fo:color="#274e13"/>
    </style:style>
    <style:style style:name="T58_7" style:family="text">
      <style:text-properties fo:color="#274e13"/>
    </style:style>
    <style:style style:name="T58_8" style:family="text">
      <style:text-properties fo:color="#274e13"/>
    </style:style>
    <style:style style:name="P59" style:family="paragraph" style:parent-style-name="Standard">
      <style:paragraph-properties fo:break-before="auto" fo:text-indent="0cm" fo:margin-left="1.27cm" style:writing-mode="lr-tb"/>
    </style:style>
    <style:style style:name="T59_1" style:family="text">
      <style:text-properties fo:color="#274e13"/>
    </style:style>
    <style:style style:name="T59_2" style:family="text">
      <style:text-properties fo:color="#274e13"/>
    </style:style>
    <style:style style:name="T59_3" style:family="text">
      <style:text-properties fo:color="#274e13"/>
    </style:style>
    <style:style style:name="T59_4" style:family="text">
      <style:text-properties fo:color="#274e13"/>
    </style:style>
    <style:style style:name="T59_5" style:family="text">
      <style:text-properties fo:color="#274e13"/>
    </style:style>
    <style:style style:name="T59_6" style:family="text">
      <style:text-properties fo:color="#274e13"/>
    </style:style>
    <style:style style:name="T59_7" style:family="text">
      <style:text-properties fo:color="#274e13"/>
    </style:style>
    <style:style style:name="T59_8" style:family="text">
      <style:text-properties fo:color="#274e13"/>
    </style:style>
    <style:style style:name="T59_9" style:family="text">
      <style:text-properties fo:color="#274e13"/>
    </style:style>
    <style:style style:name="T59_10" style:family="text">
      <style:text-properties fo:color="#274e13"/>
    </style:style>
    <style:style style:name="T59_11" style:family="text">
      <style:text-properties fo:color="#274e13"/>
    </style:style>
    <style:style style:name="T59_12" style:family="text">
      <style:text-properties fo:color="#274e13"/>
    </style:style>
    <style:style style:name="T59_13" style:family="text">
      <style:text-properties fo:color="#274e13"/>
    </style:style>
    <style:style style:name="P60" style:family="paragraph" style:parent-style-name="Standard">
      <style:paragraph-properties fo:break-before="auto" fo:text-indent="1.27cm" fo:margin-left="3.81cm" style:writing-mode="lr-tb"/>
    </style:style>
    <style:style style:name="T60_1" style:family="text">
      <style:text-properties fo:color="#274e13"/>
    </style:style>
    <style:style style:name="T60_2" style:family="text">
      <style:text-properties fo:color="#274e13"/>
    </style:style>
    <style:style style:name="T60_3" style:family="text">
      <style:text-properties fo:color="#274e13"/>
    </style:style>
    <style:style style:name="T60_4" style:family="text">
      <style:text-properties fo:color="#274e13"/>
    </style:style>
    <style:style style:name="T60_5" style:family="text">
      <style:text-properties fo:color="#274e13"/>
    </style:style>
    <style:style style:name="T60_6" style:family="text">
      <style:text-properties fo:color="#274e13"/>
    </style:style>
    <style:style style:name="T60_7" style:family="text">
      <style:text-properties fo:color="#274e13"/>
    </style:style>
    <style:style style:name="T60_8" style:family="text">
      <style:text-properties fo:color="#274e13"/>
    </style:style>
    <style:style style:name="P61" style:family="paragraph" style:parent-style-name="Standard">
      <style:paragraph-properties fo:break-before="auto" fo:text-indent="0cm" fo:margin-left="1.27cm" style:writing-mode="lr-tb"/>
    </style:style>
    <style:style style:name="T61_1" style:family="text">
      <style:text-properties fo:color="#274e13"/>
    </style:style>
    <style:style style:name="P62" style:family="paragraph" style:parent-style-name="Standard">
      <style:paragraph-properties fo:break-before="auto" fo:text-indent="0cm" fo:margin-left="1.27cm" style:writing-mode="lr-tb"/>
    </style:style>
    <style:style style:name="T62_1" style:family="text">
      <style:text-properties fo:color="#274e13"/>
    </style:style>
    <style:style style:name="P63" style:family="paragraph" style:parent-style-name="Standard">
      <style:paragraph-properties fo:break-before="auto" fo:text-indent="0cm" fo:margin-left="1.27cm" style:writing-mode="lr-tb"/>
    </style:style>
    <style:style style:name="T63_1" style:family="text">
      <style:text-properties fo:color="#274e13"/>
    </style:style>
    <style:style style:name="T63_2" style:family="text">
      <style:text-properties fo:color="#274e13"/>
    </style:style>
    <style:style style:name="P64" style:family="paragraph" style:parent-style-name="Standard">
      <style:paragraph-properties fo:break-before="auto" fo:text-indent="0cm" fo:margin-left="1.27cm" style:writing-mode="lr-tb"/>
    </style:style>
    <style:style style:name="T64_1" style:family="text">
      <style:text-properties fo:color="#274e13"/>
    </style:style>
    <style:style style:name="T64_2" style:family="text">
      <style:text-properties fo:color="#274e13"/>
    </style:style>
    <style:style style:name="T64_3" style:family="text">
      <style:text-properties fo:color="#274e13"/>
    </style:style>
    <style:style style:name="T64_4" style:family="text">
      <style:text-properties fo:color="#274e13"/>
    </style:style>
    <style:style style:name="T64_5" style:family="text">
      <style:text-properties fo:color="#274e13"/>
    </style:style>
    <style:style style:name="P65" style:family="paragraph" style:parent-style-name="Standard">
      <style:paragraph-properties fo:break-before="auto" fo:text-indent="0cm" fo:margin-left="1.27cm" style:writing-mode="lr-tb"/>
    </style:style>
    <style:style style:name="T65_1" style:family="text">
      <style:text-properties fo:color="#274e13"/>
    </style:style>
    <style:style style:name="P66" style:family="paragraph" style:parent-style-name="Standard">
      <style:paragraph-properties fo:break-before="auto" fo:text-indent="0cm" fo:margin-left="1.27cm" style:writing-mode="lr-tb"/>
    </style:style>
    <style:style style:name="T66_1" style:family="text">
      <style:text-properties fo:color="#274e13"/>
    </style:style>
    <style:style style:name="T66_2" style:family="text">
      <style:text-properties fo:color="#274e13"/>
    </style:style>
    <style:style style:name="P67" style:family="paragraph" style:parent-style-name="Standard">
      <style:paragraph-properties fo:break-before="auto" fo:text-indent="0cm" fo:margin-left="1.27cm" style:writing-mode="lr-tb"/>
    </style:style>
    <style:style style:name="T67_1" style:family="text">
      <style:text-properties fo:color="#274e13"/>
    </style:style>
    <style:style style:name="T67_2" style:family="text">
      <style:text-properties fo:color="#274e13"/>
    </style:style>
    <style:style style:name="T67_3" style:family="text">
      <style:text-properties fo:color="#274e13"/>
    </style:style>
    <style:style style:name="P68" style:family="paragraph" style:parent-style-name="Standard">
      <style:paragraph-properties fo:break-before="auto" fo:text-indent="0cm" fo:margin-left="0cm" style:writing-mode="lr-tb"/>
    </style:style>
    <style:style style:name="P69" style:family="paragraph" style:parent-style-name="Standard">
      <style:paragraph-properties fo:break-before="auto" fo:text-indent="0cm" fo:margin-lef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>
      <style:text-properties fo:font-style="italic" style:font-style-asian="italic" style:font-style-complex="italic"/>
    </style:style>
    <style:style style:name="T69_11" style:family="text">
      <style:text-properties fo:font-style="italic" style:font-style-asian="italic" style:font-style-complex="italic"/>
    </style:style>
    <style:style style:name="T69_12" style:family="text">
      <style:text-properties fo:font-style="italic" style:font-style-asian="italic" style:font-style-complex="italic"/>
    </style:style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P70" style:family="paragraph" style:parent-style-name="Standard">
      <style:paragraph-properties fo:break-before="auto" fo:text-indent="0cm" fo:margin-left="0cm" style:writing-mode="lr-tb"/>
    </style:style>
    <style:style style:name="T70_1" style:family="text"/>
    <style:style style:name="P71" style:family="paragraph" style:parent-style-name="Standard">
      <style:paragraph-properties fo:break-before="auto" fo:text-indent="0cm" fo:margin-left="0cm" style:writing-mode="lr-tb"/>
    </style:style>
    <style:style style:name="T71_1" style:family="text"/>
    <style:style style:name="T71_2" style:family="text">
      <style:text-properties fo:color="#274e13"/>
    </style:style>
    <style:style style:name="T71_3" style:family="text">
      <style:text-properties fo:color="#274e13"/>
    </style:style>
    <style:style style:name="P72" style:family="paragraph" style:parent-style-name="Standard">
      <style:paragraph-properties fo:break-before="auto" fo:text-indent="0cm" fo:margin-left="1.27cm" style:writing-mode="lr-tb"/>
    </style:style>
    <style:style style:name="T72_1" style:family="text">
      <style:text-properties fo:color="#274e13"/>
    </style:style>
    <style:style style:name="T72_2" style:family="text">
      <style:text-properties fo:color="#274e13"/>
    </style:style>
    <style:style style:name="T72_3" style:family="text">
      <style:text-properties fo:color="#274e13"/>
    </style:style>
    <style:style style:name="P73" style:family="paragraph" style:parent-style-name="Standard">
      <style:paragraph-properties fo:break-before="auto" fo:text-indent="0cm" fo:margin-left="1.27cm" style:writing-mode="lr-tb"/>
      <style:text-properties fo:color="#274e13"/>
    </style:style>
    <style:style style:name="P74" style:family="paragraph" style:parent-style-name="Standard">
      <style:paragraph-properties fo:break-before="auto" fo:text-indent="0cm" fo:margin-left="1.27cm" style:writing-mode="lr-tb"/>
    </style:style>
    <style:style style:name="T74_1" style:family="text">
      <style:text-properties fo:color="#274e13"/>
    </style:style>
    <style:style style:name="T74_2" style:family="text">
      <style:text-properties fo:color="#274e13"/>
    </style:style>
    <style:style style:name="P75" style:family="paragraph" style:parent-style-name="Standard">
      <style:paragraph-properties fo:break-before="auto" fo:text-indent="0cm" fo:margin-left="1.27cm" style:writing-mode="lr-tb"/>
    </style:style>
    <style:style style:name="T75_1" style:family="text">
      <style:text-properties fo:color="#274e13"/>
    </style:style>
    <style:style style:name="T75_2" style:family="text">
      <style:text-properties fo:color="#274e13"/>
    </style:style>
    <style:style style:name="T75_3" style:family="text">
      <style:text-properties fo:color="#274e13"/>
    </style:style>
    <style:style style:name="T75_4" style:family="text">
      <style:text-properties fo:color="#274e13"/>
    </style:style>
    <style:style style:name="T75_5" style:family="text">
      <style:text-properties fo:color="#274e13"/>
    </style:style>
    <style:style style:name="P76" style:family="paragraph" style:parent-style-name="Standard">
      <style:paragraph-properties fo:break-before="auto" fo:text-indent="0cm" fo:margin-left="1.27cm" style:writing-mode="lr-tb"/>
      <style:text-properties fo:color="#274e13"/>
    </style:style>
    <style:style style:name="P77" style:family="paragraph" style:parent-style-name="Standard">
      <style:paragraph-properties fo:break-before="auto" fo:text-indent="0cm" fo:margin-left="1.27cm" style:writing-mode="lr-tb"/>
    </style:style>
    <style:style style:name="T77_1" style:family="text"/>
    <style:style style:name="T77_2" style:family="text"/>
    <style:style style:name="P78" style:family="paragraph" style:parent-style-name="Standard">
      <style:paragraph-properties fo:break-before="auto" fo:text-indent="0cm" fo:margin-left="1.27cm" style:writing-mode="lr-tb"/>
    </style:style>
    <style:style style:name="P79" style:family="paragraph" style:parent-style-name="Standard">
      <style:paragraph-properties fo:break-before="auto" style:writing-mode="lr-tb"/>
    </style:style>
    <style:style style:name="T79_1" style:family="text">
      <style:text-properties fo:color="#0000ff"/>
    </style:style>
    <style:style style:name="T79_2" style:family="text">
      <style:text-properties fo:color="#0000ff"/>
    </style:style>
    <style:style style:name="P80" style:family="paragraph" style:parent-style-name="Standard">
      <style:paragraph-properties fo:break-before="auto" fo:text-indent="0cm" fo:margin-left="1.27cm" style:writing-mode="lr-tb"/>
    </style:style>
    <style:style style:name="T80_1" style:family="text">
      <style:text-properties fo:color="#0000ff"/>
    </style:style>
    <style:style style:name="T80_2" style:family="text">
      <style:text-properties fo:color="#0000ff"/>
    </style:style>
    <style:style style:name="T80_3" style:family="text">
      <style:text-properties fo:color="#0000ff"/>
    </style:style>
    <style:style style:name="T80_4" style:family="text">
      <style:text-properties fo:color="#0000ff"/>
    </style:style>
    <style:style style:name="T80_5" style:family="text">
      <style:text-properties fo:color="#0000ff"/>
    </style:style>
    <style:style style:name="T80_6" style:family="text">
      <style:text-properties fo:color="#0000ff"/>
    </style:style>
    <style:style style:name="T80_7" style:family="text">
      <style:text-properties fo:color="#0000ff"/>
    </style:style>
    <style:style style:name="T80_8" style:family="text">
      <style:text-properties fo:color="#0000ff"/>
    </style:style>
    <style:style style:name="T80_9" style:family="text">
      <style:text-properties fo:color="#0000ff"/>
    </style:style>
    <style:style style:name="T80_10" style:family="text">
      <style:text-properties fo:color="#0000ff"/>
    </style:style>
    <style:style style:name="T80_11" style:family="text">
      <style:text-properties fo:color="#0000ff"/>
    </style:style>
    <style:style style:name="T80_12" style:family="text">
      <style:text-properties fo:color="#0000ff"/>
    </style:style>
    <style:style style:name="T80_13" style:family="text">
      <style:text-properties fo:color="#0000ff"/>
    </style:style>
    <style:style style:name="T80_14" style:family="text">
      <style:text-properties fo:color="#0000ff"/>
    </style:style>
    <style:style style:name="T80_15" style:family="text">
      <style:text-properties fo:color="#0000ff"/>
    </style:style>
    <style:style style:name="T80_16" style:family="text">
      <style:text-properties fo:color="#0000ff"/>
    </style:style>
    <style:style style:name="T80_17" style:family="text">
      <style:text-properties fo:color="#0000ff"/>
    </style:style>
    <style:style style:name="P81" style:family="paragraph" style:parent-style-name="Standard">
      <style:paragraph-properties fo:break-before="auto" fo:text-indent="1.27cm" fo:margin-left="3.81cm" style:writing-mode="lr-tb"/>
    </style:style>
    <style:style style:name="T81_1" style:family="text">
      <style:text-properties fo:color="#0000ff"/>
    </style:style>
    <style:style style:name="T81_2" style:family="text">
      <style:text-properties fo:color="#0000ff"/>
    </style:style>
    <style:style style:name="T81_3" style:family="text">
      <style:text-properties fo:color="#0000ff"/>
    </style:style>
    <style:style style:name="T81_4" style:family="text">
      <style:text-properties fo:color="#0000ff"/>
    </style:style>
    <style:style style:name="T81_5" style:family="text">
      <style:text-properties fo:color="#0000ff"/>
    </style:style>
    <style:style style:name="T81_6" style:family="text">
      <style:text-properties fo:color="#0000ff"/>
    </style:style>
    <style:style style:name="T81_7" style:family="text">
      <style:text-properties fo:color="#0000ff"/>
    </style:style>
    <style:style style:name="T81_8" style:family="text">
      <style:text-properties fo:color="#0000ff"/>
    </style:style>
    <style:style style:name="P82" style:family="paragraph" style:parent-style-name="Standard">
      <style:paragraph-properties fo:break-before="auto" fo:text-indent="0cm" fo:margin-left="1.27cm" style:writing-mode="lr-tb"/>
    </style:style>
    <style:style style:name="T82_1" style:family="text">
      <style:text-properties fo:color="#0000ff"/>
    </style:style>
    <style:style style:name="T82_2" style:family="text">
      <style:text-properties fo:color="#0000ff"/>
    </style:style>
    <style:style style:name="T82_3" style:family="text">
      <style:text-properties fo:color="#0000ff"/>
    </style:style>
    <style:style style:name="T82_4" style:family="text">
      <style:text-properties fo:color="#0000ff"/>
    </style:style>
    <style:style style:name="T82_5" style:family="text">
      <style:text-properties fo:color="#0000ff"/>
    </style:style>
    <style:style style:name="T82_6" style:family="text">
      <style:text-properties fo:color="#0000ff"/>
    </style:style>
    <style:style style:name="T82_7" style:family="text">
      <style:text-properties fo:color="#0000ff"/>
    </style:style>
    <style:style style:name="T82_8" style:family="text">
      <style:text-properties fo:color="#0000ff"/>
    </style:style>
    <style:style style:name="T82_9" style:family="text">
      <style:text-properties fo:color="#0000ff"/>
    </style:style>
    <style:style style:name="T82_10" style:family="text">
      <style:text-properties fo:color="#0000ff"/>
    </style:style>
    <style:style style:name="T82_11" style:family="text">
      <style:text-properties fo:color="#0000ff"/>
    </style:style>
    <style:style style:name="T82_12" style:family="text">
      <style:text-properties fo:color="#0000ff"/>
    </style:style>
    <style:style style:name="T82_13" style:family="text">
      <style:text-properties fo:color="#0000ff"/>
    </style:style>
    <style:style style:name="T82_14" style:family="text">
      <style:text-properties fo:color="#0000ff"/>
    </style:style>
    <style:style style:name="T82_15" style:family="text">
      <style:text-properties fo:color="#0000ff"/>
    </style:style>
    <style:style style:name="P83" style:family="paragraph" style:parent-style-name="Standard">
      <style:paragraph-properties fo:break-before="auto" fo:text-indent="1.27cm" fo:margin-left="3.81cm" style:writing-mode="lr-tb"/>
    </style:style>
    <style:style style:name="T83_1" style:family="text">
      <style:text-properties fo:color="#0000ff"/>
    </style:style>
    <style:style style:name="T83_2" style:family="text">
      <style:text-properties fo:color="#0000ff"/>
    </style:style>
    <style:style style:name="P84" style:family="paragraph" style:parent-style-name="Standard">
      <style:paragraph-properties fo:break-before="auto" fo:text-indent="0cm" fo:margin-left="1.27cm" style:writing-mode="lr-tb"/>
    </style:style>
    <style:style style:name="T84_1" style:family="text">
      <style:text-properties fo:color="#0000ff"/>
    </style:style>
    <style:style style:name="T84_2" style:family="text">
      <style:text-properties fo:color="#0000ff"/>
    </style:style>
    <style:style style:name="T84_3" style:family="text">
      <style:text-properties fo:color="#0000ff"/>
    </style:style>
    <style:style style:name="T84_4" style:family="text">
      <style:text-properties fo:color="#0000ff"/>
    </style:style>
    <style:style style:name="T84_5" style:family="text">
      <style:text-properties fo:color="#0000ff"/>
    </style:style>
    <style:style style:name="T84_6" style:family="text">
      <style:text-properties fo:color="#0000ff"/>
    </style:style>
    <style:style style:name="T84_7" style:family="text">
      <style:text-properties fo:color="#0000ff"/>
    </style:style>
    <style:style style:name="T84_8" style:family="text">
      <style:text-properties fo:color="#0000ff"/>
    </style:style>
    <style:style style:name="T84_9" style:family="text">
      <style:text-properties fo:color="#0000ff"/>
    </style:style>
    <style:style style:name="T84_10" style:family="text">
      <style:text-properties fo:color="#0000ff"/>
    </style:style>
    <style:style style:name="T84_11" style:family="text">
      <style:text-properties fo:color="#0000ff"/>
    </style:style>
    <style:style style:name="T84_12" style:family="text">
      <style:text-properties fo:color="#0000ff"/>
    </style:style>
    <style:style style:name="T84_13" style:family="text">
      <style:text-properties fo:color="#0000ff"/>
    </style:style>
    <style:style style:name="T84_14" style:family="text">
      <style:text-properties fo:color="#0000ff"/>
    </style:style>
    <style:style style:name="T84_15" style:family="text">
      <style:text-properties fo:color="#0000ff"/>
    </style:style>
    <style:style style:name="T84_16" style:family="text">
      <style:text-properties fo:color="#0000ff"/>
    </style:style>
    <style:style style:name="T84_17" style:family="text">
      <style:text-properties fo:color="#0000ff"/>
    </style:style>
    <style:style style:name="P85" style:family="paragraph" style:parent-style-name="Standard">
      <style:paragraph-properties fo:break-before="auto" fo:text-indent="0cm" fo:margin-left="5.08cm" style:writing-mode="lr-tb"/>
    </style:style>
    <style:style style:name="T85_1" style:family="text">
      <style:text-properties fo:color="#0000ff"/>
    </style:style>
    <style:style style:name="T85_2" style:family="text">
      <style:text-properties fo:color="#0000ff"/>
    </style:style>
    <style:style style:name="T85_3" style:family="text">
      <style:text-properties fo:color="#0000ff"/>
    </style:style>
    <style:style style:name="T85_4" style:family="text">
      <style:text-properties fo:color="#0000ff"/>
    </style:style>
    <style:style style:name="T85_5" style:family="text">
      <style:text-properties fo:color="#0000ff"/>
    </style:style>
    <style:style style:name="T85_6" style:family="text">
      <style:text-properties fo:color="#0000ff"/>
    </style:style>
    <style:style style:name="T85_7" style:family="text">
      <style:text-properties fo:color="#0000ff"/>
    </style:style>
    <style:style style:name="T85_8" style:family="text">
      <style:text-properties fo:color="#0000ff"/>
    </style:style>
    <style:style style:name="T85_9" style:family="text">
      <style:text-properties fo:color="#0000ff"/>
    </style:style>
    <style:style style:name="P86" style:family="paragraph" style:parent-style-name="Standard">
      <style:paragraph-properties fo:break-before="auto" fo:text-indent="0cm" fo:margin-left="1.27cm" style:writing-mode="lr-tb"/>
    </style:style>
    <style:style style:name="T86_1" style:family="text">
      <style:text-properties fo:color="#0000ff"/>
    </style:style>
    <style:style style:name="T86_2" style:family="text">
      <style:text-properties fo:color="#0000ff"/>
    </style:style>
    <style:style style:name="T86_3" style:family="text">
      <style:text-properties fo:color="#0000ff"/>
    </style:style>
    <style:style style:name="T86_4" style:family="text">
      <style:text-properties fo:color="#0000ff"/>
    </style:style>
    <style:style style:name="T86_5" style:family="text">
      <style:text-properties fo:color="#0000ff"/>
    </style:style>
    <style:style style:name="T86_6" style:family="text">
      <style:text-properties fo:color="#0000ff"/>
    </style:style>
    <style:style style:name="T86_7" style:family="text">
      <style:text-properties fo:color="#0000ff"/>
    </style:style>
    <style:style style:name="T86_8" style:family="text">
      <style:text-properties fo:color="#0000ff"/>
    </style:style>
    <style:style style:name="T86_9" style:family="text">
      <style:text-properties fo:color="#0000ff"/>
    </style:style>
    <style:style style:name="T86_10" style:family="text">
      <style:text-properties fo:color="#0000ff"/>
    </style:style>
    <style:style style:name="T86_11" style:family="text">
      <style:text-properties fo:color="#0000ff"/>
    </style:style>
    <style:style style:name="T86_12" style:family="text">
      <style:text-properties fo:color="#0000ff"/>
    </style:style>
    <style:style style:name="T86_13" style:family="text">
      <style:text-properties fo:color="#0000ff"/>
    </style:style>
    <style:style style:name="T86_14" style:family="text">
      <style:text-properties fo:color="#0000ff"/>
    </style:style>
    <style:style style:name="T86_15" style:family="text">
      <style:text-properties fo:color="#0000ff"/>
    </style:style>
    <style:style style:name="P87" style:family="paragraph" style:parent-style-name="Standard">
      <style:paragraph-properties fo:break-before="auto" fo:text-indent="0cm" fo:margin-left="5.08cm" style:writing-mode="lr-tb"/>
    </style:style>
    <style:style style:name="T87_1" style:family="text">
      <style:text-properties fo:color="#0000ff"/>
    </style:style>
    <style:style style:name="T87_2" style:family="text">
      <style:text-properties fo:color="#0000ff"/>
    </style:style>
    <style:style style:name="T87_3" style:family="text">
      <style:text-properties fo:color="#0000ff"/>
    </style:style>
    <style:style style:name="T87_4" style:family="text">
      <style:text-properties fo:color="#0000ff"/>
    </style:style>
    <style:style style:name="P88" style:family="paragraph" style:parent-style-name="Standard">
      <style:paragraph-properties fo:break-before="auto" fo:text-indent="0cm" fo:margin-left="1.27cm" style:writing-mode="lr-tb"/>
    </style:style>
    <style:style style:name="T88_1" style:family="text">
      <style:text-properties fo:color="#0000ff"/>
    </style:style>
    <style:style style:name="P89" style:family="paragraph" style:parent-style-name="Standard">
      <style:paragraph-properties fo:break-before="auto" fo:text-indent="0cm" fo:margin-left="1.27cm" style:writing-mode="lr-tb"/>
      <style:text-properties fo:color="#0000ff"/>
    </style:style>
    <style:style style:name="P90" style:family="paragraph" style:parent-style-name="Standard">
      <style:paragraph-properties fo:break-before="auto" fo:text-indent="0cm" fo:margin-left="1.27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text-indent="0cm" fo:margin-left="1.27cm" style:writing-mode="lr-tb"/>
    </style:style>
    <style:style style:name="P92" style:family="paragraph" style:parent-style-name="Standard">
      <style:paragraph-properties fo:break-before="auto" fo:text-indent="0cm" fo:margin-left="1.27cm" style:writing-mode="lr-tb"/>
    </style:style>
    <style:style style:name="P93" style:family="paragraph" style:parent-style-name="Standard">
      <style:paragraph-properties fo:break-before="auto" fo:text-indent="0cm" fo:margin-left="1.27cm" style:writing-mode="lr-tb"/>
    </style:style>
    <style:style style:name="T93_1" style:family="text">
      <style:text-properties fo:color="#274e13"/>
    </style:style>
    <style:style style:name="T93_2" style:family="text">
      <style:text-properties fo:color="#274e13"/>
    </style:style>
    <style:style style:name="P94" style:family="paragraph" style:parent-style-name="Standard">
      <style:paragraph-properties fo:break-before="auto" fo:text-indent="0cm" fo:margin-left="2.54cm" style:writing-mode="lr-tb"/>
    </style:style>
    <style:style style:name="T94_1" style:family="text">
      <style:text-properties fo:color="#274e13"/>
    </style:style>
    <style:style style:name="T94_2" style:family="text">
      <style:text-properties fo:color="#274e13"/>
    </style:style>
    <style:style style:name="T94_3" style:family="text">
      <style:text-properties fo:color="#274e13"/>
    </style:style>
    <style:style style:name="T94_4" style:family="text">
      <style:text-properties fo:color="#274e13"/>
    </style:style>
    <style:style style:name="T94_5" style:family="text">
      <style:text-properties fo:color="#274e13"/>
    </style:style>
    <style:style style:name="T94_6" style:family="text">
      <style:text-properties fo:color="#274e13"/>
    </style:style>
    <style:style style:name="T94_7" style:family="text">
      <style:text-properties fo:color="#274e13"/>
    </style:style>
    <style:style style:name="T94_8" style:family="text">
      <style:text-properties fo:color="#274e13"/>
    </style:style>
    <style:style style:name="T94_9" style:family="text">
      <style:text-properties fo:color="#274e13"/>
    </style:style>
    <style:style style:name="T94_10" style:family="text">
      <style:text-properties fo:color="#274e13"/>
    </style:style>
    <style:style style:name="T94_11" style:family="text">
      <style:text-properties fo:color="#274e13"/>
    </style:style>
    <style:style style:name="T94_12" style:family="text">
      <style:text-properties fo:color="#274e13"/>
    </style:style>
    <style:style style:name="T94_13" style:family="text">
      <style:text-properties fo:color="#274e13"/>
    </style:style>
    <style:style style:name="T94_14" style:family="text">
      <style:text-properties fo:color="#274e13"/>
    </style:style>
    <style:style style:name="T94_15" style:family="text">
      <style:text-properties fo:color="#274e13"/>
    </style:style>
    <style:style style:name="T94_16" style:family="text">
      <style:text-properties fo:color="#274e13"/>
    </style:style>
    <style:style style:name="T94_17" style:family="text">
      <style:text-properties fo:color="#274e13"/>
    </style:style>
    <style:style style:name="T94_18" style:family="text">
      <style:text-properties fo:color="#274e13"/>
    </style:style>
    <style:style style:name="T94_19" style:family="text">
      <style:text-properties fo:color="#274e13"/>
    </style:style>
    <style:style style:name="T94_20" style:family="text">
      <style:text-properties fo:color="#274e13"/>
    </style:style>
    <style:style style:name="T94_21" style:family="text">
      <style:text-properties fo:color="#274e13"/>
    </style:style>
    <style:style style:name="P95" style:family="paragraph" style:parent-style-name="Standard">
      <style:paragraph-properties fo:break-before="auto" fo:text-indent="1.27cm" fo:margin-left="3.81cm" style:writing-mode="lr-tb"/>
    </style:style>
    <style:style style:name="T95_1" style:family="text">
      <style:text-properties fo:color="#274e13"/>
    </style:style>
    <style:style style:name="T95_2" style:family="text">
      <style:text-properties fo:color="#274e13"/>
    </style:style>
    <style:style style:name="T95_3" style:family="text">
      <style:text-properties fo:color="#274e13"/>
    </style:style>
    <style:style style:name="T95_4" style:family="text">
      <style:text-properties fo:color="#274e13"/>
    </style:style>
    <style:style style:name="P96" style:family="paragraph" style:parent-style-name="Standard">
      <style:paragraph-properties fo:break-before="auto" fo:text-indent="0cm" fo:margin-left="2.54cm" style:writing-mode="lr-tb"/>
    </style:style>
    <style:style style:name="T96_1" style:family="text">
      <style:text-properties fo:color="#274e13"/>
    </style:style>
    <style:style style:name="T96_2" style:family="text">
      <style:text-properties fo:color="#274e13"/>
    </style:style>
    <style:style style:name="T96_3" style:family="text">
      <style:text-properties fo:color="#274e13"/>
    </style:style>
    <style:style style:name="T96_4" style:family="text">
      <style:text-properties fo:color="#274e13"/>
    </style:style>
    <style:style style:name="T96_5" style:family="text">
      <style:text-properties fo:color="#274e13"/>
    </style:style>
    <style:style style:name="T96_6" style:family="text">
      <style:text-properties fo:color="#274e13"/>
    </style:style>
    <style:style style:name="T96_7" style:family="text">
      <style:text-properties fo:color="#274e13"/>
    </style:style>
    <style:style style:name="T96_8" style:family="text">
      <style:text-properties fo:color="#274e13"/>
    </style:style>
    <style:style style:name="T96_9" style:family="text">
      <style:text-properties fo:color="#274e13"/>
    </style:style>
    <style:style style:name="T96_10" style:family="text">
      <style:text-properties fo:color="#274e13"/>
    </style:style>
    <style:style style:name="T96_11" style:family="text">
      <style:text-properties fo:color="#274e13"/>
    </style:style>
    <style:style style:name="T96_12" style:family="text">
      <style:text-properties fo:color="#274e13"/>
    </style:style>
    <style:style style:name="T96_13" style:family="text">
      <style:text-properties fo:color="#274e13"/>
    </style:style>
    <style:style style:name="T96_14" style:family="text">
      <style:text-properties fo:color="#274e13"/>
    </style:style>
    <style:style style:name="T96_15" style:family="text">
      <style:text-properties fo:color="#274e13"/>
    </style:style>
    <style:style style:name="T96_16" style:family="text">
      <style:text-properties fo:color="#274e13"/>
    </style:style>
    <style:style style:name="T96_17" style:family="text">
      <style:text-properties fo:color="#274e13"/>
    </style:style>
    <style:style style:name="T96_18" style:family="text">
      <style:text-properties fo:color="#274e13"/>
    </style:style>
    <style:style style:name="T96_19" style:family="text">
      <style:text-properties fo:color="#274e13"/>
    </style:style>
    <style:style style:name="T96_20" style:family="text">
      <style:text-properties fo:color="#274e13"/>
    </style:style>
    <style:style style:name="T96_21" style:family="text">
      <style:text-properties fo:color="#274e13"/>
    </style:style>
    <style:style style:name="P97" style:family="paragraph" style:parent-style-name="Standard">
      <style:paragraph-properties fo:break-before="auto" fo:text-indent="1.27cm" fo:margin-left="3.81cm" style:writing-mode="lr-tb"/>
    </style:style>
    <style:style style:name="T97_1" style:family="text">
      <style:text-properties fo:color="#274e13"/>
    </style:style>
    <style:style style:name="T97_2" style:family="text">
      <style:text-properties fo:color="#274e13"/>
    </style:style>
    <style:style style:name="T97_3" style:family="text">
      <style:text-properties fo:color="#274e13"/>
    </style:style>
    <style:style style:name="T97_4" style:family="text">
      <style:text-properties fo:color="#274e13"/>
    </style:style>
    <style:style style:name="T97_5" style:family="text">
      <style:text-properties fo:color="#274e13"/>
    </style:style>
    <style:style style:name="T97_6" style:family="text">
      <style:text-properties fo:color="#274e13"/>
    </style:style>
    <style:style style:name="T97_7" style:family="text">
      <style:text-properties fo:color="#274e13"/>
    </style:style>
    <style:style style:name="T97_8" style:family="text">
      <style:text-properties fo:color="#274e13"/>
    </style:style>
    <style:style style:name="P98" style:family="paragraph" style:parent-style-name="Standard">
      <style:paragraph-properties fo:break-before="auto" fo:text-indent="0cm" fo:margin-left="2.54cm" style:writing-mode="lr-tb"/>
    </style:style>
    <style:style style:name="T98_1" style:family="text">
      <style:text-properties fo:color="#274e13"/>
    </style:style>
    <style:style style:name="P99" style:family="paragraph" style:parent-style-name="Standard">
      <style:paragraph-properties fo:break-before="auto" fo:text-indent="0cm" fo:margin-left="1.27cm" style:writing-mode="lr-tb"/>
    </style:style>
    <style:style style:name="T99_1" style:family="text">
      <style:text-properties fo:color="#274e13"/>
    </style:style>
    <style:style style:name="T99_2" style:family="text">
      <style:text-properties fo:color="#274e13"/>
    </style:style>
    <style:style style:name="P100" style:family="paragraph" style:parent-style-name="Standard">
      <style:paragraph-properties fo:break-before="auto" fo:text-indent="0cm" fo:margin-left="1.27cm" style:writing-mode="lr-tb"/>
    </style:style>
    <style:style style:name="T100_1" style:family="text">
      <style:text-properties fo:color="#274e13"/>
    </style:style>
    <style:style style:name="T100_2" style:family="text">
      <style:text-properties fo:color="#274e13"/>
    </style:style>
    <style:style style:name="T100_3" style:family="text">
      <style:text-properties fo:color="#274e13"/>
    </style:style>
    <style:style style:name="T100_4" style:family="text">
      <style:text-properties fo:color="#274e13"/>
    </style:style>
    <style:style style:name="T100_5" style:family="text">
      <style:text-properties fo:color="#274e13"/>
    </style:style>
    <style:style style:name="T100_6" style:family="text">
      <style:text-properties fo:color="#274e13"/>
    </style:style>
    <style:style style:name="T100_7" style:family="text">
      <style:text-properties fo:color="#274e13"/>
    </style:style>
    <style:style style:name="T100_8" style:family="text">
      <style:text-properties fo:color="#274e13"/>
    </style:style>
    <style:style style:name="T100_9" style:family="text">
      <style:text-properties fo:color="#274e13"/>
    </style:style>
    <style:style style:name="P101" style:family="paragraph" style:parent-style-name="Standard">
      <style:paragraph-properties fo:break-before="auto" fo:text-indent="0cm" fo:margin-left="1.27cm" style:writing-mode="lr-tb"/>
    </style:style>
    <style:style style:name="T101_1" style:family="text">
      <style:text-properties fo:color="#274e13"/>
    </style:style>
    <style:style style:name="P102" style:family="paragraph" style:parent-style-name="Standard">
      <style:paragraph-properties fo:break-before="auto" fo:text-indent="0cm" fo:margin-left="1.27cm" style:writing-mode="lr-tb"/>
    </style:style>
    <style:style style:name="T102_1" style:family="text">
      <style:text-properties fo:color="#274e13"/>
    </style:style>
    <style:style style:name="T102_2" style:family="text">
      <style:text-properties fo:color="#274e13"/>
    </style:style>
    <style:style style:name="P103" style:family="paragraph" style:parent-style-name="Standard">
      <style:paragraph-properties fo:break-before="auto" fo:text-indent="0cm" fo:margin-left="1.27cm" style:writing-mode="lr-tb"/>
    </style:style>
    <style:style style:name="T103_1" style:family="text">
      <style:text-properties fo:color="#274e13"/>
    </style:style>
    <style:style style:name="T103_2" style:family="text">
      <style:text-properties fo:color="#274e13"/>
    </style:style>
    <style:style style:name="T103_3" style:family="text">
      <style:text-properties fo:color="#274e13"/>
    </style:style>
    <style:style style:name="T103_4" style:family="text">
      <style:text-properties fo:color="#274e13"/>
    </style:style>
    <style:style style:name="T103_5" style:family="text">
      <style:text-properties fo:color="#274e13"/>
    </style:style>
    <style:style style:name="T103_6" style:family="text">
      <style:text-properties fo:color="#274e13"/>
    </style:style>
    <style:style style:name="T103_7" style:family="text">
      <style:text-properties fo:color="#274e13"/>
    </style:style>
    <style:style style:name="T103_8" style:family="text">
      <style:text-properties fo:color="#274e13"/>
    </style:style>
    <style:style style:name="T103_9" style:family="text">
      <style:text-properties fo:color="#274e13"/>
    </style:style>
    <style:style style:name="P104" style:family="paragraph" style:parent-style-name="Standard">
      <style:paragraph-properties fo:break-before="auto" fo:text-indent="0cm" fo:margin-left="0cm" style:writing-mode="lr-tb"/>
      <style:text-properties fo:color="#274e13"/>
    </style:style>
    <style:style style:name="P105" style:family="paragraph" style:parent-style-name="Standard">
      <style:paragraph-properties fo:break-before="auto" fo:text-indent="0cm" fo:margin-lef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break-before="auto" fo:text-indent="0cm" fo:margin-left="0cm" style:writing-mode="lr-tb"/>
    </style:style>
    <style:style style:name="P107" style:family="paragraph" style:parent-style-name="Standard">
      <style:paragraph-properties fo:break-before="auto" fo:text-indent="0cm" fo:margin-lef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text-indent="0cm" fo:margin-left="0cm" style:writing-mode="lr-tb"/>
    </style:style>
    <style:style style:name="T108_1" style:family="text"/>
    <style:style style:name="P109" style:family="paragraph" style:parent-style-name="Standard">
      <style:paragraph-properties fo:break-before="auto" fo:text-indent="0cm" fo:margin-left="0cm" style:writing-mode="lr-tb"/>
    </style:style>
    <style:style style:name="T109_1" style:family="text">
      <style:text-properties fo:color="#0000ff"/>
    </style:style>
    <style:style style:name="T109_2" style:family="text">
      <style:text-properties fo:color="#0000ff"/>
    </style:style>
    <style:style style:name="P110" style:family="paragraph" style:parent-style-name="Standard">
      <style:paragraph-properties fo:break-before="auto" fo:text-indent="0cm" fo:margin-left="1.27cm" style:writing-mode="lr-tb"/>
    </style:style>
    <style:style style:name="T110_1" style:family="text">
      <style:text-properties fo:color="#0000ff"/>
    </style:style>
    <style:style style:name="T110_2" style:family="text">
      <style:text-properties fo:color="#0000ff"/>
    </style:style>
    <style:style style:name="T110_3" style:family="text">
      <style:text-properties fo:color="#0000ff"/>
    </style:style>
    <style:style style:name="T110_4" style:family="text">
      <style:text-properties fo:color="#0000ff"/>
    </style:style>
    <style:style style:name="T110_5" style:family="text">
      <style:text-properties fo:color="#0000ff"/>
    </style:style>
    <style:style style:name="T110_6" style:family="text">
      <style:text-properties fo:color="#0000ff"/>
    </style:style>
    <style:style style:name="T110_7" style:family="text">
      <style:text-properties fo:color="#0000ff"/>
    </style:style>
    <style:style style:name="T110_8" style:family="text">
      <style:text-properties fo:color="#0000ff"/>
    </style:style>
    <style:style style:name="T110_9" style:family="text">
      <style:text-properties fo:color="#0000ff"/>
    </style:style>
    <style:style style:name="T110_10" style:family="text">
      <style:text-properties fo:color="#0000ff"/>
    </style:style>
    <style:style style:name="T110_11" style:family="text">
      <style:text-properties fo:color="#0000ff"/>
    </style:style>
    <style:style style:name="T110_12" style:family="text">
      <style:text-properties fo:color="#0000ff"/>
    </style:style>
    <style:style style:name="T110_13" style:family="text">
      <style:text-properties fo:color="#0000ff"/>
    </style:style>
    <style:style style:name="P111" style:family="paragraph" style:parent-style-name="Standard">
      <style:paragraph-properties fo:break-before="auto" fo:text-indent="0cm" fo:margin-left="1.27cm" style:writing-mode="lr-tb"/>
    </style:style>
    <style:style style:name="T111_1" style:family="text">
      <style:text-properties fo:color="#0000ff"/>
    </style:style>
    <style:style style:name="T111_2" style:family="text">
      <style:text-properties fo:color="#0000ff"/>
    </style:style>
    <style:style style:name="T111_3" style:family="text">
      <style:text-properties fo:color="#0000ff"/>
    </style:style>
    <style:style style:name="T111_4" style:family="text">
      <style:text-properties fo:color="#0000ff"/>
    </style:style>
    <style:style style:name="T111_5" style:family="text">
      <style:text-properties fo:color="#0000ff"/>
    </style:style>
    <style:style style:name="T111_6" style:family="text">
      <style:text-properties fo:color="#0000ff"/>
    </style:style>
    <style:style style:name="T111_7" style:family="text">
      <style:text-properties fo:color="#0000ff"/>
    </style:style>
    <style:style style:name="T111_8" style:family="text">
      <style:text-properties fo:color="#0000ff"/>
    </style:style>
    <style:style style:name="T111_9" style:family="text">
      <style:text-properties fo:color="#0000ff"/>
    </style:style>
    <style:style style:name="T111_10" style:family="text">
      <style:text-properties fo:color="#0000ff"/>
    </style:style>
    <style:style style:name="T111_11" style:family="text">
      <style:text-properties fo:color="#0000ff"/>
    </style:style>
    <style:style style:name="T111_12" style:family="text">
      <style:text-properties fo:color="#0000ff"/>
    </style:style>
    <style:style style:name="T111_13" style:family="text">
      <style:text-properties fo:color="#0000ff"/>
    </style:style>
    <style:style style:name="P112" style:family="paragraph" style:parent-style-name="Standard">
      <style:paragraph-properties fo:break-before="auto" fo:text-indent="0cm" fo:margin-left="1.27cm" style:writing-mode="lr-tb"/>
    </style:style>
    <style:style style:name="T112_1" style:family="text">
      <style:text-properties fo:color="#0000ff"/>
    </style:style>
    <style:style style:name="P113" style:family="paragraph" style:parent-style-name="Standard">
      <style:paragraph-properties fo:break-before="auto" fo:text-indent="0cm" fo:margin-left="1.27cm" style:writing-mode="lr-tb"/>
      <style:text-properties fo:color="#0000ff"/>
    </style:style>
    <style:style style:name="P114" style:family="paragraph" style:parent-style-name="Standard">
      <style:paragraph-properties fo:break-before="auto" fo:text-indent="0cm" fo:margin-left="1.27cm" style:writing-mode="lr-tb"/>
    </style:style>
    <style:style style:name="T114_1" style:family="text">
      <style:text-properties fo:color="#0000ff"/>
    </style:style>
    <style:style style:name="P115" style:family="paragraph" style:parent-style-name="Standard">
      <style:paragraph-properties fo:break-before="auto" fo:text-indent="0cm" fo:margin-left="1.27cm" style:writing-mode="lr-tb"/>
    </style:style>
    <style:style style:name="T115_1" style:family="text">
      <style:text-properties fo:color="#0000ff"/>
    </style:style>
    <style:style style:name="T115_2" style:family="text">
      <style:text-properties fo:color="#0000ff"/>
    </style:style>
    <style:style style:name="T115_3" style:family="text">
      <style:text-properties fo:color="#0000ff"/>
    </style:style>
    <style:style style:name="T115_4" style:family="text">
      <style:text-properties fo:color="#0000ff"/>
    </style:style>
    <style:style style:name="T115_5" style:family="text">
      <style:text-properties fo:color="#0000ff"/>
    </style:style>
    <style:style style:name="T115_6" style:family="text">
      <style:text-properties fo:color="#0000ff"/>
    </style:style>
    <style:style style:name="T115_7" style:family="text">
      <style:text-properties fo:color="#0000ff"/>
    </style:style>
    <style:style style:name="T115_8" style:family="text">
      <style:text-properties fo:color="#0000ff"/>
    </style:style>
    <style:style style:name="T115_9" style:family="text">
      <style:text-properties fo:color="#0000ff"/>
    </style:style>
    <style:style style:name="T115_10" style:family="text">
      <style:text-properties fo:color="#0000ff"/>
    </style:style>
    <style:style style:name="T115_11" style:family="text">
      <style:text-properties fo:color="#0000ff"/>
    </style:style>
    <style:style style:name="T115_12" style:family="text">
      <style:text-properties fo:color="#0000ff"/>
    </style:style>
    <style:style style:name="T115_13" style:family="text">
      <style:text-properties fo:color="#0000ff"/>
    </style:style>
    <style:style style:name="T115_14" style:family="text">
      <style:text-properties fo:color="#0000ff"/>
    </style:style>
    <style:style style:name="T115_15" style:family="text">
      <style:text-properties fo:color="#0000ff"/>
    </style:style>
    <style:style style:name="P116" style:family="paragraph" style:parent-style-name="Standard">
      <style:paragraph-properties fo:break-before="auto" fo:text-indent="1.27cm" fo:margin-left="3.81cm" style:writing-mode="lr-tb"/>
    </style:style>
    <style:style style:name="T116_1" style:family="text">
      <style:text-properties fo:color="#0000ff"/>
    </style:style>
    <style:style style:name="P117" style:family="paragraph" style:parent-style-name="Standard">
      <style:paragraph-properties fo:break-before="auto" fo:text-indent="0cm" fo:margin-left="1.27cm" style:writing-mode="lr-tb"/>
    </style:style>
    <style:style style:name="T117_1" style:family="text">
      <style:text-properties fo:color="#0000ff"/>
    </style:style>
    <style:style style:name="T117_2" style:family="text">
      <style:text-properties fo:color="#0000ff"/>
    </style:style>
    <style:style style:name="T117_3" style:family="text">
      <style:text-properties fo:color="#0000ff"/>
    </style:style>
    <style:style style:name="T117_4" style:family="text">
      <style:text-properties fo:color="#0000ff"/>
    </style:style>
    <style:style style:name="T117_5" style:family="text">
      <style:text-properties fo:color="#0000ff"/>
    </style:style>
    <style:style style:name="T117_6" style:family="text">
      <style:text-properties fo:color="#0000ff"/>
    </style:style>
    <style:style style:name="T117_7" style:family="text">
      <style:text-properties fo:color="#0000ff"/>
    </style:style>
    <style:style style:name="T117_8" style:family="text">
      <style:text-properties fo:color="#0000ff"/>
    </style:style>
    <style:style style:name="T117_9" style:family="text">
      <style:text-properties fo:color="#0000ff"/>
    </style:style>
    <style:style style:name="T117_10" style:family="text">
      <style:text-properties fo:color="#0000ff"/>
    </style:style>
    <style:style style:name="T117_11" style:family="text">
      <style:text-properties fo:color="#0000ff"/>
    </style:style>
    <style:style style:name="T117_12" style:family="text">
      <style:text-properties fo:color="#0000ff"/>
    </style:style>
    <style:style style:name="T117_13" style:family="text">
      <style:text-properties fo:color="#0000ff"/>
    </style:style>
    <style:style style:name="T117_14" style:family="text">
      <style:text-properties fo:color="#0000ff"/>
    </style:style>
    <style:style style:name="T117_15" style:family="text">
      <style:text-properties fo:color="#0000ff"/>
    </style:style>
    <style:style style:name="P118" style:family="paragraph" style:parent-style-name="Standard">
      <style:paragraph-properties fo:break-before="auto" fo:text-indent="0cm" fo:margin-left="1.27cm" style:writing-mode="lr-tb"/>
    </style:style>
    <style:style style:name="T118_1" style:family="text">
      <style:text-properties fo:color="#0000ff"/>
    </style:style>
    <style:style style:name="P119" style:family="paragraph" style:parent-style-name="Standard">
      <style:paragraph-properties fo:break-before="auto" fo:text-indent="0cm" fo:margin-left="0cm" style:writing-mode="lr-tb"/>
      <style:text-properties fo:color="#0000ff"/>
    </style:style>
    <style:style style:name="P120" style:family="paragraph" style:parent-style-name="Standard">
      <style:paragraph-properties fo:break-before="auto" fo:text-indent="0cm" fo:margin-left="0cm" style:writing-mode="lr-tb"/>
      <style:text-properties fo:color="#0000ff"/>
    </style:style>
    <style:style style:name="P121" style:family="paragraph" style:parent-style-name="Standard">
      <style:paragraph-properties fo:break-before="auto" fo:text-indent="0cm" fo:margin-left="0cm" style:writing-mode="lr-tb"/>
    </style:style>
    <style:style style:name="T121_1" style:family="text">
      <style:text-properties fo:color="#0000ff"/>
    </style:style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P122" style:family="paragraph" style:parent-style-name="Standard">
      <style:paragraph-properties fo:break-before="auto" fo:text-indent="0cm" fo:margin-left="0cm" style:writing-mode="lr-tb"/>
    </style:style>
    <style:style style:name="P123" style:family="paragraph" style:parent-style-name="Standard">
      <style:paragraph-properties fo:break-before="auto" fo:text-indent="0cm" fo:margin-left="0cm" style:writing-mode="lr-tb"/>
    </style:style>
    <style:style style:name="T123_1" style:family="text"/>
    <style:style style:name="T123_2" style:family="text">
      <style:text-properties fo:color="#274e13"/>
    </style:style>
    <style:style style:name="T123_3" style:family="text">
      <style:text-properties fo:color="#274e13"/>
    </style:style>
    <style:style style:name="P124" style:family="paragraph" style:parent-style-name="Standard">
      <style:paragraph-properties fo:break-before="auto" fo:text-indent="0cm" fo:margin-left="0cm" style:writing-mode="lr-tb"/>
    </style:style>
    <style:style style:name="T124_1" style:family="text">
      <style:text-properties fo:color="#274e13"/>
    </style:style>
    <style:style style:name="T124_2" style:family="text">
      <style:text-properties fo:color="#274e13"/>
    </style:style>
    <style:style style:name="T124_3" style:family="text">
      <style:text-properties fo:color="#274e13"/>
    </style:style>
    <style:style style:name="T124_4" style:family="text">
      <style:text-properties fo:color="#274e13"/>
    </style:style>
    <style:style style:name="T124_5" style:family="text">
      <style:text-properties fo:color="#274e13"/>
    </style:style>
    <style:style style:name="T124_6" style:family="text">
      <style:text-properties fo:color="#274e13"/>
    </style:style>
    <style:style style:name="T124_7" style:family="text">
      <style:text-properties fo:color="#274e13"/>
    </style:style>
    <style:style style:name="T124_8" style:family="text">
      <style:text-properties fo:color="#274e13"/>
    </style:style>
    <style:style style:name="T124_9" style:family="text">
      <style:text-properties fo:color="#274e13"/>
    </style:style>
    <style:style style:name="T124_10" style:family="text">
      <style:text-properties fo:color="#274e13"/>
    </style:style>
    <style:style style:name="T124_11" style:family="text">
      <style:text-properties fo:color="#274e13"/>
    </style:style>
    <style:style style:name="P125" style:family="paragraph" style:parent-style-name="Standard">
      <style:paragraph-properties fo:break-before="auto" fo:text-indent="0cm" fo:margin-left="0cm" style:writing-mode="lr-tb"/>
      <style:text-properties fo:color="#274e13"/>
    </style:style>
    <style:style style:name="P126" style:family="paragraph" style:parent-style-name="Standard">
      <style:paragraph-properties fo:break-before="auto" fo:text-indent="0cm" fo:margin-left="0cm" style:writing-mode="lr-tb"/>
    </style:style>
    <style:style style:name="T126_1" style:family="text">
      <style:text-properties fo:color="#274e13"/>
    </style:style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P127" style:family="paragraph" style:parent-style-name="Standard">
      <style:paragraph-properties fo:break-before="auto" fo:text-indent="0cm" fo:margin-left="1.27cm" style:writing-mode="lr-tb"/>
      <style:text-properties fo:color="#274e13"/>
    </style:style>
    <style:style style:name="P128" style:family="paragraph" style:parent-style-name="Standard">
      <style:paragraph-properties fo:break-before="auto" fo:text-indent="0cm" fo:margin-left="1.27cm" style:writing-mode="lr-tb"/>
    </style:style>
    <style:style style:name="T128_1" style:family="text">
      <style:text-properties fo:color="#274e13"/>
    </style:style>
    <style:style style:name="T128_2" style:family="text">
      <style:text-properties fo:color="#274e13"/>
    </style:style>
    <style:style style:name="P129" style:family="paragraph" style:parent-style-name="Standard">
      <style:paragraph-properties fo:break-before="auto" fo:text-indent="0cm" fo:margin-left="1.27cm" style:writing-mode="lr-tb"/>
    </style:style>
    <style:style style:name="T129_1" style:family="text">
      <style:text-properties fo:color="#274e13"/>
    </style:style>
    <style:style style:name="T129_2" style:family="text">
      <style:text-properties fo:color="#274e13"/>
    </style:style>
    <style:style style:name="T129_3" style:family="text">
      <style:text-properties fo:color="#274e13"/>
    </style:style>
    <style:style style:name="T129_4" style:family="text">
      <style:text-properties fo:color="#274e13"/>
    </style:style>
    <style:style style:name="T129_5" style:family="text">
      <style:text-properties fo:color="#274e13"/>
    </style:style>
    <style:style style:name="T129_6" style:family="text">
      <style:text-properties fo:color="#274e13"/>
    </style:style>
    <style:style style:name="T129_7" style:family="text">
      <style:text-properties fo:color="#274e13"/>
    </style:style>
    <style:style style:name="T129_8" style:family="text">
      <style:text-properties fo:color="#274e13"/>
    </style:style>
    <style:style style:name="T129_9" style:family="text">
      <style:text-properties fo:color="#274e13"/>
    </style:style>
    <style:style style:name="T129_10" style:family="text">
      <style:text-properties fo:color="#274e13"/>
    </style:style>
    <style:style style:name="T129_11" style:family="text">
      <style:text-properties fo:color="#274e13"/>
    </style:style>
    <style:style style:name="T129_12" style:family="text">
      <style:text-properties fo:color="#274e13"/>
    </style:style>
    <style:style style:name="T129_13" style:family="text">
      <style:text-properties fo:color="#274e13"/>
    </style:style>
    <style:style style:name="P130" style:family="paragraph" style:parent-style-name="Standard">
      <style:paragraph-properties fo:break-before="auto" fo:text-indent="0cm" fo:margin-left="0cm" style:writing-mode="lr-tb"/>
    </style:style>
    <style:style style:name="P131" style:family="paragraph" style:parent-style-name="Standard">
      <style:paragraph-properties fo:break-before="auto" fo:text-indent="0cm" fo:margin-left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P132" style:family="paragraph" style:parent-style-name="Standard">
      <style:paragraph-properties fo:break-before="auto" fo:text-indent="0cm" fo:margin-left="1.27cm" style:writing-mode="lr-tb"/>
      <style:text-properties fo:color="#274e13"/>
    </style:style>
    <style:style style:name="P133" style:family="paragraph" style:parent-style-name="Standard">
      <style:paragraph-properties fo:break-before="auto" fo:text-indent="0cm" fo:margin-left="1.27cm" style:writing-mode="lr-tb"/>
    </style:style>
    <style:style style:name="T133_1" style:family="text">
      <style:text-properties fo:color="#274e13"/>
    </style:style>
    <style:style style:name="T133_2" style:family="text">
      <style:text-properties fo:color="#274e13"/>
    </style:style>
    <style:style style:name="P134" style:family="paragraph" style:parent-style-name="Standard">
      <style:paragraph-properties fo:break-before="auto" fo:text-indent="0cm" fo:margin-left="1.27cm" style:writing-mode="lr-tb"/>
    </style:style>
    <style:style style:name="T134_1" style:family="text">
      <style:text-properties fo:color="#274e13"/>
    </style:style>
    <style:style style:name="T134_2" style:family="text">
      <style:text-properties fo:color="#274e13"/>
    </style:style>
    <style:style style:name="T134_3" style:family="text">
      <style:text-properties fo:color="#274e13"/>
    </style:style>
    <style:style style:name="T134_4" style:family="text">
      <style:text-properties fo:color="#274e13"/>
    </style:style>
    <style:style style:name="T134_5" style:family="text">
      <style:text-properties fo:color="#274e13"/>
    </style:style>
    <style:style style:name="T134_6" style:family="text">
      <style:text-properties fo:color="#274e13"/>
    </style:style>
    <style:style style:name="T134_7" style:family="text">
      <style:text-properties fo:color="#274e13"/>
    </style:style>
    <style:style style:name="T134_8" style:family="text">
      <style:text-properties fo:color="#274e13"/>
    </style:style>
    <style:style style:name="T134_9" style:family="text">
      <style:text-properties fo:color="#274e13"/>
    </style:style>
    <style:style style:name="T134_10" style:family="text">
      <style:text-properties fo:color="#274e13"/>
    </style:style>
    <style:style style:name="T134_11" style:family="text">
      <style:text-properties fo:color="#274e13"/>
    </style:style>
    <style:style style:name="T134_12" style:family="text">
      <style:text-properties fo:color="#274e13"/>
    </style:style>
    <style:style style:name="T134_13" style:family="text">
      <style:text-properties fo:color="#274e13"/>
    </style:style>
    <style:style style:name="T134_14" style:family="text">
      <style:text-properties fo:color="#274e13"/>
    </style:style>
    <style:style style:name="T134_15" style:family="text">
      <style:text-properties fo:color="#274e13"/>
    </style:style>
    <style:style style:name="T134_16" style:family="text">
      <style:text-properties fo:color="#274e13"/>
    </style:style>
    <style:style style:name="T134_17" style:family="text">
      <style:text-properties fo:color="#274e13"/>
    </style:style>
    <style:style style:name="T134_18" style:family="text">
      <style:text-properties fo:color="#274e13"/>
    </style:style>
    <style:style style:name="T134_19" style:family="text">
      <style:text-properties fo:color="#274e13"/>
    </style:style>
    <style:style style:name="P135" style:family="paragraph" style:parent-style-name="Standard">
      <style:paragraph-properties fo:break-before="auto" fo:text-indent="1.27cm" fo:margin-left="2.54cm" style:writing-mode="lr-tb"/>
    </style:style>
    <style:style style:name="T135_1" style:family="text">
      <style:text-properties fo:color="#274e13"/>
    </style:style>
    <style:style style:name="T135_2" style:family="text">
      <style:text-properties fo:color="#274e13"/>
    </style:style>
    <style:style style:name="T135_3" style:family="text">
      <style:text-properties fo:color="#274e13"/>
    </style:style>
    <style:style style:name="T135_4" style:family="text">
      <style:text-properties fo:color="#274e13"/>
    </style:style>
    <style:style style:name="P136" style:family="paragraph" style:parent-style-name="Standard">
      <style:paragraph-properties fo:break-before="auto" fo:text-indent="0cm" fo:margin-left="1.27cm" style:writing-mode="lr-tb"/>
    </style:style>
    <style:style style:name="T136_1" style:family="text">
      <style:text-properties fo:color="#274e13"/>
    </style:style>
    <style:style style:name="T136_2" style:family="text">
      <style:text-properties fo:color="#274e13"/>
    </style:style>
    <style:style style:name="P137" style:family="paragraph" style:parent-style-name="Standard">
      <style:paragraph-properties fo:break-before="auto" fo:text-indent="0cm" fo:margin-left="1.27cm" style:writing-mode="lr-tb"/>
    </style:style>
    <style:style style:name="T137_1" style:family="text">
      <style:text-properties fo:color="#274e13"/>
    </style:style>
    <style:style style:name="T137_2" style:family="text">
      <style:text-properties fo:color="#274e13"/>
    </style:style>
    <style:style style:name="T137_3" style:family="text">
      <style:text-properties fo:color="#274e13"/>
    </style:style>
    <style:style style:name="T137_4" style:family="text">
      <style:text-properties fo:color="#274e13"/>
    </style:style>
    <style:style style:name="T137_5" style:family="text">
      <style:text-properties fo:color="#274e13"/>
    </style:style>
    <style:style style:name="T137_6" style:family="text">
      <style:text-properties fo:color="#274e13"/>
    </style:style>
    <style:style style:name="T137_7" style:family="text">
      <style:text-properties fo:color="#274e13"/>
    </style:style>
    <style:style style:name="T137_8" style:family="text">
      <style:text-properties fo:color="#274e13"/>
    </style:style>
    <style:style style:name="T137_9" style:family="text">
      <style:text-properties fo:color="#274e13"/>
    </style:style>
    <style:style style:name="T137_10" style:family="text">
      <style:text-properties fo:color="#274e13"/>
    </style:style>
    <style:style style:name="T137_11" style:family="text">
      <style:text-properties fo:color="#274e13"/>
    </style:style>
    <style:style style:name="T137_12" style:family="text">
      <style:text-properties fo:color="#274e13"/>
    </style:style>
    <style:style style:name="T137_13" style:family="text">
      <style:text-properties fo:color="#274e13"/>
    </style:style>
    <style:style style:name="T137_14" style:family="text">
      <style:text-properties fo:color="#274e13"/>
    </style:style>
    <style:style style:name="T137_15" style:family="text">
      <style:text-properties fo:color="#274e13"/>
    </style:style>
    <style:style style:name="P138" style:family="paragraph" style:parent-style-name="Standard">
      <style:paragraph-properties fo:break-before="auto" fo:text-indent="0cm" fo:margin-left="1.27cm" style:writing-mode="lr-tb"/>
    </style:style>
    <style:style style:name="T138_1" style:family="text">
      <style:text-properties fo:color="#274e13"/>
    </style:style>
    <style:style style:name="T138_2" style:family="text">
      <style:text-properties fo:color="#274e13"/>
    </style:style>
    <style:style style:name="P139" style:family="paragraph" style:parent-style-name="Standard">
      <style:paragraph-properties fo:break-before="auto" fo:text-indent="0cm" fo:margin-left="1.27cm" style:writing-mode="lr-tb"/>
    </style:style>
    <style:style style:name="T139_1" style:family="text">
      <style:text-properties fo:color="#274e13"/>
    </style:style>
    <style:style style:name="T139_2" style:family="text">
      <style:text-properties fo:color="#274e13"/>
    </style:style>
    <style:style style:name="T139_3" style:family="text">
      <style:text-properties fo:color="#274e13"/>
    </style:style>
    <style:style style:name="T139_4" style:family="text">
      <style:text-properties fo:color="#274e13"/>
    </style:style>
    <style:style style:name="T139_5" style:family="text">
      <style:text-properties fo:color="#274e13"/>
    </style:style>
    <style:style style:name="T139_6" style:family="text">
      <style:text-properties fo:color="#274e13"/>
    </style:style>
    <style:style style:name="T139_7" style:family="text">
      <style:text-properties fo:color="#274e13"/>
    </style:style>
    <style:style style:name="P140" style:family="paragraph" style:parent-style-name="Standard">
      <style:paragraph-properties fo:break-before="auto" fo:text-indent="0cm" fo:margin-left="0cm" style:writing-mode="lr-tb"/>
    </style:style>
    <style:style style:name="P141" style:family="paragraph" style:parent-style-name="Standard">
      <style:paragraph-properties fo:break-before="auto" fo:text-indent="0cm" fo:margin-left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P142" style:family="paragraph" style:parent-style-name="Standard">
      <style:paragraph-properties fo:break-before="auto" fo:text-indent="0cm" fo:margin-left="0cm" style:writing-mode="lr-tb"/>
    </style:style>
    <style:style style:name="P143" style:family="paragraph" style:parent-style-name="Standard">
      <style:paragraph-properties fo:break-before="auto" fo:text-indent="0cm" fo:margin-left="0cm" style:writing-mode="lr-tb"/>
    </style:style>
    <style:style style:name="T143_1" style:family="text"/>
    <style:style style:name="T143_2" style:family="text">
      <style:text-properties fo:color="#0000ff"/>
    </style:style>
    <style:style style:name="P144" style:family="paragraph" style:parent-style-name="Standard">
      <style:paragraph-properties fo:break-before="auto" fo:text-indent="0cm" fo:margin-left="1.27cm" style:writing-mode="lr-tb"/>
    </style:style>
    <style:style style:name="T144_1" style:family="text">
      <style:text-properties fo:color="#0000ff"/>
    </style:style>
    <style:style style:name="T144_2" style:family="text">
      <style:text-properties fo:color="#0000ff"/>
    </style:style>
    <style:style style:name="T144_3" style:family="text">
      <style:text-properties fo:color="#0000ff"/>
    </style:style>
    <style:style style:name="T144_4" style:family="text">
      <style:text-properties fo:color="#0000ff"/>
    </style:style>
    <style:style style:name="T144_5" style:family="text">
      <style:text-properties fo:color="#0000ff"/>
    </style:style>
    <style:style style:name="T144_6" style:family="text">
      <style:text-properties fo:color="#0000ff"/>
    </style:style>
    <style:style style:name="T144_7" style:family="text">
      <style:text-properties fo:color="#0000ff"/>
    </style:style>
    <style:style style:name="T144_8" style:family="text">
      <style:text-properties fo:color="#0000ff"/>
    </style:style>
    <style:style style:name="T144_9" style:family="text">
      <style:text-properties fo:color="#0000ff"/>
    </style:style>
    <style:style style:name="T144_10" style:family="text">
      <style:text-properties fo:color="#0000ff"/>
    </style:style>
    <style:style style:name="T144_11" style:family="text">
      <style:text-properties fo:color="#0000ff"/>
    </style:style>
    <style:style style:name="T144_12" style:family="text">
      <style:text-properties fo:color="#0000ff"/>
    </style:style>
    <style:style style:name="T144_13" style:family="text">
      <style:text-properties fo:color="#0000ff"/>
    </style:style>
    <style:style style:name="P145" style:family="paragraph" style:parent-style-name="Standard">
      <style:paragraph-properties fo:break-before="auto" fo:text-indent="0cm" fo:margin-left="1.27cm" style:writing-mode="lr-tb"/>
    </style:style>
    <style:style style:name="T145_1" style:family="text">
      <style:text-properties fo:color="#0000ff"/>
    </style:style>
    <style:style style:name="T145_2" style:family="text">
      <style:text-properties fo:color="#0000ff"/>
    </style:style>
    <style:style style:name="T145_3" style:family="text">
      <style:text-properties fo:color="#0000ff"/>
    </style:style>
    <style:style style:name="T145_4" style:family="text">
      <style:text-properties fo:color="#0000ff"/>
    </style:style>
    <style:style style:name="T145_5" style:family="text">
      <style:text-properties fo:color="#0000ff"/>
    </style:style>
    <style:style style:name="T145_6" style:family="text">
      <style:text-properties fo:color="#0000ff"/>
    </style:style>
    <style:style style:name="T145_7" style:family="text">
      <style:text-properties fo:color="#0000ff"/>
    </style:style>
    <style:style style:name="T145_8" style:family="text">
      <style:text-properties fo:color="#0000ff"/>
    </style:style>
    <style:style style:name="T145_9" style:family="text">
      <style:text-properties fo:color="#0000ff"/>
    </style:style>
    <style:style style:name="T145_10" style:family="text">
      <style:text-properties fo:color="#0000ff"/>
    </style:style>
    <style:style style:name="T145_11" style:family="text">
      <style:text-properties fo:color="#0000ff"/>
    </style:style>
    <style:style style:name="T145_12" style:family="text">
      <style:text-properties fo:color="#0000ff"/>
    </style:style>
    <style:style style:name="T145_13" style:family="text">
      <style:text-properties fo:color="#0000ff"/>
    </style:style>
    <style:style style:name="P146" style:family="paragraph" style:parent-style-name="Standard">
      <style:paragraph-properties fo:break-before="auto" fo:text-indent="0cm" fo:margin-left="1.27cm" style:writing-mode="lr-tb"/>
    </style:style>
    <style:style style:name="T146_1" style:family="text">
      <style:text-properties fo:color="#0000ff"/>
    </style:style>
    <style:style style:name="T146_2" style:family="text">
      <style:text-properties fo:color="#0000ff"/>
    </style:style>
    <style:style style:name="T146_3" style:family="text">
      <style:text-properties fo:color="#0000ff"/>
    </style:style>
    <style:style style:name="T146_4" style:family="text">
      <style:text-properties fo:color="#0000ff"/>
    </style:style>
    <style:style style:name="T146_5" style:family="text">
      <style:text-properties fo:color="#0000ff"/>
    </style:style>
    <style:style style:name="T146_6" style:family="text">
      <style:text-properties fo:color="#0000ff"/>
    </style:style>
    <style:style style:name="T146_7" style:family="text">
      <style:text-properties fo:color="#0000ff"/>
    </style:style>
    <style:style style:name="P147" style:family="paragraph" style:parent-style-name="Standard">
      <style:paragraph-properties fo:break-before="auto" fo:text-indent="0cm" fo:margin-left="1.27cm" style:writing-mode="lr-tb"/>
    </style:style>
    <style:style style:name="T147_1" style:family="text">
      <style:text-properties fo:color="#0000ff"/>
    </style:style>
    <style:style style:name="P148" style:family="paragraph" style:parent-style-name="Standard">
      <style:paragraph-properties fo:break-before="auto" fo:text-indent="0cm" fo:margin-left="0cm" style:writing-mode="lr-tb"/>
    </style:style>
    <style:style style:name="P149" style:family="paragraph" style:parent-style-name="Standard">
      <style:paragraph-properties fo:break-before="auto" fo:text-indent="0cm" fo:margin-left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break-before="auto" fo:text-indent="0cm" fo:margin-left="0cm" style:writing-mode="lr-tb"/>
    </style:style>
    <style:style style:name="P151" style:family="paragraph" style:parent-style-name="Standard">
      <style:paragraph-properties fo:break-before="auto" fo:text-indent="0cm" fo:margin-left="1.27cm" style:writing-mode="lr-tb"/>
    </style:style>
    <style:style style:name="T151_1" style:family="text">
      <style:text-properties fo:color="#274e13"/>
    </style:style>
    <style:style style:name="T151_2" style:family="text">
      <style:text-properties fo:color="#274e13"/>
    </style:style>
    <style:style style:name="P152" style:family="paragraph" style:parent-style-name="Standard">
      <style:paragraph-properties fo:break-before="auto" fo:text-indent="0cm" fo:margin-left="1.27cm" style:writing-mode="lr-tb"/>
    </style:style>
    <style:style style:name="T152_1" style:family="text">
      <style:text-properties fo:color="#274e13"/>
    </style:style>
    <style:style style:name="T152_2" style:family="text">
      <style:text-properties fo:color="#274e13"/>
    </style:style>
    <style:style style:name="T152_3" style:family="text">
      <style:text-properties fo:color="#274e13"/>
    </style:style>
    <style:style style:name="T152_4" style:family="text">
      <style:text-properties fo:color="#274e13"/>
    </style:style>
    <style:style style:name="T152_5" style:family="text">
      <style:text-properties fo:color="#274e13"/>
    </style:style>
    <style:style style:name="T152_6" style:family="text">
      <style:text-properties fo:color="#274e13"/>
    </style:style>
    <style:style style:name="T152_7" style:family="text">
      <style:text-properties fo:color="#274e13"/>
    </style:style>
    <style:style style:name="T152_8" style:family="text">
      <style:text-properties fo:color="#274e13"/>
    </style:style>
    <style:style style:name="T152_9" style:family="text">
      <style:text-properties fo:color="#274e13"/>
    </style:style>
    <style:style style:name="P153" style:family="paragraph" style:parent-style-name="Standard">
      <style:paragraph-properties fo:break-before="auto" fo:text-indent="0cm" fo:margin-left="1.27cm" style:writing-mode="lr-tb"/>
    </style:style>
    <style:style style:name="T153_1" style:family="text">
      <style:text-properties fo:color="#274e13"/>
    </style:style>
    <style:style style:name="T153_2" style:family="text">
      <style:text-properties fo:color="#274e13"/>
    </style:style>
    <style:style style:name="T153_3" style:family="text">
      <style:text-properties fo:color="#274e13"/>
    </style:style>
    <style:style style:name="T153_4" style:family="text">
      <style:text-properties fo:color="#274e13"/>
    </style:style>
    <style:style style:name="T153_5" style:family="text">
      <style:text-properties fo:color="#274e13"/>
    </style:style>
    <style:style style:name="T153_6" style:family="text">
      <style:text-properties fo:color="#274e13"/>
    </style:style>
    <style:style style:name="T153_7" style:family="text">
      <style:text-properties fo:color="#274e13"/>
    </style:style>
    <style:style style:name="T153_8" style:family="text">
      <style:text-properties fo:color="#274e13"/>
    </style:style>
    <style:style style:name="T153_9" style:family="text">
      <style:text-properties fo:color="#274e13"/>
    </style:style>
    <style:style style:name="P154" style:family="paragraph" style:parent-style-name="Standard">
      <style:paragraph-properties fo:break-before="auto" fo:text-indent="0cm" fo:margin-left="1.27cm" style:writing-mode="lr-tb"/>
    </style:style>
    <style:style style:name="T154_1" style:family="text">
      <style:text-properties fo:color="#274e13"/>
    </style:style>
    <style:style style:name="T154_2" style:family="text">
      <style:text-properties fo:color="#274e13"/>
    </style:style>
    <style:style style:name="T154_3" style:family="text">
      <style:text-properties fo:color="#274e13"/>
    </style:style>
    <style:style style:name="T154_4" style:family="text">
      <style:text-properties fo:color="#274e13"/>
    </style:style>
    <style:style style:name="T154_5" style:family="text">
      <style:text-properties fo:color="#274e13"/>
    </style:style>
    <style:style style:name="T154_6" style:family="text">
      <style:text-properties fo:color="#274e13"/>
    </style:style>
    <style:style style:name="T154_7" style:family="text">
      <style:text-properties fo:color="#274e13"/>
    </style:style>
    <style:style style:name="P155" style:family="paragraph" style:parent-style-name="Standard">
      <style:paragraph-properties fo:break-before="auto" fo:text-indent="0cm" fo:margin-left="1.27cm" style:writing-mode="lr-tb"/>
    </style:style>
    <style:style style:name="T155_1" style:family="text">
      <style:text-properties fo:color="#274e13"/>
    </style:style>
    <style:style style:name="T155_2" style:family="text">
      <style:text-properties fo:color="#274e13"/>
    </style:style>
    <style:style style:name="T155_3" style:family="text">
      <style:text-properties fo:color="#274e13"/>
    </style:style>
    <style:style style:name="T155_4" style:family="text">
      <style:text-properties fo:color="#274e13"/>
    </style:style>
    <style:style style:name="T155_5" style:family="text">
      <style:text-properties fo:color="#274e13"/>
    </style:style>
    <style:style style:name="T155_6" style:family="text">
      <style:text-properties fo:color="#274e13"/>
    </style:style>
    <style:style style:name="T155_7" style:family="text">
      <style:text-properties fo:color="#274e13"/>
    </style:style>
    <style:style style:name="P156" style:family="paragraph" style:parent-style-name="Standard">
      <style:paragraph-properties fo:break-before="auto" fo:text-indent="0cm" fo:margin-left="1.27cm" style:writing-mode="lr-tb"/>
    </style:style>
    <style:style style:name="T156_1" style:family="text">
      <style:text-properties fo:color="#274e13"/>
    </style:style>
    <style:style style:name="T156_2" style:family="text">
      <style:text-properties fo:color="#274e13"/>
    </style:style>
    <style:style style:name="T156_3" style:family="text">
      <style:text-properties fo:color="#274e13"/>
    </style:style>
    <style:style style:name="T156_4" style:family="text">
      <style:text-properties fo:color="#274e13"/>
    </style:style>
    <style:style style:name="T156_5" style:family="text">
      <style:text-properties fo:color="#274e13"/>
    </style:style>
    <style:style style:name="P157" style:family="paragraph" style:parent-style-name="Standard">
      <style:paragraph-properties fo:break-before="auto" fo:text-indent="0cm" fo:margin-left="1.27cm" style:writing-mode="lr-tb"/>
    </style:style>
    <style:style style:name="T157_1" style:family="text">
      <style:text-properties fo:color="#274e13"/>
    </style:style>
    <style:style style:name="T157_2" style:family="text">
      <style:text-properties fo:color="#274e13"/>
    </style:style>
    <style:style style:name="P158" style:family="paragraph" style:parent-style-name="Standard">
      <style:paragraph-properties fo:break-before="auto" fo:text-indent="0cm" fo:margin-left="1.27cm" style:writing-mode="lr-tb"/>
    </style:style>
    <style:style style:name="T158_1" style:family="text">
      <style:text-properties fo:color="#274e13"/>
    </style:style>
    <style:style style:name="T158_2" style:family="text">
      <style:text-properties fo:color="#274e13"/>
    </style:style>
    <style:style style:name="T158_3" style:family="text">
      <style:text-properties fo:color="#274e13"/>
    </style:style>
    <style:style style:name="T158_4" style:family="text">
      <style:text-properties fo:color="#274e13"/>
    </style:style>
    <style:style style:name="T158_5" style:family="text">
      <style:text-properties fo:color="#274e13"/>
    </style:style>
    <style:style style:name="T158_6" style:family="text">
      <style:text-properties fo:color="#274e13"/>
    </style:style>
    <style:style style:name="T158_7" style:family="text">
      <style:text-properties fo:color="#274e13"/>
    </style:style>
    <style:style style:name="T158_8" style:family="text">
      <style:text-properties fo:color="#274e13"/>
    </style:style>
    <style:style style:name="T158_9" style:family="text">
      <style:text-properties fo:color="#274e13"/>
    </style:style>
    <style:style style:name="T158_10" style:family="text">
      <style:text-properties fo:color="#274e13"/>
    </style:style>
    <style:style style:name="T158_11" style:family="text">
      <style:text-properties fo:color="#274e13"/>
    </style:style>
    <style:style style:name="P159" style:family="paragraph" style:parent-style-name="Standard">
      <style:paragraph-properties fo:break-before="auto" fo:text-indent="0cm" fo:margin-left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P160" style:family="paragraph" style:parent-style-name="Standard">
      <style:paragraph-properties fo:break-before="auto" fo:text-indent="0cm" fo:margin-left="0cm" style:writing-mode="lr-tb"/>
    </style:style>
    <style:style style:name="P161" style:family="paragraph" style:parent-style-name="Standard">
      <style:paragraph-properties fo:break-before="auto" style:writing-mode="lr-tb"/>
    </style:style>
    <style:style style:name="T161_1" style:family="text"/>
    <style:style style:name="T161_2" style:family="text"/>
    <style:style style:name="P162" style:family="paragraph" style:parent-style-name="Standard">
      <style:paragraph-properties fo:break-before="auto" fo:text-indent="0cm" fo:margin-left="1.27cm" style:writing-mode="lr-tb"/>
    </style:style>
    <style:style style:name="T162_1" style:family="text">
      <style:text-properties fo:color="#274e13"/>
    </style:style>
    <style:style style:name="T162_2" style:family="text">
      <style:text-properties fo:color="#274e13"/>
    </style:style>
    <style:style style:name="P163" style:family="paragraph" style:parent-style-name="Standard">
      <style:paragraph-properties fo:break-before="auto" fo:text-indent="0cm" fo:margin-left="1.27cm" style:writing-mode="lr-tb"/>
    </style:style>
    <style:style style:name="T163_1" style:family="text">
      <style:text-properties fo:color="#274e13"/>
    </style:style>
    <style:style style:name="T163_2" style:family="text">
      <style:text-properties fo:color="#274e13"/>
    </style:style>
    <style:style style:name="T163_3" style:family="text">
      <style:text-properties fo:color="#274e13"/>
    </style:style>
    <style:style style:name="T163_4" style:family="text">
      <style:text-properties fo:color="#274e13"/>
    </style:style>
    <style:style style:name="T163_5" style:family="text">
      <style:text-properties fo:color="#274e13"/>
    </style:style>
    <style:style style:name="T163_6" style:family="text">
      <style:text-properties fo:color="#274e13"/>
    </style:style>
    <style:style style:name="T163_7" style:family="text">
      <style:text-properties fo:color="#274e13"/>
    </style:style>
    <style:style style:name="T163_8" style:family="text">
      <style:text-properties fo:color="#274e13"/>
    </style:style>
    <style:style style:name="T163_9" style:family="text">
      <style:text-properties fo:color="#274e13"/>
    </style:style>
    <style:style style:name="P164" style:family="paragraph" style:parent-style-name="Standard">
      <style:paragraph-properties fo:break-before="auto" fo:text-indent="0cm" fo:margin-left="1.27cm" style:writing-mode="lr-tb"/>
    </style:style>
    <style:style style:name="T164_1" style:family="text">
      <style:text-properties fo:color="#274e13"/>
    </style:style>
    <style:style style:name="T164_2" style:family="text">
      <style:text-properties fo:color="#274e13"/>
    </style:style>
    <style:style style:name="T164_3" style:family="text">
      <style:text-properties fo:color="#274e13"/>
    </style:style>
    <style:style style:name="T164_4" style:family="text">
      <style:text-properties fo:color="#274e13"/>
    </style:style>
    <style:style style:name="T164_5" style:family="text">
      <style:text-properties fo:color="#274e13"/>
    </style:style>
    <style:style style:name="T164_6" style:family="text">
      <style:text-properties fo:color="#274e13"/>
    </style:style>
    <style:style style:name="T164_7" style:family="text">
      <style:text-properties fo:color="#274e13"/>
    </style:style>
    <style:style style:name="T164_8" style:family="text">
      <style:text-properties fo:color="#274e13"/>
    </style:style>
    <style:style style:name="T164_9" style:family="text">
      <style:text-properties fo:color="#274e13"/>
    </style:style>
    <style:style style:name="P165" style:family="paragraph" style:parent-style-name="Standard">
      <style:paragraph-properties fo:break-before="auto" fo:text-indent="0cm" fo:margin-left="1.27cm" style:writing-mode="lr-tb"/>
    </style:style>
    <style:style style:name="T165_1" style:family="text">
      <style:text-properties fo:color="#274e13"/>
    </style:style>
    <style:style style:name="T165_2" style:family="text">
      <style:text-properties fo:color="#274e13"/>
    </style:style>
    <style:style style:name="T165_3" style:family="text">
      <style:text-properties fo:color="#274e13"/>
    </style:style>
    <style:style style:name="T165_4" style:family="text">
      <style:text-properties fo:color="#274e13"/>
    </style:style>
    <style:style style:name="T165_5" style:family="text">
      <style:text-properties fo:color="#274e13"/>
    </style:style>
    <style:style style:name="T165_6" style:family="text">
      <style:text-properties fo:color="#274e13"/>
    </style:style>
    <style:style style:name="T165_7" style:family="text">
      <style:text-properties fo:color="#274e13"/>
    </style:style>
    <style:style style:name="P166" style:family="paragraph" style:parent-style-name="Standard">
      <style:paragraph-properties fo:break-before="auto" fo:text-indent="0cm" fo:margin-left="1.27cm" style:writing-mode="lr-tb"/>
    </style:style>
    <style:style style:name="T166_1" style:family="text">
      <style:text-properties fo:color="#274e13"/>
    </style:style>
    <style:style style:name="T166_2" style:family="text">
      <style:text-properties fo:color="#274e13"/>
    </style:style>
    <style:style style:name="T166_3" style:family="text">
      <style:text-properties fo:color="#274e13"/>
    </style:style>
    <style:style style:name="T166_4" style:family="text">
      <style:text-properties fo:color="#274e13"/>
    </style:style>
    <style:style style:name="T166_5" style:family="text">
      <style:text-properties fo:color="#274e13"/>
    </style:style>
    <style:style style:name="T166_6" style:family="text">
      <style:text-properties fo:color="#274e13"/>
    </style:style>
    <style:style style:name="T166_7" style:family="text">
      <style:text-properties fo:color="#274e13"/>
    </style:style>
    <style:style style:name="P167" style:family="paragraph" style:parent-style-name="Standard">
      <style:paragraph-properties fo:break-before="auto" fo:text-indent="0cm" fo:margin-left="1.27cm" style:writing-mode="lr-tb"/>
    </style:style>
    <style:style style:name="T167_1" style:family="text">
      <style:text-properties fo:color="#274e13"/>
    </style:style>
    <style:style style:name="T167_2" style:family="text">
      <style:text-properties fo:color="#274e13"/>
    </style:style>
    <style:style style:name="T167_3" style:family="text">
      <style:text-properties fo:color="#274e13"/>
    </style:style>
    <style:style style:name="T167_4" style:family="text">
      <style:text-properties fo:color="#274e13"/>
    </style:style>
    <style:style style:name="T167_5" style:family="text">
      <style:text-properties fo:color="#274e13"/>
    </style:style>
    <style:style style:name="P168" style:family="paragraph" style:parent-style-name="Standard">
      <style:paragraph-properties fo:break-before="auto" style:writing-mode="lr-tb"/>
    </style:style>
    <style:style style:name="T168_1" style:family="text">
      <style:text-properties fo:color="#274e13"/>
    </style:style>
    <style:style style:name="T168_2" style:family="text">
      <style:text-properties fo:color="#274e13"/>
    </style:style>
    <style:style style:name="T168_3" style:family="text">
      <style:text-properties fo:color="#274e13"/>
    </style:style>
    <style:style style:name="P169" style:family="paragraph" style:parent-style-name="Standard">
      <style:paragraph-properties fo:break-before="auto" fo:text-indent="0cm" fo:margin-left="1.27cm" style:writing-mode="lr-tb"/>
    </style:style>
    <style:style style:name="T169_1" style:family="text">
      <style:text-properties fo:color="#274e13"/>
    </style:style>
    <style:style style:name="T169_2" style:family="text">
      <style:text-properties fo:color="#274e13"/>
    </style:style>
    <style:style style:name="T169_3" style:family="text">
      <style:text-properties fo:color="#274e13"/>
    </style:style>
    <style:style style:name="T169_4" style:family="text">
      <style:text-properties fo:color="#274e13"/>
    </style:style>
    <style:style style:name="T169_5" style:family="text">
      <style:text-properties fo:color="#274e13"/>
    </style:style>
    <style:style style:name="T169_6" style:family="text">
      <style:text-properties fo:color="#274e13"/>
    </style:style>
    <style:style style:name="T169_7" style:family="text">
      <style:text-properties fo:color="#274e13"/>
    </style:style>
    <style:style style:name="T169_8" style:family="text">
      <style:text-properties fo:color="#274e13"/>
    </style:style>
    <style:style style:name="T169_9" style:family="text">
      <style:text-properties fo:color="#274e13"/>
    </style:style>
    <style:style style:name="T169_10" style:family="text">
      <style:text-properties fo:color="#274e13"/>
    </style:style>
    <style:style style:name="T169_11" style:family="text">
      <style:text-properties fo:color="#274e13"/>
    </style:style>
    <style:style style:name="P170" style:family="paragraph" style:parent-style-name="Standard">
      <style:paragraph-properties fo:break-before="auto" fo:text-indent="0cm" fo:margin-left="1.27cm" style:writing-mode="lr-tb"/>
      <style:text-properties fo:color="#274e13"/>
    </style:style>
    <style:style style:name="P171" style:family="paragraph" style:parent-style-name="Standard">
      <style:paragraph-properties fo:break-before="auto" fo:text-indent="0cm" fo:margin-left="1.27cm" style:writing-mode="lr-tb"/>
    </style:style>
    <style:style style:name="T171_1" style:family="text">
      <style:text-properties fo:color="#274e13"/>
    </style:style>
    <style:style style:name="T171_2" style:family="text">
      <style:text-properties fo:color="#274e13"/>
    </style:style>
    <style:style style:name="P172" style:family="paragraph" style:parent-style-name="Standard">
      <style:paragraph-properties fo:break-before="auto" fo:text-indent="0cm" fo:margin-left="1.27cm" style:writing-mode="lr-tb"/>
    </style:style>
    <style:style style:name="T172_1" style:family="text">
      <style:text-properties fo:color="#274e13"/>
    </style:style>
    <style:style style:name="T172_2" style:family="text">
      <style:text-properties fo:color="#274e13"/>
    </style:style>
    <style:style style:name="T172_3" style:family="text">
      <style:text-properties fo:color="#274e13"/>
    </style:style>
    <style:style style:name="T172_4" style:family="text">
      <style:text-properties fo:color="#274e13"/>
    </style:style>
    <style:style style:name="T172_5" style:family="text">
      <style:text-properties fo:color="#274e13"/>
    </style:style>
    <style:style style:name="P173" style:family="paragraph" style:parent-style-name="Standard">
      <style:paragraph-properties fo:break-before="auto" fo:text-indent="0cm" fo:margin-left="1.27cm" style:writing-mode="lr-tb"/>
    </style:style>
    <style:style style:name="T173_1" style:family="text">
      <style:text-properties fo:color="#274e13"/>
    </style:style>
    <style:style style:name="P174" style:family="paragraph" style:parent-style-name="Standard">
      <style:paragraph-properties fo:break-before="auto" fo:text-indent="0cm" fo:margin-left="1.27cm" style:writing-mode="lr-tb"/>
    </style:style>
    <style:style style:name="T174_1" style:family="text">
      <style:text-properties fo:color="#274e13"/>
    </style:style>
    <style:style style:name="T174_2" style:family="text">
      <style:text-properties fo:color="#274e13"/>
    </style:style>
    <style:style style:name="P175" style:family="paragraph" style:parent-style-name="Standard">
      <style:paragraph-properties fo:break-before="auto" fo:text-indent="0cm" fo:margin-left="1.27cm" style:writing-mode="lr-tb"/>
    </style:style>
    <style:style style:name="T175_1" style:family="text">
      <style:text-properties fo:color="#274e13"/>
    </style:style>
    <style:style style:name="T175_2" style:family="text">
      <style:text-properties fo:color="#274e13"/>
    </style:style>
    <style:style style:name="T175_3" style:family="text">
      <style:text-properties fo:color="#274e13"/>
    </style:style>
    <style:style style:name="T175_4" style:family="text">
      <style:text-properties fo:color="#274e13"/>
    </style:style>
    <style:style style:name="T175_5" style:family="text">
      <style:text-properties fo:color="#274e13"/>
    </style:style>
    <style:style style:name="T175_6" style:family="text">
      <style:text-properties fo:color="#274e13"/>
    </style:style>
    <style:style style:name="T175_7" style:family="text">
      <style:text-properties fo:color="#274e13"/>
    </style:style>
    <style:style style:name="T175_8" style:family="text">
      <style:text-properties fo:color="#274e13"/>
    </style:style>
    <style:style style:name="T175_9" style:family="text">
      <style:text-properties fo:color="#274e13"/>
    </style:style>
    <style:style style:name="T175_10" style:family="text">
      <style:text-properties fo:color="#274e13"/>
    </style:style>
    <style:style style:name="T175_11" style:family="text">
      <style:text-properties fo:color="#274e13"/>
    </style:style>
    <style:style style:name="T175_12" style:family="text">
      <style:text-properties fo:color="#274e13"/>
    </style:style>
    <style:style style:name="T175_13" style:family="text">
      <style:text-properties fo:color="#274e13"/>
    </style:style>
    <style:style style:name="T175_14" style:family="text">
      <style:text-properties fo:color="#274e13"/>
    </style:style>
    <style:style style:name="T175_15" style:family="text">
      <style:text-properties fo:color="#274e13"/>
    </style:style>
    <style:style style:name="T175_16" style:family="text">
      <style:text-properties fo:color="#274e13"/>
    </style:style>
    <style:style style:name="T175_17" style:family="text">
      <style:text-properties fo:color="#274e13"/>
    </style:style>
    <style:style style:name="T175_18" style:family="text">
      <style:text-properties fo:color="#274e13"/>
    </style:style>
    <style:style style:name="T175_19" style:family="text">
      <style:text-properties fo:color="#274e13"/>
    </style:style>
    <style:style style:name="P176" style:family="paragraph" style:parent-style-name="Standard">
      <style:paragraph-properties fo:break-before="auto" fo:text-indent="0cm" fo:margin-left="1.27cm" style:writing-mode="lr-tb"/>
    </style:style>
    <style:style style:name="T176_1" style:family="text">
      <style:text-properties fo:color="#274e13"/>
    </style:style>
    <style:style style:name="P177" style:family="paragraph" style:parent-style-name="Standard">
      <style:paragraph-properties fo:break-before="auto" fo:text-indent="0cm" fo:margin-left="1.27cm" style:writing-mode="lr-tb"/>
    </style:style>
    <style:style style:name="T177_1" style:family="text">
      <style:text-properties fo:color="#274e13"/>
    </style:style>
    <style:style style:name="T177_2" style:family="text">
      <style:text-properties fo:color="#274e13"/>
    </style:style>
    <style:style style:name="P178" style:family="paragraph" style:parent-style-name="Standard">
      <style:paragraph-properties fo:break-before="auto" fo:text-indent="0cm" fo:margin-left="1.27cm" style:writing-mode="lr-tb"/>
    </style:style>
    <style:style style:name="T178_1" style:family="text">
      <style:text-properties fo:color="#274e13"/>
    </style:style>
    <style:style style:name="T178_2" style:family="text">
      <style:text-properties fo:color="#274e13"/>
    </style:style>
    <style:style style:name="T178_3" style:family="text">
      <style:text-properties fo:color="#274e13"/>
    </style:style>
    <style:style style:name="T178_4" style:family="text">
      <style:text-properties fo:color="#274e13"/>
    </style:style>
    <style:style style:name="T178_5" style:family="text">
      <style:text-properties fo:color="#274e13"/>
    </style:style>
    <style:style style:name="T178_6" style:family="text">
      <style:text-properties fo:color="#274e13"/>
    </style:style>
    <style:style style:name="T178_7" style:family="text">
      <style:text-properties fo:color="#274e13"/>
    </style:style>
    <style:style style:name="T178_8" style:family="text">
      <style:text-properties fo:color="#274e13"/>
    </style:style>
    <style:style style:name="T178_9" style:family="text">
      <style:text-properties fo:color="#274e13"/>
    </style:style>
    <style:style style:name="T178_10" style:family="text">
      <style:text-properties fo:color="#274e13"/>
    </style:style>
    <style:style style:name="T178_11" style:family="text">
      <style:text-properties fo:color="#274e13"/>
    </style:style>
    <style:style style:name="T178_12" style:family="text">
      <style:text-properties fo:color="#274e13"/>
    </style:style>
    <style:style style:name="T178_13" style:family="text">
      <style:text-properties fo:color="#274e13"/>
    </style:style>
    <style:style style:name="T178_14" style:family="text">
      <style:text-properties fo:color="#274e13"/>
    </style:style>
    <style:style style:name="T178_15" style:family="text">
      <style:text-properties fo:color="#274e13"/>
    </style:style>
    <style:style style:name="T178_16" style:family="text">
      <style:text-properties fo:color="#274e13"/>
    </style:style>
    <style:style style:name="T178_17" style:family="text">
      <style:text-properties fo:color="#274e13"/>
    </style:style>
    <style:style style:name="T178_18" style:family="text">
      <style:text-properties fo:color="#274e13"/>
    </style:style>
    <style:style style:name="T178_19" style:family="text">
      <style:text-properties fo:color="#274e13"/>
    </style:style>
    <style:style style:name="P179" style:family="paragraph" style:parent-style-name="Standard">
      <style:paragraph-properties fo:break-before="auto" fo:text-indent="0cm" fo:margin-left="1.27cm" style:writing-mode="lr-tb"/>
    </style:style>
    <style:style style:name="T179_1" style:family="text">
      <style:text-properties fo:color="#274e13"/>
    </style:style>
    <style:style style:name="P180" style:family="paragraph" style:parent-style-name="Standard">
      <style:paragraph-properties fo:break-before="auto" fo:text-indent="0cm" fo:margin-left="1.27cm" style:writing-mode="lr-tb"/>
    </style:style>
    <style:style style:name="T180_1" style:family="text">
      <style:text-properties fo:color="#274e13"/>
    </style:style>
    <style:style style:name="T180_2" style:family="text">
      <style:text-properties fo:color="#274e13"/>
    </style:style>
    <style:style style:name="P181" style:family="paragraph" style:parent-style-name="Standard">
      <style:paragraph-properties fo:break-before="auto" fo:text-indent="0cm" fo:margin-left="1.27cm" style:writing-mode="lr-tb"/>
    </style:style>
    <style:style style:name="T181_1" style:family="text">
      <style:text-properties fo:color="#274e13"/>
    </style:style>
    <style:style style:name="T181_2" style:family="text">
      <style:text-properties fo:color="#274e13"/>
    </style:style>
    <style:style style:name="T181_3" style:family="text">
      <style:text-properties fo:color="#274e13"/>
    </style:style>
    <style:style style:name="T181_4" style:family="text">
      <style:text-properties fo:color="#274e13"/>
    </style:style>
    <style:style style:name="T181_5" style:family="text">
      <style:text-properties fo:color="#274e13"/>
    </style:style>
    <style:style style:name="T181_6" style:family="text">
      <style:text-properties fo:color="#274e13"/>
    </style:style>
    <style:style style:name="T181_7" style:family="text">
      <style:text-properties fo:color="#274e13"/>
    </style:style>
    <style:style style:name="T181_8" style:family="text">
      <style:text-properties fo:color="#274e13"/>
    </style:style>
    <style:style style:name="T181_9" style:family="text">
      <style:text-properties fo:color="#274e13"/>
    </style:style>
    <style:style style:name="T181_10" style:family="text">
      <style:text-properties fo:color="#274e13"/>
    </style:style>
    <style:style style:name="T181_11" style:family="text">
      <style:text-properties fo:color="#274e13"/>
    </style:style>
    <style:style style:name="T181_12" style:family="text">
      <style:text-properties fo:color="#274e13"/>
    </style:style>
    <style:style style:name="T181_13" style:family="text">
      <style:text-properties fo:color="#274e13"/>
    </style:style>
    <style:style style:name="P182" style:family="paragraph" style:parent-style-name="Standard">
      <style:paragraph-properties fo:break-before="auto" fo:text-indent="0cm" fo:margin-left="1.27cm" style:writing-mode="lr-tb"/>
      <style:text-properties fo:color="#274e13"/>
    </style:style>
    <style:style style:name="P183" style:family="paragraph" style:parent-style-name="Standard">
      <style:paragraph-properties fo:break-before="auto" fo:text-indent="0cm" fo:margin-left="1.27cm" style:writing-mode="lr-tb"/>
    </style:style>
    <style:style style:name="T183_1" style:family="text">
      <style:text-properties fo:color="#274e13"/>
    </style:style>
    <style:style style:name="T183_2" style:family="text">
      <style:text-properties fo:color="#274e13"/>
    </style:style>
    <style:style style:name="P184" style:family="paragraph" style:parent-style-name="Standard">
      <style:paragraph-properties fo:break-before="auto" fo:text-indent="0cm" fo:margin-left="1.27cm" style:writing-mode="lr-tb"/>
    </style:style>
    <style:style style:name="T184_1" style:family="text">
      <style:text-properties fo:color="#274e13"/>
    </style:style>
    <style:style style:name="T184_2" style:family="text">
      <style:text-properties fo:color="#274e13"/>
    </style:style>
    <style:style style:name="T184_3" style:family="text">
      <style:text-properties fo:color="#274e13"/>
    </style:style>
    <style:style style:name="T184_4" style:family="text">
      <style:text-properties fo:color="#274e13"/>
    </style:style>
    <style:style style:name="T184_5" style:family="text">
      <style:text-properties fo:color="#274e13"/>
    </style:style>
    <style:style style:name="T184_6" style:family="text">
      <style:text-properties fo:color="#274e13"/>
    </style:style>
    <style:style style:name="T184_7" style:family="text">
      <style:text-properties fo:color="#274e13"/>
    </style:style>
    <style:style style:name="T184_8" style:family="text">
      <style:text-properties fo:color="#274e13"/>
    </style:style>
    <style:style style:name="T184_9" style:family="text">
      <style:text-properties fo:color="#274e13"/>
    </style:style>
    <style:style style:name="T184_10" style:family="text">
      <style:text-properties fo:color="#274e13"/>
    </style:style>
    <style:style style:name="T184_11" style:family="text">
      <style:text-properties fo:color="#274e13"/>
    </style:style>
    <style:style style:name="T184_12" style:family="text">
      <style:text-properties fo:color="#274e13"/>
    </style:style>
    <style:style style:name="T184_13" style:family="text">
      <style:text-properties fo:color="#274e13"/>
    </style:style>
    <style:style style:name="P185" style:family="paragraph" style:parent-style-name="Standard">
      <style:paragraph-properties fo:break-before="auto" fo:text-indent="0cm" fo:margin-left="0cm" style:writing-mode="lr-tb"/>
    </style:style>
    <style:style style:name="T185_1" style:family="text"/>
    <style:style style:name="P186" style:family="paragraph" style:parent-style-name="Standard">
      <style:paragraph-properties fo:break-before="auto" fo:text-indent="0cm" fo:margin-left="0cm" style:writing-mode="lr-tb"/>
    </style:style>
    <style:style style:name="P187" style:family="paragraph" style:parent-style-name="Standard">
      <style:paragraph-properties fo:break-before="auto" fo:text-indent="0cm" fo:margin-left="0cm" style:writing-mode="lr-tb"/>
    </style:style>
    <style:style style:name="P188" style:family="paragraph" style:parent-style-name="Standard">
      <style:paragraph-properties fo:break-before="auto" fo:text-indent="0cm" fo:margin-left="0cm" style:writing-mode="lr-tb"/>
    </style:style>
    <style:style style:name="T188_1" style:family="text"/>
    <style:style style:name="P189" style:family="paragraph" style:parent-style-name="Standard">
      <style:paragraph-properties fo:break-before="auto" fo:text-indent="0cm" fo:margin-left="0cm" style:writing-mode="lr-tb"/>
    </style:style>
    <style:style style:name="T189_1" style:family="text"/>
    <style:style style:name="P190" style:family="paragraph" style:parent-style-name="Standard">
      <style:paragraph-properties fo:break-before="auto" fo:text-indent="0cm" fo:margin-left="0cm" style:writing-mode="lr-tb"/>
    </style:style>
    <style:style style:name="P191" style:family="paragraph" style:parent-style-name="Standard">
      <style:paragraph-properties fo:break-before="auto" fo:text-indent="0cm" fo:margin-left="0cm" style:writing-mode="lr-tb"/>
    </style:style>
    <style:style style:name="P192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 style:text-underline-style="solid" style:text-underline-color="font-color"/>
    </style:style>
    <style:style style:name="P193" style:family="paragraph" style:parent-style-name="Standard">
      <style:paragraph-properties fo:break-before="page" fo:text-indent="0cm" fo:margin-left="0cm" style:writing-mode="lr-tb"/>
    </style:style>
    <style:style style:name="T193_1" style:family="text">
      <style:text-properties fo:font-weight="bold" style:font-weight-asian="bold" style:font-weight-complex="bold" style:text-underline-style="solid" style:text-underline-color="font-color"/>
    </style:style>
    <style:style style:name="T193_2" style:family="text">
      <style:text-properties fo:font-weight="bold" style:font-weight-asian="bold" style:font-weight-complex="bold" style:text-underline-style="solid" style:text-underline-color="font-color"/>
    </style:style>
    <style:style style:name="T193_3" style:family="text">
      <style:text-properties fo:font-weight="bold" style:font-weight-asian="bold" style:font-weight-complex="bold" style:text-underline-style="solid" style:text-underline-color="font-color"/>
    </style:style>
    <style:style style:name="T193_4" style:family="text">
      <style:text-properties fo:font-weight="bold" style:font-weight-asian="bold" style:font-weight-complex="bold" style:text-underline-style="solid" style:text-underline-color="font-color"/>
    </style:style>
    <style:style style:name="T193_5" style:family="text">
      <style:text-properties fo:font-weight="bold" style:font-weight-asian="bold" style:font-weight-complex="bold" style:text-underline-style="solid" style:text-underline-color="font-color"/>
    </style:style>
    <style:style style:name="P194" style:family="paragraph" style:parent-style-name="Standard">
      <style:paragraph-properties fo:break-before="auto" fo:text-indent="0cm" fo:margin-left="0cm" style:writing-mode="lr-tb"/>
    </style:style>
    <style:style style:name="Table1" style:family="table">
      <style:table-properties table:align="left" style:width="17.293cm" fo:margin-left="0.176cm"/>
    </style:style>
    <style:style style:name="Column1" style:family="table-column">
      <style:table-column-properties style:column-width="8.647cm"/>
    </style:style>
    <style:style style:name="Column2" style:family="table-column">
      <style:table-column-properties style:column-width="8.64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9" style:family="text">
      <style:text-properties style:text-line-through-style="none" fo:font-style="normal" style:font-style-asian="normal" style:font-style-complex="normal" fo:color="#274e1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break-before="auto" fo:text-indent="0cm" fo:margin-left="0cm" style:writing-mode="lr-tb"/>
    </style:style>
    <style:style style:name="P233" style:family="paragraph" style:parent-style-name="Standard">
      <style:paragraph-properties fo:break-before="auto" fo:text-indent="1.27cm" style:writing-mode="lr-tb"/>
    </style:style>
    <style:style style:name="P234" style:family="paragraph" style:parent-style-name="Standard">
      <style:paragraph-properties fo:break-before="auto" style:writing-mode="lr-tb"/>
    </style:style>
    <style:style style:name="P235" style:family="paragraph" style:parent-style-name="Standard">
      <style:paragraph-properties fo:break-before="auto" style:writing-mode="lr-tb"/>
    </style:style>
    <style:style style:name="T235_1" style:family="text"/>
  </office:automatic-styles>
  <office:body>
    <office:text>
      <text:p text:style-name="P1"><text:span text:style-name="T1_1">Differences</text:span><text:span text:style-name="T1_2"><text:s/></text:span><text:span text:style-name="T1_3">Between</text:span><text:span text:style-name="T1_4"><text:s/></text:span><text:span text:style-name="T1_5">the</text:span><text:span text:style-name="T1_6"><text:s/></text:span><text:span text:style-name="T1_7">2.0<text:s/></text:span><text:span text:style-name="T1_8">and</text:span><text:span text:style-name="T1_9"><text:s/></text:span><text:span text:style-name="T1_10">2.1</text:span><text:span text:style-name="T1_11"><text:s/></text:span><text:span text:style-name="T1_12">Grammers</text:span></text:p>
      <text:p text:style-name="P2"/>
      <text:p text:style-name="P3"><text:span text:style-name="T3_1">Parsing</text:span><text:span text:style-name="T3_2"><text:s/></text:span><text:span text:style-name="T3_3">Rules</text:span><text:span text:style-name="T3_4"><text:s/></text:span><text:span text:style-name="T3_5">Differences</text:span></text:p>
      <text:p text:style-name="P4"><text:span text:style-name="T4_1">1.<text:s/><text:tab/></text:span><text:span text:style-name="T4_2">sourceText</text:span></text:p>
      <text:p text:style-name="P5"><text:span text:style-name="T5_1"><text:tab/><text:tab/>:<text:tab/>(</text:span><text:span text:style-name="T5_2">deviceDecl</text:span><text:span text:style-name="T5_3"><text:s/>|<text:s/></text:span><text:span text:style-name="T5_4">designDecl</text:span><text:span text:style-name="T5_5">)+<text:s/></text:span><text:span text:style-name="T5_6">EOF</text:span></text:p>
      <text:p text:style-name="P6"><text:span text:style-name="T6_1"><text:tab/><text:tab/>;</text:span></text:p>
      <text:p text:style-name="P7"><text:span text:style-name="T7_1"><text:tab/></text:span></text:p>
      <text:p text:style-name="P8"><text:span text:style-name="T8_1">changed</text:span><text:span text:style-name="T8_2"><text:s/></text:span><text:span text:style-name="T8_3">to</text:span><text:span text:style-name="T8_4">:</text:span></text:p>
      <text:p text:style-name="P9"/>
      <text:p text:style-name="P10"><text:span text:style-name="T10_1">PhdlModel</text:span><text:span text:style-name="T10_2">:<text:s/></text:span></text:p>
      <text:p text:style-name="P11"><text:span text:style-name="T11_1"><text:tab/></text:span><text:span text:style-name="T11_2">imports</text:span><text:span text:style-name="T11_3">+=</text:span><text:span text:style-name="T11_4">Import</text:span><text:span text:style-name="T11_5">*<text:s/>(</text:span><text:span text:style-name="T11_6">packages</text:span><text:span text:style-name="T11_7">+=</text:span><text:span text:style-name="T11_8">Package</text:span><text:span text:style-name="T11_9"><text:s/>|<text:s/></text:span><text:span text:style-name="T11_10">devices</text:span><text:span text:style-name="T11_11">+=</text:span><text:span text:style-name="T11_12">Device</text:span><text:span text:style-name="T11_13"><text:s/>|<text:s/></text:span><text:span text:style-name="T11_14">designs</text:span><text:span text:style-name="T11_15">+=</text:span><text:span text:style-name="T11_16">Design</text:span><text:span text:style-name="T11_17">)*;</text:span></text:p>
      <text:p text:style-name="P12"/>
      <text:p text:style-name="P13"><text:span text:style-name="T13_1">2.<text:tab/></text:span><text:span text:style-name="T13_2">The</text:span><text:span text:style-name="T13_3"><text:s/></text:span><text:span text:style-name="T13_4">following</text:span><text:span text:style-name="T13_5"><text:s/></text:span><text:span text:style-name="T13_6">lexing</text:span><text:span text:style-name="T13_7"><text:s/></text:span><text:span text:style-name="T13_8">rule</text:span><text:span text:style-name="T13_9"><text:s/></text:span><text:span text:style-name="T13_10">was</text:span><text:span text:style-name="T13_11"><text:s/></text:span><text:span text:style-name="T13_12">removed</text:span><text:span text:style-name="T13_13">:</text:span></text:p>
      <text:p text:style-name="P14"><text:span text:style-name="T14_1"><text:tab/></text:span><text:span text:style-name="T14_2">INCLUDE</text:span><text:span text:style-name="T14_3">_</text:span><text:span text:style-name="T14_4">DECL</text:span></text:p>
      <text:p text:style-name="P15"><text:span text:style-name="T15_1"><text:tab/>:<text:s/><text:tab/></text:span><text:span text:style-name="T15_2">INCLUDE</text:span><text:span text:style-name="T15_3"><text:s/></text:span><text:span text:style-name="T15_4">WHITESPACE</text:span><text:span text:style-name="T15_5">?<text:s/></text:span><text:span text:style-name="T15_6">fileName</text:span><text:span text:style-name="T15_7">=</text:span><text:span text:style-name="T15_8">STRING</text:span></text:p>
      <text:p text:style-name="P16"><text:span text:style-name="T16_1"><text:tab/><text:tab/>{<text:tab/></text:span><text:span text:style-name="T16_2">String</text:span><text:span text:style-name="T16_3"><text:s/></text:span><text:span text:style-name="T16_4">name</text:span><text:span text:style-name="T16_5"><text:s/>=<text:s/></text:span><text:span text:style-name="T16_6">fileName</text:span><text:span text:style-name="T16_7">.</text:span><text:span text:style-name="T16_8">getText</text:span><text:span text:style-name="T16_9">();</text:span></text:p>
      <text:p text:style-name="P17"><text:span text:style-name="T17_1"><text:tab/><text:tab/><text:tab/></text:span><text:span text:style-name="T17_2">name</text:span><text:span text:style-name="T17_3"><text:s/>=<text:s/></text:span><text:span text:style-name="T17_4">name</text:span><text:span text:style-name="T17_5">.</text:span><text:span text:style-name="T17_6">substring</text:span><text:span text:style-name="T17_7">(1,</text:span><text:span text:style-name="T17_8">name</text:span><text:span text:style-name="T17_9">.</text:span><text:span text:style-name="T17_10">length</text:span><text:span text:style-name="T17_11">()-1);</text:span></text:p>
      <text:p text:style-name="P18"><text:span text:style-name="T18_1"><text:tab/><text:tab/><text:tab/></text:span><text:span text:style-name="T18_2">if</text:span><text:span text:style-name="T18_3"><text:s/>(</text:span><text:span text:style-name="T18_4">directory</text:span><text:span text:style-name="T18_5"><text:s/>!=<text:s/></text:span><text:span text:style-name="T18_6">null</text:span><text:span text:style-name="T18_7">)</text:span></text:p>
      <text:p text:style-name="P19"><text:span text:style-name="T19_1"><text:tab/><text:tab/><text:tab/><text:tab/></text:span><text:span text:style-name="T19_2">name</text:span><text:span text:style-name="T19_3"><text:s/>=<text:s/></text:span><text:span text:style-name="T19_4">directory</text:span><text:span text:style-name="T19_5"><text:s/>+<text:s/>"\\"<text:s/>+<text:s/></text:span><text:span text:style-name="T19_6">name</text:span><text:span text:style-name="T19_7">;</text:span></text:p>
      <text:p text:style-name="P20"><text:span text:style-name="T20_1"><text:tab/><text:tab/>…</text:span></text:p>
      <text:p text:style-name="P21"><text:span text:style-name="T21_1"><text:tab/>;</text:span></text:p>
      <text:p text:style-name="P22"><text:span text:style-name="T22_1"><text:tab/></text:span></text:p>
      <text:p text:style-name="P23"><text:span text:style-name="T23_1"><text:tab/></text:span><text:span text:style-name="T23_2">and</text:span><text:span text:style-name="T23_3"><text:s/></text:span><text:span text:style-name="T23_4">the</text:span><text:span text:style-name="T23_5"><text:s/></text:span><text:span text:style-name="T23_6">following</text:span><text:span text:style-name="T23_7"><text:s/></text:span><text:span text:style-name="T23_8">parser</text:span><text:span text:style-name="T23_9"><text:s/></text:span><text:span text:style-name="T23_10">rules</text:span><text:span text:style-name="T23_11"><text:s/></text:span><text:span text:style-name="T23_12">were</text:span><text:span text:style-name="T23_13"><text:s/></text:span><text:span text:style-name="T23_14">added</text:span><text:span text:style-name="T23_15">:</text:span></text:p>
      <text:p text:style-name="P24"/>
      <text:p text:style-name="P25"><text:span text:style-name="T25_1"><text:tab/></text:span><text:span text:style-name="T25_2">Package</text:span><text:span text:style-name="T25_3">:<text:s/></text:span></text:p>
      <text:p text:style-name="P26"><text:span text:style-name="T26_1"><text:tab/><text:tab/>'</text:span><text:span text:style-name="T26_2">package</text:span><text:span text:style-name="T26_3">'<text:s/></text:span><text:span text:style-name="T26_4">name</text:span><text:span text:style-name="T26_5">=</text:span><text:span text:style-name="T26_6">ID</text:span><text:span text:style-name="T26_7"><text:s/>'{'<text:s/></text:span><text:span text:style-name="T26_8">imports</text:span><text:span text:style-name="T26_9">+=</text:span><text:span text:style-name="T26_10">Import</text:span><text:span text:style-name="T26_11">*<text:s/>(</text:span><text:span text:style-name="T26_12">devices</text:span><text:span text:style-name="T26_13">+=</text:span><text:span text:style-name="T26_14">Device</text:span><text:span text:style-name="T26_15"><text:s/>|<text:s/></text:span><text:span text:style-name="T26_16">designs</text:span><text:span text:style-name="T26_17">+=</text:span><text:span text:style-name="T26_18">Design</text:span><text:span text:style-name="T26_19">)*<text:s/>'}';</text:span></text:p>
      <text:p text:style-name="P27"><text:span text:style-name="T27_1"><text:tab/></text:span></text:p>
      <text:p text:style-name="P28"><text:span text:style-name="T28_1">Import</text:span><text:span text:style-name="T28_2">:</text:span></text:p>
      <text:p text:style-name="P29"><text:span text:style-name="T29_1"><text:tab/><text:tab/>'</text:span><text:span text:style-name="T29_2">import</text:span><text:span text:style-name="T29_3">'<text:s/></text:span><text:span text:style-name="T29_4">importedNamespace</text:span><text:span text:style-name="T29_5">=</text:span><text:span text:style-name="T29_6">QualifiedNameWithWildCard</text:span><text:span text:style-name="T29_7"><text:s/>';';</text:span></text:p>
      <text:p text:style-name="P30"/>
      <text:p text:style-name="P31"><text:span text:style-name="T31_1">3.<text:s/><text:tab/></text:span><text:span text:style-name="T31_2">The</text:span><text:span text:style-name="T31_3"><text:s/></text:span><text:span text:style-name="T31_4">group</text:span><text:span text:style-name="T31_5"><text:s/></text:span><text:span text:style-name="T31_6">declaration</text:span><text:span text:style-name="T31_7"><text:s/>(</text:span><text:span text:style-name="T31_8">Grouping</text:span><text:span text:style-name="T31_9"><text:s/></text:span><text:span text:style-name="T31_10">in</text:span><text:span text:style-name="T31_11"><text:s/></text:span><text:span text:style-name="T31_12">an</text:span><text:span text:style-name="T31_13"><text:s/></text:span><text:span text:style-name="T31_14">Eagle</text:span><text:span text:style-name="T31_15"><text:s/></text:span><text:span text:style-name="T31_16">Script</text:span><text:span text:style-name="T31_17">)<text:s/></text:span><text:span text:style-name="T31_18">was</text:span><text:span text:style-name="T31_19"><text:s/></text:span><text:span text:style-name="T31_20">removed</text:span><text:span text:style-name="T31_21">.</text:span></text:p>
      <text:p text:style-name="P32"><text:span text:style-name="T32_1"><text:tab/></text:span><text:span text:style-name="T32_2">groupDecl</text:span></text:p>
      <text:p text:style-name="P33"><text:span text:style-name="T33_1"><text:tab/>:<text:s/><text:tab/></text:span><text:span text:style-name="T33_2">GROUP</text:span><text:span text:style-name="T33_3"><text:s/></text:span><text:span text:style-name="T33_4">STRING</text:span><text:span text:style-name="T33_5"><text:s/></text:span><text:span text:style-name="T33_6">LBRACE</text:span><text:span text:style-name="T33_7"><text:s/></text:span><text:span text:style-name="T33_8">groupBody</text:span><text:span text:style-name="T33_9">*<text:s/></text:span><text:span text:style-name="T33_10">RBRACE</text:span><text:span text:style-name="T33_11"><text:s/>-&gt;<text:s/>^(</text:span><text:span text:style-name="T33_12">GROUP</text:span><text:span text:style-name="T33_13">_</text:span><text:span text:style-name="T33_14">DECL</text:span><text:span text:style-name="T33_15"><text:s/></text:span></text:p>
      <text:p text:style-name="P34"><text:span text:style-name="T34_1">STRING</text:span><text:span text:style-name="T34_2"><text:s/></text:span><text:span text:style-name="T34_3">groupBody</text:span><text:span text:style-name="T34_4">*)</text:span></text:p>
      <text:p text:style-name="P35"><text:span text:style-name="T35_1"><text:tab/>;</text:span></text:p>
      <text:p text:style-name="P36"/>
      <text:p text:style-name="P37"><text:span text:style-name="T37_1">groupBody</text:span></text:p>
      <text:p text:style-name="P38"><text:span text:style-name="T38_1"><text:tab/>:<text:tab/></text:span><text:span text:style-name="T38_2">infoDecl</text:span></text:p>
      <text:p text:style-name="P39"><text:span text:style-name="T39_1"><text:tab/>|<text:tab/></text:span><text:span text:style-name="T39_2">connectDecl</text:span></text:p>
      <text:p text:style-name="P40"><text:span text:style-name="T40_1"><text:tab/>|<text:tab/></text:span><text:span text:style-name="T40_2">instDecl</text:span></text:p>
      <text:p text:style-name="P41"><text:span text:style-name="T41_1"><text:tab/>|<text:tab/></text:span><text:span text:style-name="T41_2">connectAssign</text:span></text:p>
      <text:p text:style-name="P42"><text:span text:style-name="T42_1"><text:tab/>;</text:span></text:p>
      <text:p text:style-name="P43"/>
      <text:p text:style-name="P44"><text:span text:style-name="T44_1">4.<text:tab/></text:span><text:span text:style-name="T44_2">Added</text:span><text:span text:style-name="T44_3"><text:s/></text:span><text:span text:style-name="T44_4">Ability</text:span><text:span text:style-name="T44_5"><text:s/></text:span><text:span text:style-name="T44_6">to</text:span><text:span text:style-name="T44_7"><text:s/></text:span><text:span text:style-name="T44_8">use</text:span><text:span text:style-name="T44_9"><text:s/></text:span><text:span text:style-name="T44_10">info</text:span><text:span text:style-name="T44_11"><text:s/></text:span><text:span text:style-name="T44_12">and</text:span><text:span text:style-name="T44_13"><text:s/></text:span><text:span text:style-name="T44_14">attributes</text:span><text:span text:style-name="T44_15"><text:s/></text:span><text:span text:style-name="T44_16">inside</text:span><text:span text:style-name="T44_17"><text:s/></text:span><text:span text:style-name="T44_18">a</text:span><text:span text:style-name="T44_19"><text:s/></text:span><text:span text:style-name="T44_20">net</text:span><text:span text:style-name="T44_21"><text:s/></text:span><text:span text:style-name="T44_22">declaration</text:span><text:span text:style-name="T44_23"><text:s/></text:span><text:span text:style-name="T44_24">and</text:span><text:span text:style-name="T44_25"><text:s/></text:span><text:span text:style-name="T44_26">to</text:span><text:span text:style-name="T44_27"><text:s/></text:span><text:span text:style-name="T44_28">use</text:span><text:span text:style-name="T44_29"><text:s/></text:span><text:span text:style-name="T44_30">info</text:span><text:span text:style-name="T44_31"><text:s/></text:span><text:span text:style-name="T44_32">declaration</text:span><text:span text:style-name="T44_33"><text:s/></text:span><text:span text:style-name="T44_34">in</text:span><text:span text:style-name="T44_35"><text:s/></text:span><text:span text:style-name="T44_36">a</text:span><text:span text:style-name="T44_37"><text:s/></text:span><text:span text:style-name="T44_38">port</text:span><text:span text:style-name="T44_39">.</text:span></text:p>
      <text:p text:style-name="P45"><text:span text:style-name="T45_1"><text:tab/></text:span></text:p>
      <text:p text:style-name="P46"><text:span text:style-name="T46_1">connectDecl</text:span></text:p>
      <text:p text:style-name="P47"><text:span text:style-name="T47_1"><text:tab/>:<text:tab/></text:span><text:span text:style-name="T47_2">NET</text:span><text:span text:style-name="T47_3"><text:s/>(</text:span><text:span text:style-name="T47_4">LBRACKET</text:span><text:span text:style-name="T47_5"><text:s/></text:span><text:span text:style-name="T47_6">width</text:span><text:span text:style-name="T47_7"><text:s/></text:span><text:span text:style-name="T47_8">RBRACKET</text:span><text:span text:style-name="T47_9">)?<text:s/></text:span><text:span text:style-name="T47_10">IDENT</text:span><text:span text:style-name="T47_11"><text:s/>(</text:span><text:span text:style-name="T47_12">COMMA</text:span><text:span text:style-name="T47_13"><text:s/></text:span><text:span text:style-name="T47_14">IDENT</text:span><text:span text:style-name="T47_15">)*<text:s/>((</text:span><text:span text:style-name="T47_16">LBRACE</text:span><text:span text:style-name="T47_17"><text:s/></text:span></text:p>
      <text:p text:style-name="P48"><text:span text:style-name="T48_1">attrDecl</text:span><text:span text:style-name="T48_2">*<text:s/></text:span><text:span text:style-name="T48_3">RBRACE</text:span><text:span text:style-name="T48_4">)<text:s/>|<text:s/></text:span><text:span text:style-name="T48_5">SEMICOLON</text:span><text:span text:style-name="T48_6">)<text:s/></text:span></text:p>
      <text:p text:style-name="P49"><text:span text:style-name="T49_1"><text:tab/><text:tab/>-&gt;<text:s/>^(</text:span><text:span text:style-name="T49_2">NET</text:span><text:span text:style-name="T49_3">_</text:span><text:span text:style-name="T49_4">DECL</text:span><text:span text:style-name="T49_5"><text:s/></text:span><text:span text:style-name="T49_6">width</text:span><text:span text:style-name="T49_7">?<text:s/></text:span><text:span text:style-name="T49_8">IDENT</text:span><text:span text:style-name="T49_9">+<text:s/></text:span><text:span text:style-name="T49_10">attrDecl</text:span><text:span text:style-name="T49_11">*)</text:span></text:p>
      <text:p text:style-name="P50"><text:span text:style-name="T50_1"><text:tab/><text:tab/></text:span></text:p>
      <text:p text:style-name="P51"><text:span text:style-name="T51_1"><text:tab/>|<text:tab/></text:span><text:span text:style-name="T51_2">PORT</text:span><text:span text:style-name="T51_3"><text:s/>(</text:span><text:span text:style-name="T51_4">LBRACKET</text:span><text:span text:style-name="T51_5"><text:s/></text:span><text:span text:style-name="T51_6">width</text:span><text:span text:style-name="T51_7"><text:s/></text:span><text:span text:style-name="T51_8">RBRACKET</text:span><text:span text:style-name="T51_9">)?<text:s/></text:span><text:span text:style-name="T51_10">IDENT</text:span><text:span text:style-name="T51_11"><text:s/>(</text:span><text:span text:style-name="T51_12">COMMA</text:span><text:span text:style-name="T51_13"><text:s/></text:span><text:span text:style-name="T51_14">IDENT</text:span><text:span text:style-name="T51_15">)*<text:s/></text:span></text:p>
      <text:p text:style-name="P52"><text:span text:style-name="T52_1">SEMICOLON</text:span><text:span text:style-name="T52_2"><text:s/></text:span></text:p>
      <text:p text:style-name="P53"><text:span text:style-name="T53_1"><text:tab/><text:tab/>-&gt;<text:s/>^(</text:span><text:span text:style-name="T53_2">PORT</text:span><text:span text:style-name="T53_3">_</text:span><text:span text:style-name="T53_4">DECL</text:span><text:span text:style-name="T53_5"><text:s/></text:span><text:span text:style-name="T53_6">width</text:span><text:span text:style-name="T53_7">?<text:s/></text:span><text:span text:style-name="T53_8">IDENT</text:span><text:span text:style-name="T53_9">+)</text:span></text:p>
      <text:p text:style-name="P54"><text:span text:style-name="T54_1"><text:tab/>;</text:span></text:p>
      <text:p text:style-name="P55"/>
      <text:p text:style-name="P56"><text:span text:style-name="T56_1"><text:tab/></text:span><text:span text:style-name="T56_2">Connection</text:span><text:span text:style-name="T56_3">:</text:span></text:p>
      <text:p text:style-name="P57"><text:span text:style-name="T57_1"><text:tab/>(<text:tab/></text:span><text:span text:style-name="T57_2">net</text:span><text:span text:style-name="T57_3">?='</text:span><text:span text:style-name="T57_4">net</text:span><text:span text:style-name="T57_5">'<text:s/></text:span><text:span text:style-name="T57_6">vector</text:span><text:span text:style-name="T57_7">=</text:span><text:span text:style-name="T57_8">Vector</text:span><text:span text:style-name="T57_9"><text:s/></text:span><text:span text:style-name="T57_10">names</text:span><text:span text:style-name="T57_11">+=</text:span><text:span text:style-name="T57_12">ConnectionName</text:span><text:span text:style-name="T57_13"><text:s/>(','<text:s/></text:span></text:p>
      <text:p text:style-name="P58"><text:span text:style-name="T58_1">names</text:span><text:span text:style-name="T58_2">+=</text:span><text:span text:style-name="T58_3">ConnectionName</text:span><text:span text:style-name="T58_4">)*<text:s/>(('{'<text:s/></text:span><text:span text:style-name="T58_5">elements</text:span><text:span text:style-name="T58_6">+=</text:span><text:span text:style-name="T58_7">NetElement</text:span><text:span text:style-name="T58_8">*<text:s/>'}')<text:s/>|<text:s/>';')</text:span></text:p>
      <text:p text:style-name="P59"><text:span text:style-name="T59_1"><text:tab/>|<text:s/><text:tab/></text:span><text:span text:style-name="T59_2">port</text:span><text:span text:style-name="T59_3">?='</text:span><text:span text:style-name="T59_4">port</text:span><text:span text:style-name="T59_5">'<text:s/></text:span><text:span text:style-name="T59_6">vector</text:span><text:span text:style-name="T59_7">=</text:span><text:span text:style-name="T59_8">Vector</text:span><text:span text:style-name="T59_9"><text:s/></text:span><text:span text:style-name="T59_10">names</text:span><text:span text:style-name="T59_11">+=</text:span><text:span text:style-name="T59_12">ConnectionName</text:span><text:span text:style-name="T59_13"><text:s/>(','<text:s/></text:span></text:p>
      <text:p text:style-name="P60"><text:span text:style-name="T60_1">names</text:span><text:span text:style-name="T60_2">+=</text:span><text:span text:style-name="T60_3">ConnectionName</text:span><text:span text:style-name="T60_4">)*<text:s/>(('{'<text:s/></text:span><text:span text:style-name="T60_5">elements</text:span><text:span text:style-name="T60_6">+=</text:span><text:span text:style-name="T60_7">PortElement</text:span><text:span text:style-name="T60_8">*<text:s/>'}')<text:s/>|<text:s/>';')</text:span></text:p>
      <text:p text:style-name="P61"><text:span text:style-name="T61_1"><text:tab/>);</text:span></text:p>
      <text:p text:style-name="P62"><text:span text:style-name="T62_1"><text:tab/></text:span></text:p>
      <text:p text:style-name="P63"><text:span text:style-name="T63_1">NetElement</text:span><text:span text:style-name="T63_2">:</text:span></text:p>
      <text:p text:style-name="P64"><text:span text:style-name="T64_1"><text:tab/></text:span><text:span text:style-name="T64_2">Attr</text:span><text:span text:style-name="T64_3"><text:s/>|<text:s/></text:span><text:span text:style-name="T64_4">Info</text:span><text:span text:style-name="T64_5">;</text:span></text:p>
      <text:p text:style-name="P65"><text:span text:style-name="T65_1"><text:tab/></text:span></text:p>
      <text:p text:style-name="P66"><text:span text:style-name="T66_1">PortElement</text:span><text:span text:style-name="T66_2">:</text:span></text:p>
      <text:p text:style-name="P67"><text:span text:style-name="T67_1"><text:tab/></text:span><text:span text:style-name="T67_2">Info</text:span><text:span text:style-name="T67_3">;</text:span></text:p>
      <text:p text:style-name="P68"/>
      <text:p text:style-name="P69"><text:span text:style-name="T69_1">5.<text:s text:c="2"/><text:tab/></text:span><text:span text:style-name="T69_2">Added</text:span><text:span text:style-name="T69_3"><text:s/></text:span><text:span text:style-name="T69_4">ability</text:span><text:span text:style-name="T69_5"><text:s/></text:span><text:span text:style-name="T69_6">to</text:span><text:span text:style-name="T69_7"><text:s/></text:span><text:span text:style-name="T69_8">used</text:span><text:span text:style-name="T69_9"><text:s/></text:span><text:span text:style-name="T69_10">Qualified</text:span><text:span text:style-name="T69_11"><text:s/></text:span><text:span text:style-name="T69_12">Names</text:span><text:span text:style-name="T69_13"><text:s/></text:span><text:span text:style-name="T69_14">and</text:span><text:span text:style-name="T69_15"><text:s/></text:span><text:span text:style-name="T69_16">reference</text:span><text:span text:style-name="T69_17"><text:s/></text:span><text:span text:style-name="T69_18">devices</text:span><text:span text:style-name="T69_19"><text:s/></text:span><text:span text:style-name="T69_20">within</text:span><text:span text:style-name="T69_21"><text:s/></text:span><text:span text:style-name="T69_22">a</text:span><text:span text:style-name="T69_23"><text:s/></text:span><text:span text:style-name="T69_24">package</text:span><text:span text:style-name="T69_25">:</text:span></text:p>
      <text:p text:style-name="P70"><text:span text:style-name="T70_1"><text:tab/></text:span></text:p>
      <text:p text:style-name="P71"><text:span text:style-name="T71_1"><text:tab/></text:span><text:span text:style-name="T71_2">QualifiedNameWithWildCard</text:span><text:span text:style-name="T71_3">:</text:span></text:p>
      <text:p text:style-name="P72"><text:span text:style-name="T72_1"><text:tab/></text:span><text:span text:style-name="T72_2">QualifiedName</text:span><text:span text:style-name="T72_3"><text:s/>('.'<text:s/>'*')?;</text:span></text:p>
      <text:p text:style-name="P73"/>
      <text:p text:style-name="P74"><text:span text:style-name="T74_1">QualifiedName</text:span><text:span text:style-name="T74_2">:<text:s/></text:span></text:p>
      <text:p text:style-name="P75"><text:span text:style-name="T75_1"><text:tab/></text:span><text:span text:style-name="T75_2">PhdlID</text:span><text:span text:style-name="T75_3"><text:s/>('.'<text:s/></text:span><text:span text:style-name="T75_4">PhdlID</text:span><text:span text:style-name="T75_5">)?;</text:span></text:p>
      <text:p text:style-name="P76"/>
      <text:p text:style-name="P77"><text:span text:style-name="T77_1">Example</text:span><text:span text:style-name="T77_2">:</text:span></text:p>
      <text:p text:style-name="P78"/>
      <text:p text:style-name="P79"><text:span text:style-name="T79_1"><text:tab/></text:span><text:span text:style-name="T79_2">instDecl</text:span></text:p>
      <text:p text:style-name="P80"><text:span text:style-name="T80_1"><text:tab/>:<text:tab/></text:span><text:span text:style-name="T80_2">INST</text:span><text:span text:style-name="T80_3"><text:s/>(</text:span><text:span text:style-name="T80_4">LPAREN</text:span><text:span text:style-name="T80_5"><text:s/></text:span><text:span text:style-name="T80_6">width</text:span><text:span text:style-name="T80_7"><text:s/></text:span><text:span text:style-name="T80_8">RPAREN</text:span><text:span text:style-name="T80_9">)?<text:s/></text:span><text:span text:style-name="T80_10">IDENT</text:span><text:span text:style-name="T80_11"><text:s/></text:span><text:span text:style-name="T80_12">OF</text:span><text:span text:style-name="T80_13"><text:s/></text:span><text:span text:style-name="T80_14">IDENT</text:span><text:span text:style-name="T80_15"><text:s/></text:span><text:span text:style-name="T80_16">LBRACE</text:span><text:span text:style-name="T80_17"><text:s/></text:span></text:p>
      <text:p text:style-name="P81"><text:span text:style-name="T81_1">(</text:span><text:span text:style-name="T81_2">infoDecl</text:span><text:span text:style-name="T81_3"><text:s/>|<text:s/></text:span><text:span text:style-name="T81_4">attrAssign</text:span><text:span text:style-name="T81_5"><text:s/>|<text:s/></text:span><text:span text:style-name="T81_6">pinAssign</text:span><text:span text:style-name="T81_7">)*<text:s/></text:span><text:span text:style-name="T81_8">RBRACE</text:span></text:p>
      <text:p text:style-name="P82"><text:span text:style-name="T82_1"><text:tab/><text:tab/>-&gt;<text:s/>^(</text:span><text:span text:style-name="T82_2">INST</text:span><text:span text:style-name="T82_3">_</text:span><text:span text:style-name="T82_4">DECL</text:span><text:span text:style-name="T82_5"><text:s/></text:span><text:span text:style-name="T82_6">width</text:span><text:span text:style-name="T82_7">?<text:s/></text:span><text:span text:style-name="T82_8">IDENT</text:span><text:span text:style-name="T82_9"><text:s/></text:span><text:span text:style-name="T82_10">IDENT</text:span><text:span text:style-name="T82_11"><text:s/></text:span><text:span text:style-name="T82_12">infoDecl</text:span><text:span text:style-name="T82_13">*<text:s/></text:span><text:span text:style-name="T82_14">attrAssign</text:span><text:span text:style-name="T82_15">*<text:s/></text:span></text:p>
      <text:p text:style-name="P83"><text:span text:style-name="T83_1">pinAssign</text:span><text:span text:style-name="T83_2">*)<text:tab/><text:tab/></text:span></text:p>
      <text:p text:style-name="P84"><text:span text:style-name="T84_1"><text:tab/>|<text:tab/></text:span><text:span text:style-name="T84_2">SUBINST</text:span><text:span text:style-name="T84_3"><text:s/>(</text:span><text:span text:style-name="T84_4">LPAREN</text:span><text:span text:style-name="T84_5"><text:s/></text:span><text:span text:style-name="T84_6">width</text:span><text:span text:style-name="T84_7"><text:s/></text:span><text:span text:style-name="T84_8">RPAREN</text:span><text:span text:style-name="T84_9">)?<text:s/></text:span><text:span text:style-name="T84_10">IDENT</text:span><text:span text:style-name="T84_11"><text:s/></text:span><text:span text:style-name="T84_12">STRING</text:span><text:span text:style-name="T84_13">?<text:s/></text:span><text:span text:style-name="T84_14">OF</text:span><text:span text:style-name="T84_15"><text:s/></text:span><text:span text:style-name="T84_16">IDENT</text:span><text:span text:style-name="T84_17"><text:s/></text:span></text:p>
      <text:p text:style-name="P85"><text:span text:style-name="T85_1">LBRACE</text:span><text:span text:style-name="T85_2"><text:s/>(</text:span><text:span text:style-name="T85_3">infoDecl</text:span><text:span text:style-name="T85_4"><text:s/>|<text:s/></text:span><text:span text:style-name="T85_5">subAttrAssign</text:span><text:span text:style-name="T85_6"><text:s/>|<text:s/></text:span><text:span text:style-name="T85_7">portAssign</text:span><text:span text:style-name="T85_8">)*<text:s/></text:span><text:span text:style-name="T85_9">RBRACE</text:span></text:p>
      <text:p text:style-name="P86"><text:span text:style-name="T86_1"><text:tab/><text:tab/>-&gt;<text:s/>^(</text:span><text:span text:style-name="T86_2">SUBINST</text:span><text:span text:style-name="T86_3">_</text:span><text:span text:style-name="T86_4">DECL</text:span><text:span text:style-name="T86_5"><text:s/></text:span><text:span text:style-name="T86_6">width</text:span><text:span text:style-name="T86_7">?<text:s/></text:span><text:span text:style-name="T86_8">IDENT</text:span><text:span text:style-name="T86_9"><text:s/></text:span><text:span text:style-name="T86_10">STRING</text:span><text:span text:style-name="T86_11">?<text:s/></text:span><text:span text:style-name="T86_12">IDENT</text:span><text:span text:style-name="T86_13"><text:s/></text:span><text:span text:style-name="T86_14">infoDecl</text:span><text:span text:style-name="T86_15">*<text:s/></text:span></text:p>
      <text:p text:style-name="P87"><text:span text:style-name="T87_1">subAttrAssign</text:span><text:span text:style-name="T87_2">*<text:s/></text:span><text:span text:style-name="T87_3">portAssign</text:span><text:span text:style-name="T87_4">*)</text:span></text:p>
      <text:p text:style-name="P88"><text:span text:style-name="T88_1"><text:tab/>;</text:span></text:p>
      <text:p text:style-name="P89"/>
      <text:p text:style-name="P90"><text:span text:style-name="T90_1">changed</text:span><text:span text:style-name="T90_2"><text:s/></text:span><text:span text:style-name="T90_3">to</text:span><text:span text:style-name="T90_4">:</text:span></text:p>
      <text:p text:style-name="P91"/>
      <text:p text:style-name="P92"/>
      <text:p text:style-name="P93"><text:span text:style-name="T93_1">Instance</text:span><text:span text:style-name="T93_2">:</text:span></text:p>
      <text:p text:style-name="P94"><text:span text:style-name="T94_1">(</text:span><text:span text:style-name="T94_2">inst</text:span><text:span text:style-name="T94_3">?='</text:span><text:span text:style-name="T94_4">inst</text:span><text:span text:style-name="T94_5">'<text:s/></text:span><text:span text:style-name="T94_6">array</text:span><text:span text:style-name="T94_7">=</text:span><text:span text:style-name="T94_8">Array</text:span><text:span text:style-name="T94_9"><text:s/></text:span><text:span text:style-name="T94_10">name</text:span><text:span text:style-name="T94_11">=</text:span><text:span text:style-name="T94_12">ID</text:span><text:span text:style-name="T94_13"><text:s/>'</text:span><text:span text:style-name="T94_14">of</text:span><text:span text:style-name="T94_15">'<text:s/></text:span><text:span text:style-name="T94_16">device</text:span><text:span text:style-name="T94_17">=[</text:span><text:span text:style-name="T94_18">Device</text:span><text:span text:style-name="T94_19"><text:s/>|<text:s/></text:span><text:span text:style-name="T94_20">QualifiedName</text:span><text:span text:style-name="T94_21">]<text:s/>'{'<text:s/></text:span></text:p>
      <text:p text:style-name="P95"><text:span text:style-name="T95_1">elements</text:span><text:span text:style-name="T95_2">+=</text:span><text:span text:style-name="T95_3">InstanceElement</text:span><text:span text:style-name="T95_4">*<text:s/>'}')<text:s/>|</text:span></text:p>
      <text:p text:style-name="P96"><text:span text:style-name="T96_1">(</text:span><text:span text:style-name="T96_2">subInst</text:span><text:span text:style-name="T96_3">?='</text:span><text:span text:style-name="T96_4">subinst</text:span><text:span text:style-name="T96_5">'<text:s/></text:span><text:span text:style-name="T96_6">array</text:span><text:span text:style-name="T96_7">=</text:span><text:span text:style-name="T96_8">Array</text:span><text:span text:style-name="T96_9"><text:s/></text:span><text:span text:style-name="T96_10">name</text:span><text:span text:style-name="T96_11">=</text:span><text:span text:style-name="T96_12">ID</text:span><text:span text:style-name="T96_13"><text:s/>'</text:span><text:span text:style-name="T96_14">of</text:span><text:span text:style-name="T96_15">'<text:s/></text:span><text:span text:style-name="T96_16">subDesign</text:span><text:span text:style-name="T96_17">=[</text:span><text:span text:style-name="T96_18">Design</text:span><text:span text:style-name="T96_19"><text:s/>|<text:s/></text:span><text:span text:style-name="T96_20">QualifiedName</text:span><text:span text:style-name="T96_21">]<text:s/></text:span></text:p>
      <text:p text:style-name="P97"><text:span text:style-name="T97_1">prefix</text:span><text:span text:style-name="T97_2">=</text:span><text:span text:style-name="T97_3">STRING</text:span><text:span text:style-name="T97_4">?<text:s/>'{'<text:s/></text:span><text:span text:style-name="T97_5">elements</text:span><text:span text:style-name="T97_6">+=</text:span><text:span text:style-name="T97_7">SubInstanceElement</text:span><text:span text:style-name="T97_8">*<text:s/>'}');</text:span></text:p>
      <text:p text:style-name="P98"><text:span text:style-name="T98_1"><text:tab/></text:span></text:p>
      <text:p text:style-name="P99"><text:span text:style-name="T99_1">InstanceElement</text:span><text:span text:style-name="T99_2">:</text:span></text:p>
      <text:p text:style-name="P100"><text:span text:style-name="T100_1"><text:tab/></text:span><text:span text:style-name="T100_2">Attr</text:span><text:span text:style-name="T100_3"><text:s/>|<text:s/></text:span><text:span text:style-name="T100_4">RefAttr</text:span><text:span text:style-name="T100_5"><text:s/>|<text:s/></text:span><text:span text:style-name="T100_6">PinAssign</text:span><text:span text:style-name="T100_7"><text:s/>|<text:s/></text:span><text:span text:style-name="T100_8">Info</text:span><text:span text:style-name="T100_9">;</text:span></text:p>
      <text:p text:style-name="P101"><text:span text:style-name="T101_1"><text:tab/></text:span></text:p>
      <text:p text:style-name="P102"><text:span text:style-name="T102_1">SubInstanceElement</text:span><text:span text:style-name="T102_2">:</text:span></text:p>
      <text:p text:style-name="P103"><text:span text:style-name="T103_1"><text:tab/></text:span><text:span text:style-name="T103_2">Attr</text:span><text:span text:style-name="T103_3"><text:s/>|<text:s/></text:span><text:span text:style-name="T103_4">SubAttr</text:span><text:span text:style-name="T103_5"><text:s/>|<text:s/></text:span><text:span text:style-name="T103_6">PortAssign</text:span><text:span text:style-name="T103_7"><text:s/>|<text:s/></text:span><text:span text:style-name="T103_8">Info</text:span><text:span text:style-name="T103_9">;</text:span></text:p>
      <text:p text:style-name="P104"/>
      <text:p text:style-name="P105"><text:span text:style-name="T105_1">6.<text:s text:c="2"/></text:span><text:span text:style-name="T105_2">newattr</text:span><text:span text:style-name="T105_3"><text:s/></text:span><text:span text:style-name="T105_4">keyword</text:span><text:span text:style-name="T105_5"><text:s/></text:span><text:span text:style-name="T105_6">removed</text:span><text:span text:style-name="T105_7">.</text:span></text:p>
      <text:p text:style-name="P106"/>
      <text:p text:style-name="P107"><text:span text:style-name="T107_1"><text:tab/></text:span><text:span text:style-name="T107_2">The</text:span><text:span text:style-name="T107_3"><text:s/></text:span><text:span text:style-name="T107_4">following</text:span><text:span text:style-name="T107_5"><text:s/></text:span><text:span text:style-name="T107_6">rules</text:span><text:span text:style-name="T107_7"><text:s/></text:span><text:span text:style-name="T107_8">were</text:span><text:span text:style-name="T107_9"><text:s/></text:span><text:span text:style-name="T107_10">removed</text:span><text:span text:style-name="T107_11">:</text:span></text:p>
      <text:p text:style-name="P108"><text:span text:style-name="T108_1"><text:tab/></text:span></text:p>
      <text:p text:style-name="P109"><text:span text:style-name="T109_1"><text:tab/></text:span><text:span text:style-name="T109_2">attrAssign</text:span></text:p>
      <text:p text:style-name="P110"><text:span text:style-name="T110_1"><text:tab/>:<text:tab/></text:span><text:span text:style-name="T110_2">NEWATTR</text:span><text:span text:style-name="T110_3">?<text:s/></text:span><text:span text:style-name="T110_4">qualifier</text:span><text:span text:style-name="T110_5">?<text:s/></text:span><text:span text:style-name="T110_6">IDENT</text:span><text:span text:style-name="T110_7"><text:s/></text:span><text:span text:style-name="T110_8">EQUALS</text:span><text:span text:style-name="T110_9"><text:s/></text:span><text:span text:style-name="T110_10">STRING</text:span><text:span text:style-name="T110_11"><text:s/></text:span><text:span text:style-name="T110_12">SEMICOLON</text:span><text:span text:style-name="T110_13"><text:s/></text:span></text:p>
      <text:p text:style-name="P111"><text:span text:style-name="T111_1"><text:tab/><text:tab/>-&gt;<text:s/>^(</text:span><text:span text:style-name="T111_2">ATTR</text:span><text:span text:style-name="T111_3">_</text:span><text:span text:style-name="T111_4">ASSIGN</text:span><text:span text:style-name="T111_5"><text:s/></text:span><text:span text:style-name="T111_6">NEWATTR</text:span><text:span text:style-name="T111_7">?<text:s/></text:span><text:span text:style-name="T111_8">qualifier</text:span><text:span text:style-name="T111_9">?<text:s/></text:span><text:span text:style-name="T111_10">IDENT</text:span><text:span text:style-name="T111_11"><text:s/></text:span><text:span text:style-name="T111_12">STRING</text:span><text:span text:style-name="T111_13">)</text:span></text:p>
      <text:p text:style-name="P112"><text:span text:style-name="T112_1"><text:tab/>;</text:span></text:p>
      <text:p text:style-name="P113"/>
      <text:p text:style-name="P114"><text:span text:style-name="T114_1">subAttrAssign</text:span></text:p>
      <text:p text:style-name="P115"><text:span text:style-name="T115_1"><text:tab/>:<text:tab/></text:span><text:span text:style-name="T115_2">NEWATTR</text:span><text:span text:style-name="T115_3">?<text:s/></text:span><text:span text:style-name="T115_4">qualifier</text:span><text:span text:style-name="T115_5">?<text:s/>(</text:span><text:span text:style-name="T115_6">name</text:span><text:span text:style-name="T115_7"><text:s/></text:span><text:span text:style-name="T115_8">PERIOD</text:span><text:span text:style-name="T115_9">)+<text:s/></text:span><text:span text:style-name="T115_10">IDENT</text:span><text:span text:style-name="T115_11"><text:s/></text:span><text:span text:style-name="T115_12">EQUALS</text:span><text:span text:style-name="T115_13"><text:s/></text:span><text:span text:style-name="T115_14">STRING</text:span><text:span text:style-name="T115_15"><text:s/></text:span></text:p>
      <text:p text:style-name="P116"><text:span text:style-name="T116_1">SEMICOLON</text:span></text:p>
      <text:p text:style-name="P117"><text:span text:style-name="T117_1"><text:tab/><text:tab/>-&gt;<text:s/>^(</text:span><text:span text:style-name="T117_2">SUBATTR</text:span><text:span text:style-name="T117_3">_</text:span><text:span text:style-name="T117_4">ASSIGN</text:span><text:span text:style-name="T117_5"><text:s/></text:span><text:span text:style-name="T117_6">NEWATTR</text:span><text:span text:style-name="T117_7">?<text:s/></text:span><text:span text:style-name="T117_8">qualifier</text:span><text:span text:style-name="T117_9">?<text:s/></text:span><text:span text:style-name="T117_10">name</text:span><text:span text:style-name="T117_11">+<text:s/></text:span><text:span text:style-name="T117_12">IDENT</text:span><text:span text:style-name="T117_13"><text:s/></text:span><text:span text:style-name="T117_14">STRING</text:span><text:span text:style-name="T117_15">)</text:span></text:p>
      <text:p text:style-name="P118"><text:span text:style-name="T118_1"><text:tab/>;</text:span></text:p>
      <text:p text:style-name="P119"/>
      <text:p text:style-name="P120"/>
      <text:p text:style-name="P121"><text:span text:style-name="T121_1"><text:tab/></text:span><text:span text:style-name="T121_2">And</text:span><text:span text:style-name="T121_3"><text:s/></text:span><text:span text:style-name="T121_4">the</text:span><text:span text:style-name="T121_5"><text:s/></text:span><text:span text:style-name="T121_6">following</text:span><text:span text:style-name="T121_7"><text:s/></text:span><text:span text:style-name="T121_8">already</text:span><text:span text:style-name="T121_9"><text:s/></text:span><text:span text:style-name="T121_10">existing</text:span><text:span text:style-name="T121_11"><text:s/></text:span><text:span text:style-name="T121_12">rule</text:span><text:span text:style-name="T121_13"><text:s/></text:span><text:span text:style-name="T121_14">is</text:span><text:span text:style-name="T121_15"><text:s/></text:span><text:span text:style-name="T121_16">now</text:span><text:span text:style-name="T121_17"><text:s/></text:span><text:span text:style-name="T121_18">used</text:span><text:span text:style-name="T121_19"><text:s/></text:span><text:span text:style-name="T121_20">to</text:span><text:span text:style-name="T121_21"><text:s/></text:span><text:span text:style-name="T121_22">set</text:span><text:span text:style-name="T121_23"><text:s/></text:span><text:span text:style-name="T121_24">new</text:span><text:span text:style-name="T121_25"><text:s/></text:span><text:span text:style-name="T121_26">attributes</text:span><text:span text:style-name="T121_27"><text:s/></text:span><text:span text:style-name="T121_28">within</text:span><text:span text:style-name="T121_29"><text:s/></text:span><text:span text:style-name="T121_30">instances</text:span><text:span text:style-name="T121_31">:</text:span></text:p>
      <text:p text:style-name="P122"/>
      <text:p text:style-name="P123"><text:span text:style-name="T123_1"><text:tab/></text:span><text:span text:style-name="T123_2">Attr</text:span><text:span text:style-name="T123_3">:</text:span></text:p>
      <text:p text:style-name="P124"><text:span text:style-name="T124_1"><text:tab/>'</text:span><text:span text:style-name="T124_2">attr</text:span><text:span text:style-name="T124_3">'<text:s/></text:span><text:span text:style-name="T124_4">name</text:span><text:span text:style-name="T124_5">=</text:span><text:span text:style-name="T124_6">ID</text:span><text:span text:style-name="T124_7"><text:s/>'='<text:s/></text:span><text:span text:style-name="T124_8">value</text:span><text:span text:style-name="T124_9">=</text:span><text:span text:style-name="T124_10">STRING</text:span><text:span text:style-name="T124_11"><text:s/>';';</text:span></text:p>
      <text:p text:style-name="P125"/>
      <text:p text:style-name="P126"><text:span text:style-name="T126_1">7.<text:s text:c="3"/></text:span><text:span text:style-name="T126_2">The</text:span><text:span text:style-name="T126_3"><text:s/></text:span><text:span text:style-name="T126_4">following</text:span><text:span text:style-name="T126_5"><text:s/></text:span><text:span text:style-name="T126_6">rule</text:span><text:span text:style-name="T126_7"><text:s/></text:span><text:span text:style-name="T126_8">was</text:span><text:span text:style-name="T126_9"><text:s/></text:span><text:span text:style-name="T126_10">added</text:span><text:span text:style-name="T126_11"><text:s/></text:span><text:span text:style-name="T126_12">to</text:span><text:span text:style-name="T126_13"><text:s/></text:span><text:span text:style-name="T126_14">overwrite</text:span><text:span text:style-name="T126_15"><text:s/></text:span><text:span text:style-name="T126_16">existing</text:span><text:span text:style-name="T126_17"><text:s/></text:span><text:span text:style-name="T126_18">attributes</text:span><text:span text:style-name="T126_19"><text:s/></text:span><text:span text:style-name="T126_20">from</text:span><text:span text:style-name="T126_21"><text:s/></text:span><text:span text:style-name="T126_22">the</text:span><text:span text:style-name="T126_23"><text:s/></text:span><text:span text:style-name="T126_24">primitive</text:span><text:span text:style-name="T126_25"><text:s/></text:span><text:span text:style-name="T126_26">device</text:span><text:span text:style-name="T126_27"><text:s/></text:span><text:span text:style-name="T126_28">declaration</text:span><text:span text:style-name="T126_29">,<text:s/></text:span><text:span text:style-name="T126_30">within</text:span><text:span text:style-name="T126_31"><text:s/></text:span><text:span text:style-name="T126_32">instances</text:span><text:span text:style-name="T126_33"><text:s/></text:span><text:span text:style-name="T126_34">or</text:span><text:span text:style-name="T126_35"><text:s/></text:span><text:span text:style-name="T126_36">subinstances</text:span><text:span text:style-name="T126_37">:</text:span></text:p>
      <text:p text:style-name="P127"/>
      <text:p text:style-name="P128"><text:span text:style-name="T128_1">RefAttr</text:span><text:span text:style-name="T128_2">:</text:span></text:p>
      <text:p text:style-name="P129"><text:span text:style-name="T129_1"><text:tab/></text:span><text:span text:style-name="T129_2">qualifier</text:span><text:span text:style-name="T129_3">=</text:span><text:span text:style-name="T129_4">Qualifier</text:span><text:span text:style-name="T129_5">?<text:s/></text:span><text:span text:style-name="T129_6">ref</text:span><text:span text:style-name="T129_7">=[</text:span><text:span text:style-name="T129_8">Attr</text:span><text:span text:style-name="T129_9">]<text:s/>'='<text:s/></text:span><text:span text:style-name="T129_10">value</text:span><text:span text:style-name="T129_11">=</text:span><text:span text:style-name="T129_12">STRING</text:span><text:span text:style-name="T129_13"><text:s/>';';</text:span></text:p>
      <text:p text:style-name="P130"/>
      <text:p text:style-name="P131"><text:span text:style-name="T131_1">8.<text:s/></text:span><text:span text:style-name="T131_2">The</text:span><text:span text:style-name="T131_3"><text:s/></text:span><text:span text:style-name="T131_4">following</text:span><text:span text:style-name="T131_5"><text:s/></text:span><text:span text:style-name="T131_6">rules</text:span><text:span text:style-name="T131_7"><text:s/></text:span><text:span text:style-name="T131_8">were</text:span><text:span text:style-name="T131_9"><text:s/></text:span><text:span text:style-name="T131_10">added</text:span><text:span text:style-name="T131_11"><text:s/></text:span><text:span text:style-name="T131_12">in</text:span><text:span text:style-name="T131_13"><text:s/></text:span><text:span text:style-name="T131_14">order</text:span><text:span text:style-name="T131_15"><text:s/></text:span><text:span text:style-name="T131_16">to</text:span><text:span text:style-name="T131_17"><text:s/></text:span><text:span text:style-name="T131_18">be</text:span><text:span text:style-name="T131_19"><text:s/></text:span><text:span text:style-name="T131_20">able</text:span><text:span text:style-name="T131_21"><text:s/></text:span><text:span text:style-name="T131_22">to</text:span><text:span text:style-name="T131_23"><text:s/></text:span><text:span text:style-name="T131_24">modify</text:span><text:span text:style-name="T131_25"><text:s/></text:span><text:span text:style-name="T131_26">attributes</text:span><text:span text:style-name="T131_27"><text:s/></text:span><text:span text:style-name="T131_28">of</text:span><text:span text:style-name="T131_29"><text:s/></text:span><text:span text:style-name="T131_30">instances</text:span><text:span text:style-name="T131_31"><text:s/></text:span><text:span text:style-name="T131_32">or</text:span><text:span text:style-name="T131_33"><text:s/></text:span><text:span text:style-name="T131_34">subinstances</text:span><text:span text:style-name="T131_35"><text:s/></text:span><text:span text:style-name="T131_36">down</text:span><text:span text:style-name="T131_37"><text:s/></text:span><text:span text:style-name="T131_38">within</text:span><text:span text:style-name="T131_39"><text:s/></text:span><text:span text:style-name="T131_40">heirarchy</text:span><text:span text:style-name="T131_41">:</text:span></text:p>
      <text:p text:style-name="P132"/>
      <text:p text:style-name="P133"><text:span text:style-name="T133_1">SubAttr</text:span><text:span text:style-name="T133_2">:</text:span></text:p>
      <text:p text:style-name="P134"><text:span text:style-name="T134_1"><text:tab/></text:span><text:span text:style-name="T134_2">qualifier</text:span><text:span text:style-name="T134_3">=</text:span><text:span text:style-name="T134_4">Qualifier</text:span><text:span text:style-name="T134_5">?<text:s/></text:span><text:span text:style-name="T134_6">ref</text:span><text:span text:style-name="T134_7">=[</text:span><text:span text:style-name="T134_8">Referenceable</text:span><text:span text:style-name="T134_9"><text:s/>|<text:s/></text:span><text:span text:style-name="T134_10">ID</text:span><text:span text:style-name="T134_11">]<text:s/></text:span><text:span text:style-name="T134_12">refIndices</text:span><text:span text:style-name="T134_13">=</text:span><text:span text:style-name="T134_14">Indices</text:span><text:span text:style-name="T134_15">?<text:s/></text:span><text:span text:style-name="T134_16">tail</text:span><text:span text:style-name="T134_17">=</text:span><text:span text:style-name="T134_18">RefTail</text:span><text:span text:style-name="T134_19"><text:s/>'='<text:s/></text:span></text:p>
      <text:p text:style-name="P135"><text:span text:style-name="T135_1">value</text:span><text:span text:style-name="T135_2">=</text:span><text:span text:style-name="T135_3">STRING</text:span><text:span text:style-name="T135_4"><text:s/>';';</text:span></text:p>
      <text:p text:style-name="P136"><text:span text:style-name="T136_1">RefTail</text:span><text:span text:style-name="T136_2">:</text:span></text:p>
      <text:p text:style-name="P137"><text:span text:style-name="T137_1"><text:tab/>'.'<text:s/></text:span><text:span text:style-name="T137_2">ref</text:span><text:span text:style-name="T137_3">=[</text:span><text:span text:style-name="T137_4">Referenceable</text:span><text:span text:style-name="T137_5"><text:s/>|<text:s/></text:span><text:span text:style-name="T137_6">ID</text:span><text:span text:style-name="T137_7">]<text:s/></text:span><text:span text:style-name="T137_8">refIndices</text:span><text:span text:style-name="T137_9">=</text:span><text:span text:style-name="T137_10">Indices</text:span><text:span text:style-name="T137_11">?<text:s/></text:span><text:span text:style-name="T137_12">tail</text:span><text:span text:style-name="T137_13">=</text:span><text:span text:style-name="T137_14">RefTail</text:span><text:span text:style-name="T137_15">?;</text:span></text:p>
      <text:p text:style-name="P138"><text:span text:style-name="T138_1">Referenceable</text:span><text:span text:style-name="T138_2">:</text:span></text:p>
      <text:p text:style-name="P139"><text:span text:style-name="T139_1"><text:tab/></text:span><text:span text:style-name="T139_2">Instance</text:span><text:span text:style-name="T139_3"><text:s/>|<text:s/></text:span><text:span text:style-name="T139_4">Attr</text:span><text:span text:style-name="T139_5"><text:s/>|<text:s/></text:span><text:span text:style-name="T139_6">RefAttr</text:span><text:span text:style-name="T139_7">;</text:span></text:p>
      <text:p text:style-name="P140"/>
      <text:p text:style-name="P141"><text:span text:style-name="T141_1">9.<text:s/></text:span><text:span text:style-name="T141_2">Concatenation</text:span><text:span text:style-name="T141_3"><text:s/></text:span><text:span text:style-name="T141_4">was</text:span><text:span text:style-name="T141_5"><text:s/></text:span><text:span text:style-name="T141_6">changed</text:span><text:span text:style-name="T141_7"><text:s/></text:span><text:span text:style-name="T141_8">to</text:span><text:span text:style-name="T141_9"><text:s/></text:span><text:span text:style-name="T141_10">add</text:span><text:span text:style-name="T141_11"><text:s/></text:span><text:span text:style-name="T141_12">more</text:span><text:span text:style-name="T141_13"><text:s/></text:span><text:span text:style-name="T141_14">possibilities</text:span><text:span text:style-name="T141_15">:</text:span></text:p>
      <text:p text:style-name="P142"/>
      <text:p text:style-name="P143"><text:span text:style-name="T143_1"><text:tab/></text:span><text:span text:style-name="T143_2">concat</text:span></text:p>
      <text:p text:style-name="P144"><text:span text:style-name="T144_1"><text:tab/>:<text:tab/></text:span><text:span text:style-name="T144_2">operand</text:span><text:span text:style-name="T144_3"><text:s/>(</text:span><text:span text:style-name="T144_4">AMPERSAND</text:span><text:span text:style-name="T144_5"><text:s/></text:span><text:span text:style-name="T144_6">operand</text:span><text:span text:style-name="T144_7">)*<text:s/><text:tab/>-&gt;<text:s/>^(</text:span><text:span text:style-name="T144_8">CONCAT</text:span><text:span text:style-name="T144_9">_</text:span><text:span text:style-name="T144_10">LIST</text:span><text:span text:style-name="T144_11"><text:s/></text:span><text:span text:style-name="T144_12">operand</text:span><text:span text:style-name="T144_13">+)<text:s/></text:span></text:p>
      <text:p text:style-name="P145"><text:span text:style-name="T145_1"><text:tab/>|<text:tab/></text:span><text:span text:style-name="T145_2">LANGLE</text:span><text:span text:style-name="T145_3"><text:s/></text:span><text:span text:style-name="T145_4">operand</text:span><text:span text:style-name="T145_5"><text:s/></text:span><text:span text:style-name="T145_6">RANGLE</text:span><text:span text:style-name="T145_7"><text:tab/><text:tab/><text:tab/>-&gt;<text:s/>^(</text:span><text:span text:style-name="T145_8">CONCAT</text:span><text:span text:style-name="T145_9">_</text:span><text:span text:style-name="T145_10">REPL</text:span><text:span text:style-name="T145_11"><text:s/></text:span><text:span text:style-name="T145_12">operand</text:span><text:span text:style-name="T145_13">)</text:span></text:p>
      <text:p text:style-name="P146"><text:span text:style-name="T146_1"><text:tab/>|<text:s/><text:tab/></text:span><text:span text:style-name="T146_2">OPEN</text:span><text:span text:style-name="T146_3"><text:tab/><text:tab/><text:tab/><text:tab/><text:tab/><text:tab/><text:tab/><text:tab/><text:s/><text:tab/><text:tab/><text:tab/><text:tab/>-&gt;<text:s/>^(</text:span><text:span text:style-name="T146_4">CONCAT</text:span><text:span text:style-name="T146_5">_</text:span><text:span text:style-name="T146_6">OPEN</text:span><text:span text:style-name="T146_7">)</text:span></text:p>
      <text:p text:style-name="P147"><text:span text:style-name="T147_1"><text:tab/>;</text:span></text:p>
      <text:p text:style-name="P148"/>
      <text:p text:style-name="P149"><text:span text:style-name="T149_1"><text:tab/></text:span><text:span text:style-name="T149_2">changed</text:span><text:span text:style-name="T149_3"><text:s/></text:span><text:span text:style-name="T149_4">to</text:span><text:span text:style-name="T149_5">:</text:span></text:p>
      <text:p text:style-name="P150"/>
      <text:p text:style-name="P151"><text:span text:style-name="T151_1">Concatenation</text:span><text:span text:style-name="T151_2">:</text:span></text:p>
      <text:p text:style-name="P152"><text:span text:style-name="T152_1"><text:tab/>('{'<text:s/></text:span><text:span text:style-name="T152_2">connections</text:span><text:span text:style-name="T152_3">+=</text:span><text:span text:style-name="T152_4">ConnectionRef</text:span><text:span text:style-name="T152_5"><text:s/>(','<text:s/></text:span><text:span text:style-name="T152_6">connections</text:span><text:span text:style-name="T152_7">+=</text:span><text:span text:style-name="T152_8">ConnectionRef</text:span><text:span text:style-name="T152_9">)*<text:s/>'}')<text:s/>|</text:span></text:p>
      <text:p text:style-name="P153"><text:span text:style-name="T153_1"><text:tab/>(</text:span><text:span text:style-name="T153_2">connections</text:span><text:span text:style-name="T153_3">+=</text:span><text:span text:style-name="T153_4">ConnectionRef</text:span><text:span text:style-name="T153_5"><text:s/>('&amp;'<text:s/></text:span><text:span text:style-name="T153_6">connections</text:span><text:span text:style-name="T153_7">+=</text:span><text:span text:style-name="T153_8">ConnectionRef</text:span><text:span text:style-name="T153_9">)*)<text:s/>|</text:span></text:p>
      <text:p text:style-name="P154"><text:span text:style-name="T154_1"><text:tab/>(</text:span><text:span text:style-name="T154_2">replicated</text:span><text:span text:style-name="T154_3">?='&lt;'<text:s/></text:span><text:span text:style-name="T154_4">replicate</text:span><text:span text:style-name="T154_5">=</text:span><text:span text:style-name="T154_6">ConnectionRef</text:span><text:span text:style-name="T154_7"><text:s/>'&gt;')<text:s/>|<text:s/></text:span></text:p>
      <text:p text:style-name="P155"><text:span text:style-name="T155_1"><text:tab/>(</text:span><text:span text:style-name="T155_2">replicate</text:span><text:span text:style-name="T155_3">=</text:span><text:span text:style-name="T155_4">ConnectionRef</text:span><text:span text:style-name="T155_5"><text:s/></text:span><text:span text:style-name="T155_6">replicated</text:span><text:span text:style-name="T155_7">?='*')<text:s/>|</text:span></text:p>
      <text:p text:style-name="P156"><text:span text:style-name="T156_1"><text:tab/>(</text:span><text:span text:style-name="T156_2">open</text:span><text:span text:style-name="T156_3">?='</text:span><text:span text:style-name="T156_4">open</text:span><text:span text:style-name="T156_5">');</text:span></text:p>
      <text:p text:style-name="P157"><text:span text:style-name="T157_1">ConnectionRef</text:span><text:span text:style-name="T157_2">:</text:span></text:p>
      <text:p text:style-name="P158"><text:span text:style-name="T158_1"><text:tab/></text:span><text:span text:style-name="T158_2">ref</text:span><text:span text:style-name="T158_3">=[</text:span><text:span text:style-name="T158_4">ConnectionName</text:span><text:span text:style-name="T158_5"><text:s/>|<text:s/></text:span><text:span text:style-name="T158_6">PhdlID</text:span><text:span text:style-name="T158_7">]<text:s/></text:span><text:span text:style-name="T158_8">slices</text:span><text:span text:style-name="T158_9">=</text:span><text:span text:style-name="T158_10">Slices</text:span><text:span text:style-name="T158_11">?;</text:span></text:p>
      <text:p text:style-name="P159"><text:span text:style-name="T159_1">10.<text:s/></text:span><text:span text:style-name="T159_2">Several</text:span><text:span text:style-name="T159_3"><text:s/></text:span><text:span text:style-name="T159_4">changes</text:span><text:span text:style-name="T159_5"><text:s/></text:span><text:span text:style-name="T159_6">in</text:span><text:span text:style-name="T159_7"><text:s/></text:span><text:span text:style-name="T159_8">organization</text:span><text:span text:style-name="T159_9"><text:s/></text:span><text:span text:style-name="T159_10">and</text:span><text:span text:style-name="T159_11"><text:s/></text:span><text:span text:style-name="T159_12">implementation</text:span><text:span text:style-name="T159_13">.<text:s/></text:span></text:p>
      <text:p text:style-name="P160"/>
      <text:p text:style-name="P161"><text:span text:style-name="T161_1">Example</text:span><text:span text:style-name="T161_2">:</text:span></text:p>
      <text:p text:style-name="P162"><text:span text:style-name="T162_1">Concatenation</text:span><text:span text:style-name="T162_2">:</text:span></text:p>
      <text:p text:style-name="P163"><text:span text:style-name="T163_1"><text:tab/>('{'<text:s/></text:span><text:span text:style-name="T163_2">connections</text:span><text:span text:style-name="T163_3">+=</text:span><text:span text:style-name="T163_4">ConnectionRef</text:span><text:span text:style-name="T163_5"><text:s/>(','<text:s/></text:span><text:span text:style-name="T163_6">connections</text:span><text:span text:style-name="T163_7">+=</text:span><text:span text:style-name="T163_8">ConnectionRef</text:span><text:span text:style-name="T163_9">)*<text:s/>'}')<text:s/>|</text:span></text:p>
      <text:p text:style-name="P164"><text:span text:style-name="T164_1"><text:tab/>(</text:span><text:span text:style-name="T164_2">connections</text:span><text:span text:style-name="T164_3">+=</text:span><text:span text:style-name="T164_4">ConnectionRef</text:span><text:span text:style-name="T164_5"><text:s/>('&amp;'<text:s/></text:span><text:span text:style-name="T164_6">connections</text:span><text:span text:style-name="T164_7">+=</text:span><text:span text:style-name="T164_8">ConnectionRef</text:span><text:span text:style-name="T164_9">)*)<text:s/>|</text:span></text:p>
      <text:p text:style-name="P165"><text:span text:style-name="T165_1"><text:tab/>(</text:span><text:span text:style-name="T165_2">replicated</text:span><text:span text:style-name="T165_3">?='&lt;'<text:s/></text:span><text:span text:style-name="T165_4">replicate</text:span><text:span text:style-name="T165_5">=</text:span><text:span text:style-name="T165_6">ConnectionRef</text:span><text:span text:style-name="T165_7"><text:s/>'&gt;')<text:s/>|<text:s/></text:span></text:p>
      <text:p text:style-name="P166"><text:span text:style-name="T166_1"><text:tab/>(</text:span><text:span text:style-name="T166_2">replicate</text:span><text:span text:style-name="T166_3">=</text:span><text:span text:style-name="T166_4">ConnectionRef</text:span><text:span text:style-name="T166_5"><text:s/></text:span><text:span text:style-name="T166_6">replicated</text:span><text:span text:style-name="T166_7">?='*')<text:s/>|</text:span></text:p>
      <text:p text:style-name="P167"><text:span text:style-name="T167_1"><text:tab/>(</text:span><text:span text:style-name="T167_2">open</text:span><text:span text:style-name="T167_3">?='</text:span><text:span text:style-name="T167_4">open</text:span><text:span text:style-name="T167_5">');</text:span></text:p>
      <text:p text:style-name="P168"><text:span text:style-name="T168_1"><text:tab/></text:span><text:span text:style-name="T168_2">ConnectionRef</text:span><text:span text:style-name="T168_3">:</text:span></text:p>
      <text:p text:style-name="P169"><text:span text:style-name="T169_1"><text:tab/></text:span><text:span text:style-name="T169_2">ref</text:span><text:span text:style-name="T169_3">=[</text:span><text:span text:style-name="T169_4">ConnectionName</text:span><text:span text:style-name="T169_5"><text:s/>|<text:s/></text:span><text:span text:style-name="T169_6">PhdlID</text:span><text:span text:style-name="T169_7">]<text:s/></text:span><text:span text:style-name="T169_8">slices</text:span><text:span text:style-name="T169_9">=</text:span><text:span text:style-name="T169_10">Slices</text:span><text:span text:style-name="T169_11">?;</text:span></text:p>
      <text:p text:style-name="P170"/>
      <text:p text:style-name="P171"><text:span text:style-name="T171_1">ConnectionName</text:span><text:span text:style-name="T171_2">:</text:span></text:p>
      <text:p text:style-name="P172"><text:span text:style-name="T172_1"><text:tab/></text:span><text:span text:style-name="T172_2">name</text:span><text:span text:style-name="T172_3">=</text:span><text:span text:style-name="T172_4">PhdlID</text:span><text:span text:style-name="T172_5">;</text:span></text:p>
      <text:p text:style-name="P173"><text:span text:style-name="T173_1"><text:tab/></text:span></text:p>
      <text:p text:style-name="P174"><text:span text:style-name="T174_1">Indices</text:span><text:span text:style-name="T174_2">:<text:tab/></text:span></text:p>
      <text:p text:style-name="P175"><text:span text:style-name="T175_1"><text:tab/>('('<text:s/>((</text:span><text:span text:style-name="T175_2">msb</text:span><text:span text:style-name="T175_3">=</text:span><text:span text:style-name="T175_4">INT</text:span><text:span text:style-name="T175_5"><text:s/></text:span><text:span text:style-name="T175_6">array</text:span><text:span text:style-name="T175_7">?=':'<text:s/></text:span><text:span text:style-name="T175_8">lsb</text:span><text:span text:style-name="T175_9">=</text:span><text:span text:style-name="T175_10">INT</text:span><text:span text:style-name="T175_11">)<text:s/>|<text:s/>(</text:span><text:span text:style-name="T175_12">indices</text:span><text:span text:style-name="T175_13">+=</text:span><text:span text:style-name="T175_14">INT</text:span><text:span text:style-name="T175_15"><text:s/>(','<text:s/></text:span><text:span text:style-name="T175_16">indices</text:span><text:span text:style-name="T175_17">+=</text:span><text:span text:style-name="T175_18">INT</text:span><text:span text:style-name="T175_19">)*))<text:s/>')');</text:span></text:p>
      <text:p text:style-name="P176"><text:span text:style-name="T176_1"><text:tab/></text:span></text:p>
      <text:p text:style-name="P177"><text:span text:style-name="T177_1">Slices</text:span><text:span text:style-name="T177_2">:</text:span></text:p>
      <text:p text:style-name="P178"><text:span text:style-name="T178_1"><text:tab/>('['<text:s/>((</text:span><text:span text:style-name="T178_2">msb</text:span><text:span text:style-name="T178_3">=</text:span><text:span text:style-name="T178_4">INT</text:span><text:span text:style-name="T178_5"><text:s/></text:span><text:span text:style-name="T178_6">vector</text:span><text:span text:style-name="T178_7">?=':'<text:s/></text:span><text:span text:style-name="T178_8">lsb</text:span><text:span text:style-name="T178_9">=</text:span><text:span text:style-name="T178_10">INT</text:span><text:span text:style-name="T178_11">)<text:s/>|<text:s/>(</text:span><text:span text:style-name="T178_12">slices</text:span><text:span text:style-name="T178_13">+=</text:span><text:span text:style-name="T178_14">INT</text:span><text:span text:style-name="T178_15"><text:s/>(','<text:s/></text:span><text:span text:style-name="T178_16">slices</text:span><text:span text:style-name="T178_17">+=</text:span><text:span text:style-name="T178_18">INT</text:span><text:span text:style-name="T178_19">)*))<text:s/>']');</text:span></text:p>
      <text:p text:style-name="P179"><text:span text:style-name="T179_1"><text:tab/></text:span></text:p>
      <text:p text:style-name="P180"><text:span text:style-name="T180_1">Vector</text:span><text:span text:style-name="T180_2">:</text:span></text:p>
      <text:p text:style-name="P181"><text:span text:style-name="T181_1"><text:tab/>{</text:span><text:span text:style-name="T181_2">Vector</text:span><text:span text:style-name="T181_3">}<text:s/>('['<text:s/></text:span><text:span text:style-name="T181_4">msb</text:span><text:span text:style-name="T181_5">=</text:span><text:span text:style-name="T181_6">INT</text:span><text:span text:style-name="T181_7"><text:s/></text:span><text:span text:style-name="T181_8">vector</text:span><text:span text:style-name="T181_9">?=':'<text:s/></text:span><text:span text:style-name="T181_10">lsb</text:span><text:span text:style-name="T181_11">=</text:span><text:span text:style-name="T181_12">INT</text:span><text:span text:style-name="T181_13"><text:s/>']')?;</text:span></text:p>
      <text:p text:style-name="P182"/>
      <text:p text:style-name="P183"><text:span text:style-name="T183_1">Array</text:span><text:span text:style-name="T183_2">:</text:span></text:p>
      <text:p text:style-name="P184"><text:span text:style-name="T184_1"><text:tab/>{</text:span><text:span text:style-name="T184_2">Array</text:span><text:span text:style-name="T184_3">}<text:s/>('('<text:s/></text:span><text:span text:style-name="T184_4">msb</text:span><text:span text:style-name="T184_5">=</text:span><text:span text:style-name="T184_6">INT</text:span><text:span text:style-name="T184_7"><text:s/></text:span><text:span text:style-name="T184_8">array</text:span><text:span text:style-name="T184_9">?=':'<text:s/></text:span><text:span text:style-name="T184_10">lsb</text:span><text:span text:style-name="T184_11">=</text:span><text:span text:style-name="T184_12">INT</text:span><text:span text:style-name="T184_13"><text:s/>')')?;</text:span></text:p>
      <text:p text:style-name="P185"><text:span text:style-name="T185_1"><text:tab/></text:span></text:p>
      <text:p text:style-name="P186"/>
      <text:p text:style-name="P187"/>
      <text:p text:style-name="P188"><text:span text:style-name="T188_1"><text:tab/></text:span></text:p>
      <text:p text:style-name="P189"><text:span text:style-name="T189_1"><text:tab/></text:span></text:p>
      <text:p text:style-name="P190"/>
      <text:p text:style-name="P191"/>
      <text:p text:style-name="P192"/>
      <text:p text:style-name="P193"><text:span text:style-name="T193_1">Lexing</text:span><text:span text:style-name="T193_2"><text:s/></text:span><text:span text:style-name="T193_3">Rule</text:span><text:span text:style-name="T193_4"><text:s/></text:span><text:span text:style-name="T193_5">Differences</text:span></text:p>
      <text:p text:style-name="P194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95"><text:span text:style-name="T195_1">2.0</text:span></text:p>
          </table:table-cell>
          <table:table-cell table:style-name="Cell2">
            <text:p text:style-name="P196"><text:span text:style-name="T196_1">2.1</text:span></text:p>
          </table:table-cell>
        </table:table-row>
        <table:table-row table:style-name="Row2">
          <table:table-cell table:style-name="Cell3">
            <text:p text:style-name="P197"><text:span text:style-name="T197_1">//</text:span><text:span text:style-name="T197_2">Pin</text:span><text:span text:style-name="T197_3"><text:s/></text:span><text:span text:style-name="T197_4">Type</text:span><text:span text:style-name="T197_5"><text:s/></text:span><text:span text:style-name="T197_6">Keywords</text:span></text:p>
            <text:p text:style-name="P198"><text:span text:style-name="T198_1">PIN</text:span><text:span text:style-name="T198_2">:<text:s/>'</text:span><text:span text:style-name="T198_3">pin</text:span><text:span text:style-name="T198_4">';</text:span></text:p>
            <text:p text:style-name="P199"><text:span text:style-name="T199_1">INPIN</text:span><text:span text:style-name="T199_2">:<text:s/>'</text:span><text:span text:style-name="T199_3">inpin</text:span><text:span text:style-name="T199_4">';</text:span></text:p>
            <text:p text:style-name="P200"><text:span text:style-name="T200_1">OUTPIN</text:span><text:span text:style-name="T200_2">:<text:s/>'</text:span><text:span text:style-name="T200_3">outpin</text:span><text:span text:style-name="T200_4">';</text:span></text:p>
            <text:p text:style-name="P201"><text:span text:style-name="T201_1">IOPIN</text:span><text:span text:style-name="T201_2">:<text:s/>'</text:span><text:span text:style-name="T201_3">iopin</text:span><text:span text:style-name="T201_4">';</text:span></text:p>
            <text:p text:style-name="P202"><text:span text:style-name="T202_1">PWRPIN</text:span><text:span text:style-name="T202_2">:<text:s/>'</text:span><text:span text:style-name="T202_3">pwrpin</text:span><text:span text:style-name="T202_4">';</text:span></text:p>
            <text:p text:style-name="P203"><text:span text:style-name="T203_1">SUPPIN</text:span><text:span text:style-name="T203_2">:<text:s/>'</text:span><text:span text:style-name="T203_3">suppin</text:span><text:span text:style-name="T203_4">';</text:span></text:p>
            <text:p text:style-name="P204"/>
          </table:table-cell>
          <table:table-cell table:style-name="Cell4">
            <text:p text:style-name="P205"><text:span text:style-name="T205_1">enum</text:span><text:span text:style-name="T205_2"><text:s/></text:span><text:span text:style-name="T205_3">PinType</text:span><text:span text:style-name="T205_4">:</text:span></text:p>
            <text:p text:style-name="P206"><text:span text:style-name="T206_1"><text:tab/><text:tab/></text:span><text:span text:style-name="T206_2">Pin</text:span><text:span text:style-name="T206_3">='</text:span><text:span text:style-name="T206_4">pin</text:span><text:span text:style-name="T206_5">'<text:tab/><text:tab/><text:tab/></text:span></text:p>
            <text:p text:style-name="P207"><text:span text:style-name="T207_1"><text:tab/>|<text:s/><text:tab/></text:span><text:span text:style-name="T207_2">Input</text:span><text:span text:style-name="T207_3">='</text:span><text:span text:style-name="T207_4">inpin</text:span><text:span text:style-name="T207_5">'</text:span></text:p>
            <text:p text:style-name="P208"><text:span text:style-name="T208_1"><text:tab/>|<text:tab/></text:span><text:span text:style-name="T208_2">Output</text:span><text:span text:style-name="T208_3">='</text:span><text:span text:style-name="T208_4">outpin</text:span><text:span text:style-name="T208_5">'</text:span></text:p>
            <text:p text:style-name="P209"><text:span text:style-name="T209_1"><text:tab/>|<text:tab/></text:span><text:span text:style-name="T209_2">InOut</text:span><text:span text:style-name="T209_3">='</text:span><text:span text:style-name="T209_4">iopin</text:span><text:span text:style-name="T209_5">'</text:span></text:p>
            <text:p text:style-name="P210"><text:span text:style-name="T210_1"><text:tab/>|<text:tab/></text:span><text:span text:style-name="T210_2">Power</text:span><text:span text:style-name="T210_3">='</text:span><text:span text:style-name="T210_4">pwrpin</text:span><text:span text:style-name="T210_5">'</text:span></text:p>
            <text:p text:style-name="P211"><text:span text:style-name="T211_1"><text:tab/>|<text:tab/></text:span><text:span text:style-name="T211_2">Supply</text:span><text:span text:style-name="T211_3">='</text:span><text:span text:style-name="T211_4">suppin</text:span><text:span text:style-name="T211_5">'</text:span></text:p>
            <text:p text:style-name="P212"><text:span text:style-name="T212_1"><text:tab/>|<text:tab/></text:span><text:span text:style-name="T212_2">OpenCollector</text:span><text:span text:style-name="T212_3">='</text:span><text:span text:style-name="T212_4">ocpin</text:span><text:span text:style-name="T212_5">'</text:span></text:p>
            <text:p text:style-name="P213"><text:span text:style-name="T213_1"><text:tab/>|<text:tab/></text:span><text:span text:style-name="T213_2">OpenEmitter</text:span><text:span text:style-name="T213_3">='</text:span><text:span text:style-name="T213_4">oepin</text:span><text:span text:style-name="T213_5">'</text:span></text:p>
            <text:p text:style-name="P214"><text:span text:style-name="T214_1"><text:tab/>|<text:tab/></text:span><text:span text:style-name="T214_2">Tristate</text:span><text:span text:style-name="T214_3">='</text:span><text:span text:style-name="T214_4">tripin</text:span><text:span text:style-name="T214_5">'</text:span></text:p>
            <text:p text:style-name="P215"><text:span text:style-name="T215_1"><text:tab/>|<text:tab/></text:span><text:span text:style-name="T215_2">Passive</text:span><text:span text:style-name="T215_3">='</text:span><text:span text:style-name="T215_4">passpin</text:span><text:span text:style-name="T215_5">'</text:span></text:p>
            <text:p text:style-name="P216"><text:span text:style-name="T216_1"><text:tab/>|<text:tab/></text:span><text:span text:style-name="T216_2">NoConnect</text:span><text:span text:style-name="T216_3">='</text:span><text:span text:style-name="T216_4">ncpin</text:span><text:span text:style-name="T216_5">'</text:span></text:p>
            <text:p text:style-name="P217"><text:span text:style-name="T217_1"><text:tab/>;</text:span></text:p>
            <text:p text:style-name="P218"/>
          </table:table-cell>
        </table:table-row>
        <table:table-row table:style-name="Row3">
          <table:table-cell table:style-name="Cell5">
            <text:p text:style-name="P219"><text:span text:style-name="T219_1">fragment</text:span><text:span text:style-name="T219_2"><text:s/></text:span><text:span text:style-name="T219_3">CHAR</text:span><text:span text:style-name="T219_4"><text:s/>:<text:s/></text:span></text:p>
            <text:p text:style-name="P220"><text:span text:style-name="T220_1"><text:s text:c="8"/>('</text:span><text:span text:style-name="T220_2">a</text:span><text:span text:style-name="T220_3">'..'</text:span><text:span text:style-name="T220_4">z</text:span><text:span text:style-name="T220_5">')<text:s/>|<text:s/>('</text:span><text:span text:style-name="T220_6">A</text:span><text:span text:style-name="T220_7">'..'</text:span><text:span text:style-name="T220_8">Z</text:span><text:span text:style-name="T220_9">')<text:s/>|<text:s/>'_'<text:s/>|<text:s/>'+'<text:s/>|<text:s/>'-'<text:s/>|<text:s/>'$'<text:s/>|<text:s/>'/'<text:s/>;</text:span></text:p>
            <text:p text:style-name="P221"><text:span text:style-name="T221_1">fragment</text:span><text:span text:style-name="T221_2"><text:s/></text:span><text:span text:style-name="T221_3">DIGIT</text:span><text:span text:style-name="T221_4"><text:s/>:<text:s/>('0'..'9')<text:s/>;</text:span></text:p>
            <text:p text:style-name="P222"/>
            <text:p text:style-name="P223"><text:span text:style-name="T223_1">PINNUM</text:span><text:span text:style-name="T223_2">:<text:s/></text:span><text:span text:style-name="T223_3">DIGIT</text:span><text:span text:style-name="T223_4"><text:s/></text:span><text:span text:style-name="T223_5">CHAR</text:span><text:span text:style-name="T223_6">+;<text:s/></text:span></text:p>
          </table:table-cell>
          <table:table-cell table:style-name="Cell6">
            <text:p text:style-name="P224"><text:span text:style-name="T224_1">terminal</text:span><text:span text:style-name="T224_2"><text:s/></text:span><text:span text:style-name="T224_3">PINNUM</text:span><text:span text:style-name="T224_4">:<text:s text:c="6"/></text:span></text:p>
            <text:p text:style-name="P225"><text:span text:style-name="T225_1"><text:s text:c="9"/>('0'..'9'|'</text:span><text:span text:style-name="T225_2">a</text:span><text:span text:style-name="T225_3">'..'</text:span><text:span text:style-name="T225_4">z</text:span><text:span text:style-name="T225_5">'|'</text:span><text:span text:style-name="T225_6">A</text:span><text:span text:style-name="T225_7">'..'</text:span><text:span text:style-name="T225_8">Z</text:span><text:span text:style-name="T225_9">'|'_'|'+'|'-'|'$'|'/'|'@'|'!')+<text:s/>;</text:span></text:p>
          </table:table-cell>
        </table:table-row>
        <table:table-row table:style-name="Row4">
          <table:table-cell table:style-name="Cell7">
            <text:p text:style-name="P226"><text:span text:style-name="T226_1">Keyword</text:span><text:span text:style-name="T226_2"><text:s/></text:span><text:span text:style-name="T226_3">Definitions</text:span></text:p>
          </table:table-cell>
          <table:table-cell table:style-name="Cell8">
            <text:p text:style-name="P227"><text:span text:style-name="T227_1">X</text:span><text:span text:style-name="T227_2">-</text:span><text:span text:style-name="T227_3">text</text:span><text:span text:style-name="T227_4"><text:s/></text:span><text:span text:style-name="T227_5">doesn</text:span><text:span text:style-name="T227_6">’</text:span><text:span text:style-name="T227_7">t</text:span><text:span text:style-name="T227_8"><text:s/></text:span><text:span text:style-name="T227_9">require</text:span><text:span text:style-name="T227_10"><text:s/></text:span><text:span text:style-name="T227_11">keyword</text:span><text:span text:style-name="T227_12"><text:s/></text:span><text:span text:style-name="T227_13">definitions</text:span><text:span text:style-name="T227_14">.</text:span></text:p>
          </table:table-cell>
        </table:table-row>
        <table:table-row table:style-name="Row5">
          <table:table-cell table:style-name="Cell9">
            <text:p text:style-name="P228"><text:span text:style-name="T228_1">Slight</text:span><text:span text:style-name="T228_2"><text:s/></text:span><text:span text:style-name="T228_3">Differences</text:span><text:span text:style-name="T228_4"><text:s/></text:span><text:span text:style-name="T228_5">in</text:span><text:span text:style-name="T228_6"><text:s/></text:span><text:span text:style-name="T228_7">Whitespace</text:span><text:span text:style-name="T228_8"><text:s/></text:span><text:span text:style-name="T228_9">tokens</text:span></text:p>
          </table:table-cell>
          <table:table-cell table:style-name="Cell10">
            <text:p text:style-name="P229"><text:span text:style-name="T229_1">Slight</text:span><text:span text:style-name="T229_2"><text:s/></text:span><text:span text:style-name="T229_3">Differences</text:span><text:span text:style-name="T229_4"><text:s/></text:span><text:span text:style-name="T229_5">in</text:span><text:span text:style-name="T229_6"><text:s/></text:span><text:span text:style-name="T229_7">Whitespace</text:span><text:span text:style-name="T229_8"><text:s/></text:span><text:span text:style-name="T229_9">tokens</text:span><text:span text:style-name="T229_10">.</text:span></text:p>
          </table:table-cell>
        </table:table-row>
        <table:table-row table:style-name="Row6">
          <table:table-cell table:style-name="Cell11">
            <text:p text:style-name="P230"><text:span text:style-name="T230_1">Slight</text:span><text:span text:style-name="T230_2"><text:s/></text:span><text:span text:style-name="T230_3">Differences</text:span><text:span text:style-name="T230_4"><text:s/></text:span><text:span text:style-name="T230_5">in</text:span><text:span text:style-name="T230_6"><text:s/></text:span><text:span text:style-name="T230_7">comment</text:span><text:span text:style-name="T230_8"><text:s/></text:span><text:span text:style-name="T230_9">tokens</text:span><text:span text:style-name="T230_10">.</text:span></text:p>
          </table:table-cell>
          <table:table-cell table:style-name="Cell12">
            <text:p text:style-name="P231"><text:span text:style-name="T231_1">Slight</text:span><text:span text:style-name="T231_2"><text:s/></text:span><text:span text:style-name="T231_3">Differences</text:span><text:span text:style-name="T231_4"><text:s/></text:span><text:span text:style-name="T231_5">in</text:span><text:span text:style-name="T231_6"><text:s/></text:span><text:span text:style-name="T231_7">comment</text:span><text:span text:style-name="T231_8"><text:s/></text:span><text:span text:style-name="T231_9">tokens</text:span><text:span text:style-name="T231_10">.</text:span></text:p>
          </table:table-cell>
        </table:table-row>
      </table:table>
      <text:p text:style-name="P232"/>
      <text:p text:style-name="P233"/>
      <text:p text:style-name="P234"/>
      <text:p text:style-name="P235"><text:span text:style-name="T235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1.75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